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1.5362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0.9429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uler" table:style-name="ta1">
        <table:shapes>
          <draw:frame draw:z-index="0" draw:style-name="gr1" draw:text-style-name="P1" svg:width="13.3327in" svg:height="5.8563in" svg:x="7.072in" svg:y="0.6276in">
            <draw:object draw:notify-on-update-of-ranges="euler.A2:euler.A127 euler.B1:euler.B1 euler.B2:euler.B127 euler.A2:euler.A127 euler.C1:euler.C1 euler.C2:euler.C127 euler.A2:euler.A127 euler.D1:euler.D1 euler.D2:euler.D127 euler.A2:euler.A127 euler.E1:euler.E1 euler.E2:euler.E127 euler.A2:euler.A127 euler.F1:euler.F1 euler.F2:euler.F127 euler.A2:euler.A127 euler.G1:euler.G1 euler.G2:euler.G127 euler.A2:euler.A127 euler.H1:euler.H1 euler.H2:euler.H127 euler.A2:euler.A127 euler.I1:euler.I1 euler.I2:euler.I1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its</text:p>
          </table:table-cell>
          <table:table-cell office:value-type="string" calcext:value-type="string">
            <text:p>Slow proven Euler</text:p>
          </table:table-cell>
          <table:table-cell office:value-type="string" calcext:value-type="string">
            <text:p>Generic C Euler </text:p>
          </table:table-cell>
          <table:table-cell office:value-type="string" calcext:value-type="string">
            <text:p>Textbook Euler (Montgomery)</text:p>
          </table:table-cell>
          <table:table-cell office:value-type="string" calcext:value-type="string">
            <text:p>Optimized Euler (montgomery)</text:p>
          </table:table-cell>
          <table:table-cell office:value-type="string" calcext:value-type="string">
            <text:p>first target</text:p>
          </table:table-cell>
          <table:table-cell office:value-type="string" calcext:value-type="string">
            <text:p>Textbook SPRP (Montgomery)</text:p>
          </table:table-cell>
          <table:table-cell office:value-type="string" calcext:value-type="string">
            <text:p>Optimized SPRP (Montgomery)</text:p>
          </table:table-cell>
          <table:table-cell office:value-type="string" calcext:value-type="string">
            <text:p>Textbook Euler (Barrett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4.9" calcext:value-type="float">
            <text:p>724.9</text:p>
          </table:table-cell>
          <table:table-cell office:value-type="float" office:value="336.8" calcext:value-type="float">
            <text:p>336.8</text:p>
          </table:table-cell>
          <table:table-cell office:value-type="float" office:value="63.9" calcext:value-type="float">
            <text:p>63.9</text:p>
          </table:table-cell>
          <table:table-cell office:value-type="float" office:value="20.1" calcext:value-type="float">
            <text:p>20.1</text:p>
          </table:table-cell>
          <table:table-cell/>
          <table:table-cell office:value-type="float" office:value="67.7" calcext:value-type="float">
            <text:p>67.7</text:p>
          </table:table-cell>
          <table:table-cell office:value-type="float" office:value="19.9" calcext:value-type="float">
            <text:p>19.9</text:p>
          </table:table-cell>
          <table:table-cell office:value-type="float" office:value="162.2" calcext:value-type="float">
            <text:p>162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.1" calcext:value-type="float">
            <text:p>1079.1</text:p>
          </table:table-cell>
          <table:table-cell office:value-type="float" office:value="352.9" calcext:value-type="float">
            <text:p>352.9</text:p>
          </table:table-cell>
          <table:table-cell office:value-type="float" office:value="66" calcext:value-type="float">
            <text:p>66</text:p>
          </table:table-cell>
          <table:table-cell office:value-type="float" office:value="20.3" calcext:value-type="float">
            <text:p>20.3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float" office:value="19.3" calcext:value-type="float">
            <text:p>19.3</text:p>
          </table:table-cell>
          <table:table-cell office:value-type="float" office:value="170.2" calcext:value-type="float">
            <text:p>170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0.2" calcext:value-type="float">
            <text:p>1440.2</text:p>
          </table:table-cell>
          <table:table-cell office:value-type="float" office:value="386.2" calcext:value-type="float">
            <text:p>386.2</text:p>
          </table:table-cell>
          <table:table-cell office:value-type="float" office:value="69.5" calcext:value-type="float">
            <text:p>69.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73.6" calcext:value-type="float">
            <text:p>73.6</text:p>
          </table:table-cell>
          <table:table-cell office:value-type="float" office:value="19.2" calcext:value-type="float">
            <text:p>19.2</text:p>
          </table:table-cell>
          <table:table-cell office:value-type="float" office:value="175.1" calcext:value-type="float">
            <text:p>175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10" calcext:value-type="float">
            <text:p>1810</text:p>
          </table:table-cell>
          <table:table-cell office:value-type="float" office:value="401.5" calcext:value-type="float">
            <text:p>401.5</text:p>
          </table:table-cell>
          <table:table-cell office:value-type="float" office:value="71.5" calcext:value-type="float">
            <text:p>71.5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77.4" calcext:value-type="float">
            <text:p>77.4</text:p>
          </table:table-cell>
          <table:table-cell office:value-type="float" office:value="21.1" calcext:value-type="float">
            <text:p>21.1</text:p>
          </table:table-cell>
          <table:table-cell office:value-type="float" office:value="187.5" calcext:value-type="float">
            <text:p>187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81.9" calcext:value-type="float">
            <text:p>2181.9</text:p>
          </table:table-cell>
          <table:table-cell office:value-type="float" office:value="427.9" calcext:value-type="float">
            <text:p>427.9</text:p>
          </table:table-cell>
          <table:table-cell office:value-type="float" office:value="78.7" calcext:value-type="float">
            <text:p>78.7</text:p>
          </table:table-cell>
          <table:table-cell office:value-type="float" office:value="27.5" calcext:value-type="float">
            <text:p>27.5</text:p>
          </table:table-cell>
          <table:table-cell/>
          <table:table-cell office:value-type="float" office:value="78.6" calcext:value-type="float">
            <text:p>78.6</text:p>
          </table:table-cell>
          <table:table-cell office:value-type="float" office:value="29.4" calcext:value-type="float">
            <text:p>29.4</text:p>
          </table:table-cell>
          <table:table-cell office:value-type="float" office:value="196.9" calcext:value-type="float">
            <text:p>196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2.8" calcext:value-type="float">
            <text:p>2562.8</text:p>
          </table:table-cell>
          <table:table-cell office:value-type="float" office:value="458.5" calcext:value-type="float">
            <text:p>458.5</text:p>
          </table:table-cell>
          <table:table-cell office:value-type="float" office:value="82.8" calcext:value-type="float">
            <text:p>82.8</text:p>
          </table:table-cell>
          <table:table-cell office:value-type="float" office:value="75.4" calcext:value-type="float">
            <text:p>75.4</text:p>
          </table:table-cell>
          <table:table-cell/>
          <table:table-cell office:value-type="float" office:value="83.5" calcext:value-type="float">
            <text:p>83.5</text:p>
          </table:table-cell>
          <table:table-cell office:value-type="float" office:value="80.5" calcext:value-type="float">
            <text:p>80.5</text:p>
          </table:table-cell>
          <table:table-cell office:value-type="float" office:value="207.4" calcext:value-type="float">
            <text:p>207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53.2" calcext:value-type="float">
            <text:p>2953.2</text:p>
          </table:table-cell>
          <table:table-cell office:value-type="float" office:value="475.6" calcext:value-type="float">
            <text:p>475.6</text:p>
          </table:table-cell>
          <table:table-cell office:value-type="float" office:value="110.4" calcext:value-type="float">
            <text:p>110.4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89.2" calcext:value-type="float">
            <text:p>89.2</text:p>
          </table:table-cell>
          <table:table-cell office:value-type="float" office:value="55.2" calcext:value-type="float">
            <text:p>55.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49.2" calcext:value-type="float">
            <text:p>3849.2</text:p>
          </table:table-cell>
          <table:table-cell office:value-type="float" office:value="500.6" calcext:value-type="float">
            <text:p>500.6</text:p>
          </table:table-cell>
          <table:table-cell office:value-type="float" office:value="114.7" calcext:value-type="float">
            <text:p>114.7</text:p>
          </table:table-cell>
          <table:table-cell office:value-type="float" office:value="52.6" calcext:value-type="float">
            <text:p>52.6</text:p>
          </table:table-cell>
          <table:table-cell/>
          <table:table-cell office:value-type="float" office:value="102.6" calcext:value-type="float">
            <text:p>102.6</text:p>
          </table:table-cell>
          <table:table-cell office:value-type="float" office:value="55.5" calcext:value-type="float">
            <text:p>55.5</text:p>
          </table:table-cell>
          <table:table-cell office:value-type="float" office:value="268.3" calcext:value-type="float">
            <text:p>268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81.4" calcext:value-type="float">
            <text:p>4381.4</text:p>
          </table:table-cell>
          <table:table-cell office:value-type="float" office:value="523.9" calcext:value-type="float">
            <text:p>523.9</text:p>
          </table:table-cell>
          <table:table-cell office:value-type="float" office:value="122.3" calcext:value-type="float">
            <text:p>122.3</text:p>
          </table:table-cell>
          <table:table-cell office:value-type="float" office:value="58.5" calcext:value-type="float">
            <text:p>58.5</text:p>
          </table:table-cell>
          <table:table-cell/>
          <table:table-cell office:value-type="float" office:value="111.1" calcext:value-type="float">
            <text:p>111.1</text:p>
          </table:table-cell>
          <table:table-cell office:value-type="float" office:value="76.6" calcext:value-type="float">
            <text:p>76.6</text:p>
          </table:table-cell>
          <table:table-cell office:value-type="float" office:value="282.2" calcext:value-type="float">
            <text:p>282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63.4" calcext:value-type="float">
            <text:p>4963.4</text:p>
          </table:table-cell>
          <table:table-cell office:value-type="float" office:value="542.9" calcext:value-type="float">
            <text:p>542.9</text:p>
          </table:table-cell>
          <table:table-cell office:value-type="float" office:value="128" calcext:value-type="float">
            <text:p>128</text:p>
          </table:table-cell>
          <table:table-cell office:value-type="float" office:value="62.8" calcext:value-type="float">
            <text:p>62.8</text:p>
          </table:table-cell>
          <table:table-cell/>
          <table:table-cell office:value-type="float" office:value="112.9" calcext:value-type="float">
            <text:p>112.9</text:p>
          </table:table-cell>
          <table:table-cell office:value-type="float" office:value="72.9" calcext:value-type="float">
            <text:p>72.9</text:p>
          </table:table-cell>
          <table:table-cell office:value-type="float" office:value="296.8" calcext:value-type="float">
            <text:p>296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10.9" calcext:value-type="float">
            <text:p>5510.9</text:p>
          </table:table-cell>
          <table:table-cell office:value-type="float" office:value="557.8" calcext:value-type="float">
            <text:p>557.8</text:p>
          </table:table-cell>
          <table:table-cell office:value-type="float" office:value="135.4" calcext:value-type="float">
            <text:p>135.4</text:p>
          </table:table-cell>
          <table:table-cell office:value-type="float" office:value="69.9" calcext:value-type="float">
            <text:p>69.9</text:p>
          </table:table-cell>
          <table:table-cell/>
          <table:table-cell office:value-type="float" office:value="130.4" calcext:value-type="float">
            <text:p>130.4</text:p>
          </table:table-cell>
          <table:table-cell office:value-type="float" office:value="74.9" calcext:value-type="float">
            <text:p>74.9</text:p>
          </table:table-cell>
          <table:table-cell office:value-type="float" office:value="312.2" calcext:value-type="float">
            <text:p>312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47.6" calcext:value-type="float">
            <text:p>6147.6</text:p>
          </table:table-cell>
          <table:table-cell office:value-type="float" office:value="579" calcext:value-type="float">
            <text:p>579</text:p>
          </table:table-cell>
          <table:table-cell office:value-type="float" office:value="139.6" calcext:value-type="float">
            <text:p>139.6</text:p>
          </table:table-cell>
          <table:table-cell office:value-type="float" office:value="76.1" calcext:value-type="float">
            <text:p>76.1</text:p>
          </table:table-cell>
          <table:table-cell/>
          <table:table-cell office:value-type="float" office:value="137.8" calcext:value-type="float">
            <text:p>137.8</text:p>
          </table:table-cell>
          <table:table-cell office:value-type="float" office:value="102.4" calcext:value-type="float">
            <text:p>102.4</text:p>
          </table:table-cell>
          <table:table-cell office:value-type="float" office:value="324.4" calcext:value-type="float">
            <text:p>324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28.2" calcext:value-type="float">
            <text:p>6728.2</text:p>
          </table:table-cell>
          <table:table-cell office:value-type="float" office:value="596.1" calcext:value-type="float">
            <text:p>596.1</text:p>
          </table:table-cell>
          <table:table-cell office:value-type="float" office:value="148.4" calcext:value-type="float">
            <text:p>148.4</text:p>
          </table:table-cell>
          <table:table-cell office:value-type="float" office:value="80.2" calcext:value-type="float">
            <text:p>80.2</text:p>
          </table:table-cell>
          <table:table-cell/>
          <table:table-cell office:value-type="float" office:value="145.2" calcext:value-type="float">
            <text:p>145.2</text:p>
          </table:table-cell>
          <table:table-cell office:value-type="float" office:value="93.9" calcext:value-type="float">
            <text:p>93.9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73.9" calcext:value-type="float">
            <text:p>7373.9</text:p>
          </table:table-cell>
          <table:table-cell office:value-type="float" office:value="621" calcext:value-type="float">
            <text:p>621</text:p>
          </table:table-cell>
          <table:table-cell office:value-type="float" office:value="152.4" calcext:value-type="float">
            <text:p>152.4</text:p>
          </table:table-cell>
          <table:table-cell office:value-type="float" office:value="86.7" calcext:value-type="float">
            <text:p>86.7</text:p>
          </table:table-cell>
          <table:table-cell/>
          <table:table-cell office:value-type="float" office:value="151.4" calcext:value-type="float">
            <text:p>151.4</text:p>
          </table:table-cell>
          <table:table-cell office:value-type="float" office:value="92.8" calcext:value-type="float">
            <text:p>92.8</text:p>
          </table:table-cell>
          <table:table-cell office:value-type="float" office:value="348.8" calcext:value-type="float">
            <text:p>348.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30.2" calcext:value-type="float">
            <text:p>8130.2</text:p>
          </table:table-cell>
          <table:table-cell office:value-type="float" office:value="656.6" calcext:value-type="float">
            <text:p>656.6</text:p>
          </table:table-cell>
          <table:table-cell office:value-type="float" office:value="160.9" calcext:value-type="float">
            <text:p>160.9</text:p>
          </table:table-cell>
          <table:table-cell office:value-type="float" office:value="92.7" calcext:value-type="float">
            <text:p>92.7</text:p>
          </table:table-cell>
          <table:table-cell/>
          <table:table-cell office:value-type="float" office:value="154.8" calcext:value-type="float">
            <text:p>154.8</text:p>
          </table:table-cell>
          <table:table-cell office:value-type="float" office:value="116.3" calcext:value-type="float">
            <text:p>116.3</text:p>
          </table:table-cell>
          <table:table-cell office:value-type="float" office:value="367.5" calcext:value-type="float">
            <text:p>367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10.9" calcext:value-type="float">
            <text:p>8810.9</text:p>
          </table:table-cell>
          <table:table-cell office:value-type="float" office:value="656.3" calcext:value-type="float">
            <text:p>656.3</text:p>
          </table:table-cell>
          <table:table-cell office:value-type="float" office:value="165.4" calcext:value-type="float">
            <text:p>165.4</text:p>
          </table:table-cell>
          <table:table-cell office:value-type="float" office:value="97.1" calcext:value-type="float">
            <text:p>97.1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10.5" calcext:value-type="float">
            <text:p>110.5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660.2" calcext:value-type="float">
            <text:p>9660.2</text:p>
          </table:table-cell>
          <table:table-cell office:value-type="float" office:value="681.3" calcext:value-type="float">
            <text:p>681.3</text:p>
          </table:table-cell>
          <table:table-cell office:value-type="float" office:value="173.3" calcext:value-type="float">
            <text:p>173.3</text:p>
          </table:table-cell>
          <table:table-cell office:value-type="float" office:value="103.9" calcext:value-type="float">
            <text:p>103.9</text:p>
          </table:table-cell>
          <table:table-cell/>
          <table:table-cell office:value-type="float" office:value="171.1" calcext:value-type="float">
            <text:p>171.1</text:p>
          </table:table-cell>
          <table:table-cell office:value-type="float" office:value="109.9" calcext:value-type="float">
            <text:p>109.9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10.2" calcext:value-type="float">
            <text:p>10510.2</text:p>
          </table:table-cell>
          <table:table-cell office:value-type="float" office:value="700.8" calcext:value-type="float">
            <text:p>700.8</text:p>
          </table:table-cell>
          <table:table-cell office:value-type="float" office:value="177.6" calcext:value-type="float">
            <text:p>177.6</text:p>
          </table:table-cell>
          <table:table-cell office:value-type="float" office:value="109.9" calcext:value-type="float">
            <text:p>109.9</text:p>
          </table:table-cell>
          <table:table-cell/>
          <table:table-cell office:value-type="float" office:value="179.3" calcext:value-type="float">
            <text:p>179.3</text:p>
          </table:table-cell>
          <table:table-cell office:value-type="float" office:value="137.5" calcext:value-type="float">
            <text:p>137.5</text:p>
          </table:table-cell>
          <table:table-cell office:value-type="float" office:value="411.4" calcext:value-type="float">
            <text:p>411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291.5" calcext:value-type="float">
            <text:p>11291.5</text:p>
          </table:table-cell>
          <table:table-cell office:value-type="float" office:value="730.2" calcext:value-type="float">
            <text:p>730.2</text:p>
          </table:table-cell>
          <table:table-cell office:value-type="float" office:value="186.7" calcext:value-type="float">
            <text:p>186.7</text:p>
          </table:table-cell>
          <table:table-cell office:value-type="float" office:value="114.4" calcext:value-type="float">
            <text:p>114.4</text:p>
          </table:table-cell>
          <table:table-cell/>
          <table:table-cell office:value-type="float" office:value="183.8" calcext:value-type="float">
            <text:p>183.8</text:p>
          </table:table-cell>
          <table:table-cell office:value-type="float" office:value="127.6" calcext:value-type="float">
            <text:p>127.6</text:p>
          </table:table-cell>
          <table:table-cell office:value-type="float" office:value="422.4" calcext:value-type="float">
            <text:p>422.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188.3" calcext:value-type="float">
            <text:p>12188.3</text:p>
          </table:table-cell>
          <table:table-cell office:value-type="float" office:value="751.3" calcext:value-type="float">
            <text:p>751.3</text:p>
          </table:table-cell>
          <table:table-cell office:value-type="float" office:value="190.3" calcext:value-type="float">
            <text:p>190.3</text:p>
          </table:table-cell>
          <table:table-cell office:value-type="float" office:value="121.1" calcext:value-type="float">
            <text:p>121.1</text:p>
          </table:table-cell>
          <table:table-cell/>
          <table:table-cell office:value-type="float" office:value="191.5" calcext:value-type="float">
            <text:p>191.5</text:p>
          </table:table-cell>
          <table:table-cell office:value-type="float" office:value="127.2" calcext:value-type="float">
            <text:p>127.2</text:p>
          </table:table-cell>
          <table:table-cell office:value-type="float" office:value="437.6" calcext:value-type="float">
            <text:p>437.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838.2" calcext:value-type="float">
            <text:p>12838.2</text:p>
          </table:table-cell>
          <table:table-cell office:value-type="float" office:value="772.5" calcext:value-type="float">
            <text:p>772.5</text:p>
          </table:table-cell>
          <table:table-cell office:value-type="float" office:value="198.6" calcext:value-type="float">
            <text:p>198.6</text:p>
          </table:table-cell>
          <table:table-cell office:value-type="float" office:value="127.1" calcext:value-type="float">
            <text:p>127.1</text:p>
          </table:table-cell>
          <table:table-cell/>
          <table:table-cell office:value-type="float" office:value="197.5" calcext:value-type="float">
            <text:p>197.5</text:p>
          </table:table-cell>
          <table:table-cell office:value-type="float" office:value="154.6" calcext:value-type="float">
            <text:p>154.6</text:p>
          </table:table-cell>
          <table:table-cell office:value-type="float" office:value="445.9" calcext:value-type="float">
            <text:p>445.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910.1" calcext:value-type="float">
            <text:p>13910.1</text:p>
          </table:table-cell>
          <table:table-cell office:value-type="float" office:value="787.5" calcext:value-type="float">
            <text:p>787.5</text:p>
          </table:table-cell>
          <table:table-cell office:value-type="float" office:value="208.7" calcext:value-type="float">
            <text:p>208.7</text:p>
          </table:table-cell>
          <table:table-cell office:value-type="float" office:value="131.6" calcext:value-type="float">
            <text:p>131.6</text:p>
          </table:table-cell>
          <table:table-cell/>
          <table:table-cell office:value-type="float" office:value="204.9" calcext:value-type="float">
            <text:p>204.9</text:p>
          </table:table-cell>
          <table:table-cell office:value-type="float" office:value="145.1" calcext:value-type="float">
            <text:p>145.1</text:p>
          </table:table-cell>
          <table:table-cell office:value-type="float" office:value="458.8" calcext:value-type="float">
            <text:p>458.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03.2" calcext:value-type="float">
            <text:p>14503.2</text:p>
          </table:table-cell>
          <table:table-cell office:value-type="float" office:value="816.6" calcext:value-type="float">
            <text:p>816.6</text:p>
          </table:table-cell>
          <table:table-cell office:value-type="float" office:value="213.1" calcext:value-type="float">
            <text:p>213.1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209.9" calcext:value-type="float">
            <text:p>209.9</text:p>
          </table:table-cell>
          <table:table-cell office:value-type="float" office:value="144.4" calcext:value-type="float">
            <text:p>144.4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267.5" calcext:value-type="float">
            <text:p>15267.5</text:p>
          </table:table-cell>
          <table:table-cell office:value-type="float" office:value="829.3" calcext:value-type="float">
            <text:p>829.3</text:p>
          </table:table-cell>
          <table:table-cell office:value-type="float" office:value="222.7" calcext:value-type="float">
            <text:p>222.7</text:p>
          </table:table-cell>
          <table:table-cell office:value-type="float" office:value="144.4" calcext:value-type="float">
            <text:p>144.4</text:p>
          </table:table-cell>
          <table:table-cell/>
          <table:table-cell office:value-type="float" office:value="217.8" calcext:value-type="float">
            <text:p>217.8</text:p>
          </table:table-cell>
          <table:table-cell office:value-type="float" office:value="172" calcext:value-type="float">
            <text:p>172</text:p>
          </table:table-cell>
          <table:table-cell office:value-type="float" office:value="483.6" calcext:value-type="float">
            <text:p>483.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272.1" calcext:value-type="float">
            <text:p>16272.1</text:p>
          </table:table-cell>
          <table:table-cell office:value-type="float" office:value="844" calcext:value-type="float">
            <text:p>844</text:p>
          </table:table-cell>
          <table:table-cell office:value-type="float" office:value="225.5" calcext:value-type="float">
            <text:p>225.5</text:p>
          </table:table-cell>
          <table:table-cell office:value-type="float" office:value="148.8" calcext:value-type="float">
            <text:p>148.8</text:p>
          </table:table-cell>
          <table:table-cell/>
          <table:table-cell office:value-type="float" office:value="223.4" calcext:value-type="float">
            <text:p>223.4</text:p>
          </table:table-cell>
          <table:table-cell office:value-type="float" office:value="162.9" calcext:value-type="float">
            <text:p>162.9</text:p>
          </table:table-cell>
          <table:table-cell office:value-type="float" office:value="497.1" calcext:value-type="float">
            <text:p>497.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724.1" calcext:value-type="float">
            <text:p>17724.1</text:p>
          </table:table-cell>
          <table:table-cell office:value-type="float" office:value="869" calcext:value-type="float">
            <text:p>869</text:p>
          </table:table-cell>
          <table:table-cell office:value-type="float" office:value="229.6" calcext:value-type="float">
            <text:p>229.6</text:p>
          </table:table-cell>
          <table:table-cell office:value-type="float" office:value="155.2" calcext:value-type="float">
            <text:p>155.2</text:p>
          </table:table-cell>
          <table:table-cell/>
          <table:table-cell office:value-type="float" office:value="230.3" calcext:value-type="float">
            <text:p>230.3</text:p>
          </table:table-cell>
          <table:table-cell office:value-type="float" office:value="161" calcext:value-type="float">
            <text:p>161</text:p>
          </table:table-cell>
          <table:table-cell office:value-type="float" office:value="524.3" calcext:value-type="float">
            <text:p>524.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940" calcext:value-type="float">
            <text:p>18940</text:p>
          </table:table-cell>
          <table:table-cell office:value-type="float" office:value="892.5" calcext:value-type="float">
            <text:p>892.5</text:p>
          </table:table-cell>
          <table:table-cell office:value-type="float" office:value="237" calcext:value-type="float">
            <text:p>237</text:p>
          </table:table-cell>
          <table:table-cell office:value-type="float" office:value="161.5" calcext:value-type="float">
            <text:p>161.5</text:p>
          </table:table-cell>
          <table:table-cell/>
          <table:table-cell office:value-type="float" office:value="235.6" calcext:value-type="float">
            <text:p>235.6</text:p>
          </table:table-cell>
          <table:table-cell office:value-type="float" office:value="188.8" calcext:value-type="float">
            <text:p>188.8</text:p>
          </table:table-cell>
          <table:table-cell office:value-type="float" office:value="542.3" calcext:value-type="float">
            <text:p>542.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900.8" calcext:value-type="float">
            <text:p>900.8</text:p>
          </table:table-cell>
          <table:table-cell office:value-type="float" office:value="242.6" calcext:value-type="float">
            <text:p>242.6</text:p>
          </table:table-cell>
          <table:table-cell office:value-type="float" office:value="165.8" calcext:value-type="float">
            <text:p>165.8</text:p>
          </table:table-cell>
          <table:table-cell/>
          <table:table-cell office:value-type="float" office:value="243.8" calcext:value-type="float">
            <text:p>243.8</text:p>
          </table:table-cell>
          <table:table-cell office:value-type="float" office:value="179.5" calcext:value-type="float">
            <text:p>179.5</text:p>
          </table:table-cell>
          <table:table-cell office:value-type="float" office:value="546.8" calcext:value-type="float">
            <text:p>546.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513.4" calcext:value-type="float">
            <text:p>21513.4</text:p>
          </table:table-cell>
          <table:table-cell office:value-type="float" office:value="921.2" calcext:value-type="float">
            <text:p>921.2</text:p>
          </table:table-cell>
          <table:table-cell office:value-type="float" office:value="247.9" calcext:value-type="float">
            <text:p>247.9</text:p>
          </table:table-cell>
          <table:table-cell office:value-type="float" office:value="172.4" calcext:value-type="float">
            <text:p>172.4</text:p>
          </table:table-cell>
          <table:table-cell/>
          <table:table-cell office:value-type="float" office:value="247.3" calcext:value-type="float">
            <text:p>247.3</text:p>
          </table:table-cell>
          <table:table-cell office:value-type="float" office:value="178.8" calcext:value-type="float">
            <text:p>178.8</text:p>
          </table:table-cell>
          <table:table-cell office:value-type="float" office:value="585.1" calcext:value-type="float">
            <text:p>585.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879.5" calcext:value-type="float">
            <text:p>22879.5</text:p>
          </table:table-cell>
          <table:table-cell office:value-type="float" office:value="954.7" calcext:value-type="float">
            <text:p>954.7</text:p>
          </table:table-cell>
          <table:table-cell office:value-type="float" office:value="253.4" calcext:value-type="float">
            <text:p>253.4</text:p>
          </table:table-cell>
          <table:table-cell office:value-type="float" office:value="178.3" calcext:value-type="float">
            <text:p>178.3</text:p>
          </table:table-cell>
          <table:table-cell/>
          <table:table-cell office:value-type="float" office:value="255.7" calcext:value-type="float">
            <text:p>255.7</text:p>
          </table:table-cell>
          <table:table-cell office:value-type="float" office:value="205.7" calcext:value-type="float">
            <text:p>205.7</text:p>
          </table:table-cell>
          <table:table-cell office:value-type="float" office:value="639.1" calcext:value-type="float">
            <text:p>639.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900.4" calcext:value-type="float">
            <text:p>22900.4</text:p>
          </table:table-cell>
          <table:table-cell office:value-type="float" office:value="1134.4" calcext:value-type="float">
            <text:p>1134.4</text:p>
          </table:table-cell>
          <table:table-cell office:value-type="float" office:value="265" calcext:value-type="float">
            <text:p>265</text:p>
          </table:table-cell>
          <table:table-cell office:value-type="float" office:value="182.7" calcext:value-type="float">
            <text:p>182.7</text:p>
          </table:table-cell>
          <table:table-cell/>
          <table:table-cell office:value-type="float" office:value="261.4" calcext:value-type="float">
            <text:p>261.4</text:p>
          </table:table-cell>
          <table:table-cell office:value-type="float" office:value="196.9" calcext:value-type="float">
            <text:p>196.9</text:p>
          </table:table-cell>
          <table:table-cell office:value-type="float" office:value="679.3" calcext:value-type="float">
            <text:p>679.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271.6" calcext:value-type="float">
            <text:p>24271.6</text:p>
          </table:table-cell>
          <table:table-cell office:value-type="float" office:value="1548.7" calcext:value-type="float">
            <text:p>1548.7</text:p>
          </table:table-cell>
          <table:table-cell office:value-type="float" office:value="265.6" calcext:value-type="float">
            <text:p>265.6</text:p>
          </table:table-cell>
          <table:table-cell office:value-type="float" office:value="189.6" calcext:value-type="float">
            <text:p>189.6</text:p>
          </table:table-cell>
          <table:table-cell/>
          <table:table-cell office:value-type="float" office:value="267.7" calcext:value-type="float">
            <text:p>267.7</text:p>
          </table:table-cell>
          <table:table-cell office:value-type="float" office:value="195.6" calcext:value-type="float">
            <text:p>195.6</text:p>
          </table:table-cell>
          <table:table-cell office:value-type="float" office:value="808.1" calcext:value-type="float">
            <text:p>808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109" calcext:value-type="float">
            <text:p>25109</text:p>
          </table:table-cell>
          <table:table-cell office:value-type="float" office:value="1755.7" calcext:value-type="float">
            <text:p>1755.7</text:p>
          </table:table-cell>
          <table:table-cell office:value-type="float" office:value="273.7" calcext:value-type="float">
            <text:p>273.7</text:p>
          </table:table-cell>
          <table:table-cell office:value-type="float" office:value="195.6" calcext:value-type="float">
            <text:p>195.6</text:p>
          </table:table-cell>
          <table:table-cell/>
          <table:table-cell office:value-type="float" office:value="274.6" calcext:value-type="float">
            <text:p>274.6</text:p>
          </table:table-cell>
          <table:table-cell office:value-type="float" office:value="224.8" calcext:value-type="float">
            <text:p>224.8</text:p>
          </table:table-cell>
          <table:table-cell office:value-type="float" office:value="825.3" calcext:value-type="float">
            <text:p>825.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103.3" calcext:value-type="float">
            <text:p>26103.3</text:p>
          </table:table-cell>
          <table:table-cell office:value-type="float" office:value="1856.1" calcext:value-type="float">
            <text:p>1856.1</text:p>
          </table:table-cell>
          <table:table-cell office:value-type="float" office:value="278.7" calcext:value-type="float">
            <text:p>278.7</text:p>
          </table:table-cell>
          <table:table-cell office:value-type="float" office:value="200.1" calcext:value-type="float">
            <text:p>200.1</text:p>
          </table:table-cell>
          <table:table-cell/>
          <table:table-cell office:value-type="float" office:value="281.5" calcext:value-type="float">
            <text:p>281.5</text:p>
          </table:table-cell>
          <table:table-cell office:value-type="float" office:value="214.3" calcext:value-type="float">
            <text:p>214.3</text:p>
          </table:table-cell>
          <table:table-cell office:value-type="float" office:value="833.4" calcext:value-type="float">
            <text:p>833.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276.3" calcext:value-type="float">
            <text:p>27276.3</text:p>
          </table:table-cell>
          <table:table-cell office:value-type="float" office:value="1957.2" calcext:value-type="float">
            <text:p>1957.2</text:p>
          </table:table-cell>
          <table:table-cell office:value-type="float" office:value="286.6" calcext:value-type="float">
            <text:p>286.6</text:p>
          </table:table-cell>
          <table:table-cell office:value-type="float" office:value="206.7" calcext:value-type="float">
            <text:p>206.7</text:p>
          </table:table-cell>
          <table:table-cell/>
          <table:table-cell office:value-type="float" office:value="285.6" calcext:value-type="float">
            <text:p>285.6</text:p>
          </table:table-cell>
          <table:table-cell office:value-type="float" office:value="212.8" calcext:value-type="float">
            <text:p>212.8</text:p>
          </table:table-cell>
          <table:table-cell office:value-type="float" office:value="860.9" calcext:value-type="float">
            <text:p>860.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513.6" calcext:value-type="float">
            <text:p>29513.6</text:p>
          </table:table-cell>
          <table:table-cell office:value-type="float" office:value="2047.8" calcext:value-type="float">
            <text:p>2047.8</text:p>
          </table:table-cell>
          <table:table-cell office:value-type="float" office:value="290.5" calcext:value-type="float">
            <text:p>290.5</text:p>
          </table:table-cell>
          <table:table-cell office:value-type="float" office:value="212.8" calcext:value-type="float">
            <text:p>212.8</text:p>
          </table:table-cell>
          <table:table-cell/>
          <table:table-cell office:value-type="float" office:value="294.2" calcext:value-type="float">
            <text:p>294.2</text:p>
          </table:table-cell>
          <table:table-cell office:value-type="float" office:value="243.1" calcext:value-type="float">
            <text:p>243.1</text:p>
          </table:table-cell>
          <table:table-cell office:value-type="float" office:value="870.1" calcext:value-type="float">
            <text:p>870.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774.9" calcext:value-type="float">
            <text:p>29774.9</text:p>
          </table:table-cell>
          <table:table-cell office:value-type="float" office:value="2088.6" calcext:value-type="float">
            <text:p>2088.6</text:p>
          </table:table-cell>
          <table:table-cell office:value-type="float" office:value="299.2" calcext:value-type="float">
            <text:p>299.2</text:p>
          </table:table-cell>
          <table:table-cell office:value-type="float" office:value="217.5" calcext:value-type="float">
            <text:p>217.5</text:p>
          </table:table-cell>
          <table:table-cell/>
          <table:table-cell office:value-type="float" office:value="298.4" calcext:value-type="float">
            <text:p>298.4</text:p>
          </table:table-cell>
          <table:table-cell office:value-type="float" office:value="232.3" calcext:value-type="float">
            <text:p>232.3</text:p>
          </table:table-cell>
          <table:table-cell office:value-type="float" office:value="872.3" calcext:value-type="float">
            <text:p>872.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843.3" calcext:value-type="float">
            <text:p>31843.3</text:p>
          </table:table-cell>
          <table:table-cell office:value-type="float" office:value="2160.5" calcext:value-type="float">
            <text:p>2160.5</text:p>
          </table:table-cell>
          <table:table-cell office:value-type="float" office:value="303.1" calcext:value-type="float">
            <text:p>303.1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306.1" calcext:value-type="float">
            <text:p>306.1</text:p>
          </table:table-cell>
          <table:table-cell office:value-type="float" office:value="230.4" calcext:value-type="float">
            <text:p>230.4</text:p>
          </table:table-cell>
          <table:table-cell office:value-type="float" office:value="910.4" calcext:value-type="float">
            <text:p>910.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341.1" calcext:value-type="float">
            <text:p>32341.1</text:p>
          </table:table-cell>
          <table:table-cell office:value-type="float" office:value="2234.9" calcext:value-type="float">
            <text:p>2234.9</text:p>
          </table:table-cell>
          <table:table-cell office:value-type="float" office:value="311.5" calcext:value-type="float">
            <text:p>311.5</text:p>
          </table:table-cell>
          <table:table-cell office:value-type="float" office:value="230.1" calcext:value-type="float">
            <text:p>230.1</text:p>
          </table:table-cell>
          <table:table-cell/>
          <table:table-cell office:value-type="float" office:value="311.2" calcext:value-type="float">
            <text:p>311.2</text:p>
          </table:table-cell>
          <table:table-cell office:value-type="float" office:value="259.8" calcext:value-type="float">
            <text:p>259.8</text:p>
          </table:table-cell>
          <table:table-cell office:value-type="float" office:value="915.9" calcext:value-type="float">
            <text:p>915.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301" calcext:value-type="float">
            <text:p>34301</text:p>
          </table:table-cell>
          <table:table-cell office:value-type="float" office:value="2276.9" calcext:value-type="float">
            <text:p>2276.9</text:p>
          </table:table-cell>
          <table:table-cell office:value-type="float" office:value="316.5" calcext:value-type="float">
            <text:p>316.5</text:p>
          </table:table-cell>
          <table:table-cell office:value-type="float" office:value="234.6" calcext:value-type="float">
            <text:p>234.6</text:p>
          </table:table-cell>
          <table:table-cell/>
          <table:table-cell office:value-type="float" office:value="319.1" calcext:value-type="float">
            <text:p>319.1</text:p>
          </table:table-cell>
          <table:table-cell office:value-type="float" office:value="249.3" calcext:value-type="float">
            <text:p>249.3</text:p>
          </table:table-cell>
          <table:table-cell office:value-type="float" office:value="942.2" calcext:value-type="float">
            <text:p>942.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009.5" calcext:value-type="float">
            <text:p>36009.5</text:p>
          </table:table-cell>
          <table:table-cell office:value-type="float" office:value="2324.9" calcext:value-type="float">
            <text:p>2324.9</text:p>
          </table:table-cell>
          <table:table-cell office:value-type="float" office:value="323.8" calcext:value-type="float">
            <text:p>323.8</text:p>
          </table:table-cell>
          <table:table-cell office:value-type="float" office:value="240.9" calcext:value-type="float">
            <text:p>240.9</text:p>
          </table:table-cell>
          <table:table-cell/>
          <table:table-cell office:value-type="float" office:value="323.4" calcext:value-type="float">
            <text:p>323.4</text:p>
          </table:table-cell>
          <table:table-cell office:value-type="float" office:value="247.5" calcext:value-type="float">
            <text:p>247.5</text:p>
          </table:table-cell>
          <table:table-cell office:value-type="float" office:value="968.2" calcext:value-type="float">
            <text:p>968.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344.3" calcext:value-type="float">
            <text:p>37344.3</text:p>
          </table:table-cell>
          <table:table-cell office:value-type="float" office:value="2373.3" calcext:value-type="float">
            <text:p>2373.3</text:p>
          </table:table-cell>
          <table:table-cell office:value-type="float" office:value="328.3" calcext:value-type="float">
            <text:p>328.3</text:p>
          </table:table-cell>
          <table:table-cell office:value-type="float" office:value="247.2" calcext:value-type="float">
            <text:p>247.2</text:p>
          </table:table-cell>
          <table:table-cell/>
          <table:table-cell office:value-type="float" office:value="332.8" calcext:value-type="float">
            <text:p>332.8</text:p>
          </table:table-cell>
          <table:table-cell office:value-type="float" office:value="278.6" calcext:value-type="float">
            <text:p>278.6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684.7" calcext:value-type="float">
            <text:p>38684.7</text:p>
          </table:table-cell>
          <table:table-cell office:value-type="float" office:value="2430.2" calcext:value-type="float">
            <text:p>2430.2</text:p>
          </table:table-cell>
          <table:table-cell office:value-type="float" office:value="337.1" calcext:value-type="float">
            <text:p>337.1</text:p>
          </table:table-cell>
          <table:table-cell office:value-type="float" office:value="251.9" calcext:value-type="float">
            <text:p>251.9</text:p>
          </table:table-cell>
          <table:table-cell/>
          <table:table-cell office:value-type="float" office:value="336.4" calcext:value-type="float">
            <text:p>336.4</text:p>
          </table:table-cell>
          <table:table-cell office:value-type="float" office:value="267.7" calcext:value-type="float">
            <text:p>267.7</text:p>
          </table:table-cell>
          <table:table-cell office:value-type="float" office:value="985.5" calcext:value-type="float">
            <text:p>985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511.1" calcext:value-type="float">
            <text:p>40511.1</text:p>
          </table:table-cell>
          <table:table-cell office:value-type="float" office:value="2464.8" calcext:value-type="float">
            <text:p>2464.8</text:p>
          </table:table-cell>
          <table:table-cell office:value-type="float" office:value="340.2" calcext:value-type="float">
            <text:p>340.2</text:p>
          </table:table-cell>
          <table:table-cell office:value-type="float" office:value="258.2" calcext:value-type="float">
            <text:p>258.2</text:p>
          </table:table-cell>
          <table:table-cell/>
          <table:table-cell office:value-type="float" office:value="344.2" calcext:value-type="float">
            <text:p>344.2</text:p>
          </table:table-cell>
          <table:table-cell office:value-type="float" office:value="264.1" calcext:value-type="float">
            <text:p>264.1</text:p>
          </table:table-cell>
          <table:table-cell office:value-type="float" office:value="1044.2" calcext:value-type="float">
            <text:p>1044.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879.7" calcext:value-type="float">
            <text:p>40879.7</text:p>
          </table:table-cell>
          <table:table-cell office:value-type="float" office:value="2524" calcext:value-type="float">
            <text:p>2524</text:p>
          </table:table-cell>
          <table:table-cell office:value-type="float" office:value="348.9" calcext:value-type="float">
            <text:p>348.9</text:p>
          </table:table-cell>
          <table:table-cell office:value-type="float" office:value="264.9" calcext:value-type="float">
            <text:p>264.9</text:p>
          </table:table-cell>
          <table:table-cell/>
          <table:table-cell office:value-type="float" office:value="349.7" calcext:value-type="float">
            <text:p>349.7</text:p>
          </table:table-cell>
          <table:table-cell office:value-type="float" office:value="296" calcext:value-type="float">
            <text:p>296</text:p>
          </table:table-cell>
          <table:table-cell office:value-type="float" office:value="1024.9" calcext:value-type="float">
            <text:p>1024.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236.6" calcext:value-type="float">
            <text:p>43236.6</text:p>
          </table:table-cell>
          <table:table-cell office:value-type="float" office:value="2592.8" calcext:value-type="float">
            <text:p>2592.8</text:p>
          </table:table-cell>
          <table:table-cell office:value-type="float" office:value="353.8" calcext:value-type="float">
            <text:p>353.8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84.7" calcext:value-type="float">
            <text:p>284.7</text:p>
          </table:table-cell>
          <table:table-cell office:value-type="float" office:value="1056.5" calcext:value-type="float">
            <text:p>1056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783.1" calcext:value-type="float">
            <text:p>44783.1</text:p>
          </table:table-cell>
          <table:table-cell office:value-type="float" office:value="2630" calcext:value-type="float">
            <text:p>2630</text:p>
          </table:table-cell>
          <table:table-cell office:value-type="float" office:value="361.5" calcext:value-type="float">
            <text:p>361.5</text:p>
          </table:table-cell>
          <table:table-cell office:value-type="float" office:value="275.6" calcext:value-type="float">
            <text:p>275.6</text:p>
          </table:table-cell>
          <table:table-cell/>
          <table:table-cell office:value-type="float" office:value="361.6" calcext:value-type="float">
            <text:p>361.6</text:p>
          </table:table-cell>
          <table:table-cell office:value-type="float" office:value="282.9" calcext:value-type="float">
            <text:p>282.9</text:p>
          </table:table-cell>
          <table:table-cell office:value-type="float" office:value="1081.1" calcext:value-type="float">
            <text:p>1081.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895.8" calcext:value-type="float">
            <text:p>46895.8</text:p>
          </table:table-cell>
          <table:table-cell office:value-type="float" office:value="2685.5" calcext:value-type="float">
            <text:p>2685.5</text:p>
          </table:table-cell>
          <table:table-cell office:value-type="float" office:value="366.4" calcext:value-type="float">
            <text:p>366.4</text:p>
          </table:table-cell>
          <table:table-cell office:value-type="float" office:value="281.7" calcext:value-type="float">
            <text:p>281.7</text:p>
          </table:table-cell>
          <table:table-cell/>
          <table:table-cell office:value-type="float" office:value="369.5" calcext:value-type="float">
            <text:p>369.5</text:p>
          </table:table-cell>
          <table:table-cell office:value-type="float" office:value="312.9" calcext:value-type="float">
            <text:p>312.9</text:p>
          </table:table-cell>
          <table:table-cell office:value-type="float" office:value="1084.5" calcext:value-type="float">
            <text:p>108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956.7" calcext:value-type="float">
            <text:p>47956.7</text:p>
          </table:table-cell>
          <table:table-cell office:value-type="float" office:value="2757.3" calcext:value-type="float">
            <text:p>2757.3</text:p>
          </table:table-cell>
          <table:table-cell office:value-type="float" office:value="374.6" calcext:value-type="float">
            <text:p>374.6</text:p>
          </table:table-cell>
          <table:table-cell office:value-type="float" office:value="286.1" calcext:value-type="float">
            <text:p>286.1</text:p>
          </table:table-cell>
          <table:table-cell/>
          <table:table-cell office:value-type="float" office:value="373.7" calcext:value-type="float">
            <text:p>373.7</text:p>
          </table:table-cell>
          <table:table-cell office:value-type="float" office:value="305.5" calcext:value-type="float">
            <text:p>305.5</text:p>
          </table:table-cell>
          <table:table-cell office:value-type="float" office:value="1090.2" calcext:value-type="float">
            <text:p>1090.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554.2" calcext:value-type="float">
            <text:p>49554.2</text:p>
          </table:table-cell>
          <table:table-cell office:value-type="float" office:value="2788.5" calcext:value-type="float">
            <text:p>2788.5</text:p>
          </table:table-cell>
          <table:table-cell office:value-type="float" office:value="377.8" calcext:value-type="float">
            <text:p>377.8</text:p>
          </table:table-cell>
          <table:table-cell office:value-type="float" office:value="292.7" calcext:value-type="float">
            <text:p>292.7</text:p>
          </table:table-cell>
          <table:table-cell/>
          <table:table-cell office:value-type="float" office:value="383.3" calcext:value-type="float">
            <text:p>383.3</text:p>
          </table:table-cell>
          <table:table-cell office:value-type="float" office:value="303.1" calcext:value-type="float">
            <text:p>303.1</text:p>
          </table:table-cell>
          <table:table-cell office:value-type="float" office:value="1139.6" calcext:value-type="float">
            <text:p>1139.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1753.8" calcext:value-type="float">
            <text:p>51753.8</text:p>
          </table:table-cell>
          <table:table-cell office:value-type="float" office:value="2825.5" calcext:value-type="float">
            <text:p>2825.5</text:p>
          </table:table-cell>
          <table:table-cell office:value-type="float" office:value="386.6" calcext:value-type="float">
            <text:p>386.6</text:p>
          </table:table-cell>
          <table:table-cell office:value-type="float" office:value="298.7" calcext:value-type="float">
            <text:p>298.7</text:p>
          </table:table-cell>
          <table:table-cell/>
          <table:table-cell office:value-type="float" office:value="386.7" calcext:value-type="float">
            <text:p>386.7</text:p>
          </table:table-cell>
          <table:table-cell office:value-type="float" office:value="331.1" calcext:value-type="float">
            <text:p>331.1</text:p>
          </table:table-cell>
          <table:table-cell office:value-type="float" office:value="1152.7" calcext:value-type="float">
            <text:p>1152.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105.9" calcext:value-type="float">
            <text:p>54105.9</text:p>
          </table:table-cell>
          <table:table-cell office:value-type="float" office:value="2908.6" calcext:value-type="float">
            <text:p>2908.6</text:p>
          </table:table-cell>
          <table:table-cell office:value-type="float" office:value="391.7" calcext:value-type="float">
            <text:p>391.7</text:p>
          </table:table-cell>
          <table:table-cell office:value-type="float" office:value="303.5" calcext:value-type="float">
            <text:p>303.5</text:p>
          </table:table-cell>
          <table:table-cell/>
          <table:table-cell office:value-type="float" office:value="395.3" calcext:value-type="float">
            <text:p>395.3</text:p>
          </table:table-cell>
          <table:table-cell office:value-type="float" office:value="329.3" calcext:value-type="float">
            <text:p>329.3</text:p>
          </table:table-cell>
          <table:table-cell office:value-type="float" office:value="1213.9" calcext:value-type="float">
            <text:p>1213.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672.5" calcext:value-type="float">
            <text:p>54672.5</text:p>
          </table:table-cell>
          <table:table-cell office:value-type="float" office:value="2948.5" calcext:value-type="float">
            <text:p>2948.5</text:p>
          </table:table-cell>
          <table:table-cell office:value-type="float" office:value="399.1" calcext:value-type="float">
            <text:p>399.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399.8" calcext:value-type="float">
            <text:p>399.8</text:p>
          </table:table-cell>
          <table:table-cell office:value-type="float" office:value="324.7" calcext:value-type="float">
            <text:p>324.7</text:p>
          </table:table-cell>
          <table:table-cell office:value-type="float" office:value="1205.9" calcext:value-type="float">
            <text:p>1205.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017.1" calcext:value-type="float">
            <text:p>57017.1</text:p>
          </table:table-cell>
          <table:table-cell office:value-type="float" office:value="3007.4" calcext:value-type="float">
            <text:p>3007.4</text:p>
          </table:table-cell>
          <table:table-cell office:value-type="float" office:value="386.7" calcext:value-type="float">
            <text:p>386.7</text:p>
          </table:table-cell>
          <table:table-cell office:value-type="float" office:value="634.1" calcext:value-type="float">
            <text:p>634.1</text:p>
          </table:table-cell>
          <table:table-cell/>
          <table:table-cell office:value-type="float" office:value="405.5" calcext:value-type="float">
            <text:p>405.5</text:p>
          </table:table-cell>
          <table:table-cell office:value-type="float" office:value="650" calcext:value-type="float">
            <text:p>650</text:p>
          </table:table-cell>
          <table:table-cell office:value-type="float" office:value="1258.4" calcext:value-type="float">
            <text:p>1258.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355.1" calcext:value-type="float">
            <text:p>59355.1</text:p>
          </table:table-cell>
          <table:table-cell office:value-type="float" office:value="3073.9" calcext:value-type="float">
            <text:p>3073.9</text:p>
          </table:table-cell>
          <table:table-cell office:value-type="float" office:value="395.5" calcext:value-type="float">
            <text:p>395.5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float" office:value="412.9" calcext:value-type="float">
            <text:p>412.9</text:p>
          </table:table-cell>
          <table:table-cell office:value-type="float" office:value="652.6" calcext:value-type="float">
            <text:p>652.6</text:p>
          </table:table-cell>
          <table:table-cell office:value-type="float" office:value="1276.4" calcext:value-type="float">
            <text:p>1276.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825.7" calcext:value-type="float">
            <text:p>59825.7</text:p>
          </table:table-cell>
          <table:table-cell office:value-type="float" office:value="3127.5" calcext:value-type="float">
            <text:p>3127.5</text:p>
          </table:table-cell>
          <table:table-cell office:value-type="float" office:value="400" calcext:value-type="float">
            <text:p>400</text:p>
          </table:table-cell>
          <table:table-cell office:value-type="float" office:value="653.7" calcext:value-type="float">
            <text:p>653.7</text:p>
          </table:table-cell>
          <table:table-cell/>
          <table:table-cell office:value-type="float" office:value="421.3" calcext:value-type="float">
            <text:p>421.3</text:p>
          </table:table-cell>
          <table:table-cell office:value-type="float" office:value="660.4" calcext:value-type="float">
            <text:p>660.4</text:p>
          </table:table-cell>
          <table:table-cell office:value-type="float" office:value="1259.4" calcext:value-type="float">
            <text:p>1259.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2419.3" calcext:value-type="float">
            <text:p>62419.3</text:p>
          </table:table-cell>
          <table:table-cell office:value-type="float" office:value="3204.5" calcext:value-type="float">
            <text:p>3204.5</text:p>
          </table:table-cell>
          <table:table-cell office:value-type="float" office:value="408.9" calcext:value-type="float">
            <text:p>408.9</text:p>
          </table:table-cell>
          <table:table-cell office:value-type="float" office:value="665.1" calcext:value-type="float">
            <text:p>665.1</text:p>
          </table:table-cell>
          <table:table-cell/>
          <table:table-cell office:value-type="float" office:value="427.6" calcext:value-type="float">
            <text:p>427.6</text:p>
          </table:table-cell>
          <table:table-cell office:value-type="float" office:value="681.2" calcext:value-type="float">
            <text:p>681.2</text:p>
          </table:table-cell>
          <table:table-cell office:value-type="float" office:value="1292.3" calcext:value-type="float">
            <text:p>1292.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820.5" calcext:value-type="float">
            <text:p>63820.5</text:p>
          </table:table-cell>
          <table:table-cell office:value-type="float" office:value="3203.7" calcext:value-type="float">
            <text:p>3203.7</text:p>
          </table:table-cell>
          <table:table-cell office:value-type="float" office:value="416.7" calcext:value-type="float">
            <text:p>416.7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440.9" calcext:value-type="float">
            <text:p>440.9</text:p>
          </table:table-cell>
          <table:table-cell office:value-type="float" office:value="682.6" calcext:value-type="float">
            <text:p>682.6</text:p>
          </table:table-cell>
          <table:table-cell office:value-type="float" office:value="1283.1" calcext:value-type="float">
            <text:p>1283.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5527.2" calcext:value-type="float">
            <text:p>65527.2</text:p>
          </table:table-cell>
          <table:table-cell office:value-type="float" office:value="3242" calcext:value-type="float">
            <text:p>3242</text:p>
          </table:table-cell>
          <table:table-cell office:value-type="float" office:value="446.1" calcext:value-type="float">
            <text:p>446.1</text:p>
          </table:table-cell>
          <table:table-cell office:value-type="float" office:value="685.5" calcext:value-type="float">
            <text:p>685.5</text:p>
          </table:table-cell>
          <table:table-cell/>
          <table:table-cell office:value-type="float" office:value="471.6" calcext:value-type="float">
            <text:p>471.6</text:p>
          </table:table-cell>
          <table:table-cell office:value-type="float" office:value="690.9" calcext:value-type="float">
            <text:p>690.9</text:p>
          </table:table-cell>
          <table:table-cell office:value-type="float" office:value="1368.6" calcext:value-type="float">
            <text:p>1368.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7791.6" calcext:value-type="float">
            <text:p>67791.6</text:p>
          </table:table-cell>
          <table:table-cell office:value-type="float" office:value="3353.7" calcext:value-type="float">
            <text:p>3353.7</text:p>
          </table:table-cell>
          <table:table-cell office:value-type="float" office:value="826.7" calcext:value-type="float">
            <text:p>826.7</text:p>
          </table:table-cell>
          <table:table-cell office:value-type="float" office:value="696.6" calcext:value-type="float">
            <text:p>696.6</text:p>
          </table:table-cell>
          <table:table-cell/>
          <table:table-cell office:value-type="float" office:value="840.3" calcext:value-type="float">
            <text:p>840.3</text:p>
          </table:table-cell>
          <table:table-cell office:value-type="float" office:value="713.6" calcext:value-type="float">
            <text:p>713.6</text:p>
          </table:table-cell>
          <table:table-cell office:value-type="float" office:value="1378.6" calcext:value-type="float">
            <text:p>1378.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8693.9" calcext:value-type="float">
            <text:p>68693.9</text:p>
          </table:table-cell>
          <table:table-cell office:value-type="float" office:value="3395.6" calcext:value-type="float">
            <text:p>3395.6</text:p>
          </table:table-cell>
          <table:table-cell office:value-type="float" office:value="910" calcext:value-type="float">
            <text:p>910</text:p>
          </table:table-cell>
          <table:table-cell office:value-type="float" office:value="704.9" calcext:value-type="float">
            <text:p>704.9</text:p>
          </table:table-cell>
          <table:table-cell/>
          <table:table-cell office:value-type="float" office:value="916.5" calcext:value-type="float">
            <text:p>916.5</text:p>
          </table:table-cell>
          <table:table-cell office:value-type="float" office:value="713.9" calcext:value-type="float">
            <text:p>713.9</text:p>
          </table:table-cell>
          <table:table-cell office:value-type="float" office:value="1332.3" calcext:value-type="float">
            <text:p>1332.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0979" calcext:value-type="float">
            <text:p>70979</text:p>
          </table:table-cell>
          <table:table-cell office:value-type="float" office:value="3474.1" calcext:value-type="float">
            <text:p>3474.1</text:p>
          </table:table-cell>
          <table:table-cell office:value-type="float" office:value="1074.5" calcext:value-type="float">
            <text:p>1074.5</text:p>
          </table:table-cell>
          <table:table-cell office:value-type="float" office:value="717.1" calcext:value-type="float">
            <text:p>717.1</text:p>
          </table:table-cell>
          <table:table-cell/>
          <table:table-cell office:value-type="float" office:value="1082.3" calcext:value-type="float">
            <text:p>1082.3</text:p>
          </table:table-cell>
          <table:table-cell office:value-type="float" office:value="724.5" calcext:value-type="float">
            <text:p>724.5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3064" calcext:value-type="float">
            <text:p>73064</text:p>
          </table:table-cell>
          <table:table-cell office:value-type="float" office:value="7617.8" calcext:value-type="float">
            <text:p>7617.8</text:p>
          </table:table-cell>
          <table:table-cell office:value-type="float" office:value="960" calcext:value-type="float">
            <text:p>960</text:p>
          </table:table-cell>
          <table:table-cell office:value-type="float" office:value="719.6" calcext:value-type="float">
            <text:p>719.6</text:p>
          </table:table-cell>
          <table:table-cell office:value-type="float" office:value="1520" calcext:value-type="float">
            <text:p>1520</text:p>
          </table:table-cell>
          <table:table-cell office:value-type="float" office:value="988.6" calcext:value-type="float">
            <text:p>988.6</text:p>
          </table:table-cell>
          <table:table-cell office:value-type="float" office:value="701.8" calcext:value-type="float">
            <text:p>701.8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5582.5" calcext:value-type="float">
            <text:p>75582.5</text:p>
          </table:table-cell>
          <table:table-cell office:value-type="float" office:value="7580" calcext:value-type="float">
            <text:p>7580</text:p>
          </table:table-cell>
          <table:table-cell office:value-type="float" office:value="975.5" calcext:value-type="float">
            <text:p>975.5</text:p>
          </table:table-cell>
          <table:table-cell office:value-type="float" office:value="802.2" calcext:value-type="float">
            <text:p>802.2</text:p>
          </table:table-cell>
          <table:table-cell/>
          <table:table-cell office:value-type="float" office:value="1014.1" calcext:value-type="float">
            <text:p>1014.1</text:p>
          </table:table-cell>
          <table:table-cell office:value-type="float" office:value="816.3" calcext:value-type="float">
            <text:p>816.3</text:p>
          </table:table-cell>
          <table:table-cell office:value-type="float" office:value="3011.3" calcext:value-type="float">
            <text:p>3011.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7782.9" calcext:value-type="float">
            <text:p>77782.9</text:p>
          </table:table-cell>
          <table:table-cell office:value-type="float" office:value="7979.4" calcext:value-type="float">
            <text:p>7979.4</text:p>
          </table:table-cell>
          <table:table-cell office:value-type="float" office:value="989.2" calcext:value-type="float">
            <text:p>989.2</text:p>
          </table:table-cell>
          <table:table-cell office:value-type="float" office:value="861.1" calcext:value-type="float">
            <text:p>861.1</text:p>
          </table:table-cell>
          <table:table-cell/>
          <table:table-cell office:value-type="float" office:value="1029.2" calcext:value-type="float">
            <text:p>1029.2</text:p>
          </table:table-cell>
          <table:table-cell office:value-type="float" office:value="861.2" calcext:value-type="float">
            <text:p>861.2</text:p>
          </table:table-cell>
          <table:table-cell office:value-type="float" office:value="2962.7" calcext:value-type="float">
            <text:p>2962.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9669.1" calcext:value-type="float">
            <text:p>79669.1</text:p>
          </table:table-cell>
          <table:table-cell office:value-type="float" office:value="8184.3" calcext:value-type="float">
            <text:p>8184.3</text:p>
          </table:table-cell>
          <table:table-cell office:value-type="float" office:value="1019.4" calcext:value-type="float">
            <text:p>1019.4</text:p>
          </table:table-cell>
          <table:table-cell office:value-type="float" office:value="868.7" calcext:value-type="float">
            <text:p>868.7</text:p>
          </table:table-cell>
          <table:table-cell/>
          <table:table-cell office:value-type="float" office:value="1042.6" calcext:value-type="float">
            <text:p>1042.6</text:p>
          </table:table-cell>
          <table:table-cell office:value-type="float" office:value="870.3" calcext:value-type="float">
            <text:p>870.3</text:p>
          </table:table-cell>
          <table:table-cell office:value-type="float" office:value="3066.2" calcext:value-type="float">
            <text:p>3066.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1550.7" calcext:value-type="float">
            <text:p>81550.7</text:p>
          </table:table-cell>
          <table:table-cell office:value-type="float" office:value="8181.5" calcext:value-type="float">
            <text:p>8181.5</text:p>
          </table:table-cell>
          <table:table-cell office:value-type="float" office:value="1015.4" calcext:value-type="float">
            <text:p>1015.4</text:p>
          </table:table-cell>
          <table:table-cell office:value-type="float" office:value="878.7" calcext:value-type="float">
            <text:p>878.7</text:p>
          </table:table-cell>
          <table:table-cell/>
          <table:table-cell office:value-type="float" office:value="1060.8" calcext:value-type="float">
            <text:p>1060.8</text:p>
          </table:table-cell>
          <table:table-cell office:value-type="float" office:value="878.5" calcext:value-type="float">
            <text:p>878.5</text:p>
          </table:table-cell>
          <table:table-cell office:value-type="float" office:value="3037.1" calcext:value-type="float">
            <text:p>3037.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3365.2" calcext:value-type="float">
            <text:p>83365.2</text:p>
          </table:table-cell>
          <table:table-cell office:value-type="float" office:value="8354.6" calcext:value-type="float">
            <text:p>8354.6</text:p>
          </table:table-cell>
          <table:table-cell office:value-type="float" office:value="1048.8" calcext:value-type="float">
            <text:p>1048.8</text:p>
          </table:table-cell>
          <table:table-cell office:value-type="float" office:value="890.9" calcext:value-type="float">
            <text:p>890.9</text:p>
          </table:table-cell>
          <table:table-cell/>
          <table:table-cell office:value-type="float" office:value="1064.2" calcext:value-type="float">
            <text:p>1064.2</text:p>
          </table:table-cell>
          <table:table-cell office:value-type="float" office:value="887.8" calcext:value-type="float">
            <text:p>887.8</text:p>
          </table:table-cell>
          <table:table-cell office:value-type="float" office:value="3126.3" calcext:value-type="float">
            <text:p>3126.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6235.2" calcext:value-type="float">
            <text:p>86235.2</text:p>
          </table:table-cell>
          <table:table-cell office:value-type="float" office:value="8452.1" calcext:value-type="float">
            <text:p>8452.1</text:p>
          </table:table-cell>
          <table:table-cell office:value-type="float" office:value="1042.5" calcext:value-type="float">
            <text:p>1042.5</text:p>
          </table:table-cell>
          <table:table-cell office:value-type="float" office:value="904.1" calcext:value-type="float">
            <text:p>904.1</text:p>
          </table:table-cell>
          <table:table-cell/>
          <table:table-cell office:value-type="float" office:value="1078.9" calcext:value-type="float">
            <text:p>1078.9</text:p>
          </table:table-cell>
          <table:table-cell office:value-type="float" office:value="901" calcext:value-type="float">
            <text:p>901</text:p>
          </table:table-cell>
          <table:table-cell office:value-type="float" office:value="3096.3" calcext:value-type="float">
            <text:p>3096.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8387.7" calcext:value-type="float">
            <text:p>88387.7</text:p>
          </table:table-cell>
          <table:table-cell office:value-type="float" office:value="8600" calcext:value-type="float">
            <text:p>8600</text:p>
          </table:table-cell>
          <table:table-cell office:value-type="float" office:value="1080.1" calcext:value-type="float">
            <text:p>1080.1</text:p>
          </table:table-cell>
          <table:table-cell office:value-type="float" office:value="917" calcext:value-type="float">
            <text:p>917</text:p>
          </table:table-cell>
          <table:table-cell/>
          <table:table-cell office:value-type="float" office:value="1094.8" calcext:value-type="float">
            <text:p>1094.8</text:p>
          </table:table-cell>
          <table:table-cell office:value-type="float" office:value="913.6" calcext:value-type="float">
            <text:p>913.6</text:p>
          </table:table-cell>
          <table:table-cell office:value-type="float" office:value="3078.6" calcext:value-type="float">
            <text:p>3078.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1500.3" calcext:value-type="float">
            <text:p>91500.3</text:p>
          </table:table-cell>
          <table:table-cell office:value-type="float" office:value="8757.8" calcext:value-type="float">
            <text:p>8757.8</text:p>
          </table:table-cell>
          <table:table-cell office:value-type="float" office:value="1071.7" calcext:value-type="float">
            <text:p>1071.7</text:p>
          </table:table-cell>
          <table:table-cell office:value-type="float" office:value="929.8" calcext:value-type="float">
            <text:p>929.8</text:p>
          </table:table-cell>
          <table:table-cell/>
          <table:table-cell office:value-type="float" office:value="1107.9" calcext:value-type="float">
            <text:p>1107.9</text:p>
          </table:table-cell>
          <table:table-cell office:value-type="float" office:value="926.1" calcext:value-type="float">
            <text:p>926.1</text:p>
          </table:table-cell>
          <table:table-cell office:value-type="float" office:value="3233.7" calcext:value-type="float">
            <text:p>3233.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2490.6" calcext:value-type="float">
            <text:p>92490.6</text:p>
          </table:table-cell>
          <table:table-cell office:value-type="float" office:value="8856.6" calcext:value-type="float">
            <text:p>8856.6</text:p>
          </table:table-cell>
          <table:table-cell office:value-type="float" office:value="1105.5" calcext:value-type="float">
            <text:p>1105.5</text:p>
          </table:table-cell>
          <table:table-cell office:value-type="float" office:value="938.8" calcext:value-type="float">
            <text:p>938.8</text:p>
          </table:table-cell>
          <table:table-cell/>
          <table:table-cell office:value-type="float" office:value="1122" calcext:value-type="float">
            <text:p>1122</text:p>
          </table:table-cell>
          <table:table-cell office:value-type="float" office:value="937.1" calcext:value-type="float">
            <text:p>937.1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4774.5" calcext:value-type="float">
            <text:p>94774.5</text:p>
          </table:table-cell>
          <table:table-cell office:value-type="float" office:value="9009.3" calcext:value-type="float">
            <text:p>9009.3</text:p>
          </table:table-cell>
          <table:table-cell office:value-type="float" office:value="1100.3" calcext:value-type="float">
            <text:p>1100.3</text:p>
          </table:table-cell>
          <table:table-cell office:value-type="float" office:value="953" calcext:value-type="float">
            <text:p>953</text:p>
          </table:table-cell>
          <table:table-cell/>
          <table:table-cell office:value-type="float" office:value="1139.4" calcext:value-type="float">
            <text:p>1139.4</text:p>
          </table:table-cell>
          <table:table-cell office:value-type="float" office:value="949.4" calcext:value-type="float">
            <text:p>949.4</text:p>
          </table:table-cell>
          <table:table-cell office:value-type="float" office:value="3251.4" calcext:value-type="float">
            <text:p>3251.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7700.1" calcext:value-type="float">
            <text:p>97700.1</text:p>
          </table:table-cell>
          <table:table-cell office:value-type="float" office:value="9137.5" calcext:value-type="float">
            <text:p>9137.5</text:p>
          </table:table-cell>
          <table:table-cell office:value-type="float" office:value="1134.2" calcext:value-type="float">
            <text:p>1134.2</text:p>
          </table:table-cell>
          <table:table-cell office:value-type="float" office:value="967.1" calcext:value-type="float">
            <text:p>967.1</text:p>
          </table:table-cell>
          <table:table-cell/>
          <table:table-cell office:value-type="float" office:value="1148" calcext:value-type="float">
            <text:p>1148</text:p>
          </table:table-cell>
          <table:table-cell office:value-type="float" office:value="960.4" calcext:value-type="float">
            <text:p>960.4</text:p>
          </table:table-cell>
          <table:table-cell office:value-type="float" office:value="3175.2" calcext:value-type="float">
            <text:p>3175.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234.2" calcext:value-type="float">
            <text:p>100234.2</text:p>
          </table:table-cell>
          <table:table-cell office:value-type="float" office:value="9219.9" calcext:value-type="float">
            <text:p>9219.9</text:p>
          </table:table-cell>
          <table:table-cell office:value-type="float" office:value="1128.4" calcext:value-type="float">
            <text:p>1128.4</text:p>
          </table:table-cell>
          <table:table-cell office:value-type="float" office:value="976.9" calcext:value-type="float">
            <text:p>976.9</text:p>
          </table:table-cell>
          <table:table-cell/>
          <table:table-cell office:value-type="float" office:value="1164.6" calcext:value-type="float">
            <text:p>1164.6</text:p>
          </table:table-cell>
          <table:table-cell office:value-type="float" office:value="974.9" calcext:value-type="float">
            <text:p>974.9</text:p>
          </table:table-cell>
          <table:table-cell office:value-type="float" office:value="3335.9" calcext:value-type="float">
            <text:p>3335.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1962.3" calcext:value-type="float">
            <text:p>101962.3</text:p>
          </table:table-cell>
          <table:table-cell office:value-type="float" office:value="9401.4" calcext:value-type="float">
            <text:p>9401.4</text:p>
          </table:table-cell>
          <table:table-cell office:value-type="float" office:value="1163.4" calcext:value-type="float">
            <text:p>1163.4</text:p>
          </table:table-cell>
          <table:table-cell office:value-type="float" office:value="990.1" calcext:value-type="float">
            <text:p>990.1</text:p>
          </table:table-cell>
          <table:table-cell/>
          <table:table-cell office:value-type="float" office:value="1180.8" calcext:value-type="float">
            <text:p>1180.8</text:p>
          </table:table-cell>
          <table:table-cell office:value-type="float" office:value="986.7" calcext:value-type="float">
            <text:p>986.7</text:p>
          </table:table-cell>
          <table:table-cell office:value-type="float" office:value="3407" calcext:value-type="float">
            <text:p>340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5090.4" calcext:value-type="float">
            <text:p>105090.4</text:p>
          </table:table-cell>
          <table:table-cell office:value-type="float" office:value="9569.8" calcext:value-type="float">
            <text:p>9569.8</text:p>
          </table:table-cell>
          <table:table-cell office:value-type="float" office:value="1156.9" calcext:value-type="float">
            <text:p>1156.9</text:p>
          </table:table-cell>
          <table:table-cell office:value-type="float" office:value="1003.2" calcext:value-type="float">
            <text:p>1003.2</text:p>
          </table:table-cell>
          <table:table-cell/>
          <table:table-cell office:value-type="float" office:value="1191.4" calcext:value-type="float">
            <text:p>1191.4</text:p>
          </table:table-cell>
          <table:table-cell office:value-type="float" office:value="998.8" calcext:value-type="float">
            <text:p>998.8</text:p>
          </table:table-cell>
          <table:table-cell office:value-type="float" office:value="3497.9" calcext:value-type="float">
            <text:p>3497.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6940.2" calcext:value-type="float">
            <text:p>106940.2</text:p>
          </table:table-cell>
          <table:table-cell office:value-type="float" office:value="9698.4" calcext:value-type="float">
            <text:p>9698.4</text:p>
          </table:table-cell>
          <table:table-cell office:value-type="float" office:value="1190.1" calcext:value-type="float">
            <text:p>1190.1</text:p>
          </table:table-cell>
          <table:table-cell office:value-type="float" office:value="1013.3" calcext:value-type="float">
            <text:p>1013.3</text:p>
          </table:table-cell>
          <table:table-cell/>
          <table:table-cell office:value-type="float" office:value="1205.1" calcext:value-type="float">
            <text:p>1205.1</text:p>
          </table:table-cell>
          <table:table-cell office:value-type="float" office:value="1011.9" calcext:value-type="float">
            <text:p>1011.9</text:p>
          </table:table-cell>
          <table:table-cell office:value-type="float" office:value="3512.9" calcext:value-type="float">
            <text:p>3512.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0417.6" calcext:value-type="float">
            <text:p>110417.6</text:p>
          </table:table-cell>
          <table:table-cell office:value-type="float" office:value="11183.2" calcext:value-type="float">
            <text:p>11183.2</text:p>
          </table:table-cell>
          <table:table-cell office:value-type="float" office:value="1184.5" calcext:value-type="float">
            <text:p>1184.5</text:p>
          </table:table-cell>
          <table:table-cell office:value-type="float" office:value="1025.7" calcext:value-type="float">
            <text:p>1025.7</text:p>
          </table:table-cell>
          <table:table-cell/>
          <table:table-cell office:value-type="float" office:value="1223" calcext:value-type="float">
            <text:p>1223</text:p>
          </table:table-cell>
          <table:table-cell office:value-type="float" office:value="1022.4" calcext:value-type="float">
            <text:p>1022.4</text:p>
          </table:table-cell>
          <table:table-cell office:value-type="float" office:value="3485.4" calcext:value-type="float">
            <text:p>3485.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0978.9" calcext:value-type="float">
            <text:p>110978.9</text:p>
          </table:table-cell>
          <table:table-cell office:value-type="float" office:value="12294.4" calcext:value-type="float">
            <text:p>12294.4</text:p>
          </table:table-cell>
          <table:table-cell office:value-type="float" office:value="1215.9" calcext:value-type="float">
            <text:p>1215.9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float" office:value="1234.2" calcext:value-type="float">
            <text:p>1234.2</text:p>
          </table:table-cell>
          <table:table-cell office:value-type="float" office:value="1035.5" calcext:value-type="float">
            <text:p>1035.5</text:p>
          </table:table-cell>
          <table:table-cell office:value-type="float" office:value="3594.8" calcext:value-type="float">
            <text:p>3594.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3448" calcext:value-type="float">
            <text:p>113448</text:p>
          </table:table-cell>
          <table:table-cell office:value-type="float" office:value="12811.4" calcext:value-type="float">
            <text:p>12811.4</text:p>
          </table:table-cell>
          <table:table-cell office:value-type="float" office:value="1211.5" calcext:value-type="float">
            <text:p>1211.5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float" office:value="1251.3" calcext:value-type="float">
            <text:p>1251.3</text:p>
          </table:table-cell>
          <table:table-cell office:value-type="float" office:value="1050.1" calcext:value-type="float">
            <text:p>1050.1</text:p>
          </table:table-cell>
          <table:table-cell office:value-type="float" office:value="3660.6" calcext:value-type="float">
            <text:p>3660.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5753.9" calcext:value-type="float">
            <text:p>115753.9</text:p>
          </table:table-cell>
          <table:table-cell office:value-type="float" office:value="12858.9" calcext:value-type="float">
            <text:p>12858.9</text:p>
          </table:table-cell>
          <table:table-cell office:value-type="float" office:value="1247.5" calcext:value-type="float">
            <text:p>1247.5</text:p>
          </table:table-cell>
          <table:table-cell office:value-type="float" office:value="1063.6" calcext:value-type="float">
            <text:p>1063.6</text:p>
          </table:table-cell>
          <table:table-cell/>
          <table:table-cell office:value-type="float" office:value="1263.2" calcext:value-type="float">
            <text:p>1263.2</text:p>
          </table:table-cell>
          <table:table-cell office:value-type="float" office:value="1060.5" calcext:value-type="float">
            <text:p>1060.5</text:p>
          </table:table-cell>
          <table:table-cell office:value-type="float" office:value="3678.9" calcext:value-type="float">
            <text:p>3678.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0029" calcext:value-type="float">
            <text:p>120029</text:p>
          </table:table-cell>
          <table:table-cell office:value-type="float" office:value="14034.5" calcext:value-type="float">
            <text:p>14034.5</text:p>
          </table:table-cell>
          <table:table-cell office:value-type="float" office:value="1239.9" calcext:value-type="float">
            <text:p>1239.9</text:p>
          </table:table-cell>
          <table:table-cell office:value-type="float" office:value="1077.1" calcext:value-type="float">
            <text:p>1077.1</text:p>
          </table:table-cell>
          <table:table-cell/>
          <table:table-cell office:value-type="float" office:value="1281.8" calcext:value-type="float">
            <text:p>1281.8</text:p>
          </table:table-cell>
          <table:table-cell office:value-type="float" office:value="1076.6" calcext:value-type="float">
            <text:p>1076.6</text:p>
          </table:table-cell>
          <table:table-cell office:value-type="float" office:value="3686.7" calcext:value-type="float">
            <text:p>3686.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3097.6" calcext:value-type="float">
            <text:p>123097.6</text:p>
          </table:table-cell>
          <table:table-cell office:value-type="float" office:value="14358.4" calcext:value-type="float">
            <text:p>14358.4</text:p>
          </table:table-cell>
          <table:table-cell office:value-type="float" office:value="1275" calcext:value-type="float">
            <text:p>1275</text:p>
          </table:table-cell>
          <table:table-cell office:value-type="float" office:value="1086.2" calcext:value-type="float">
            <text:p>1086.2</text:p>
          </table:table-cell>
          <table:table-cell/>
          <table:table-cell office:value-type="float" office:value="1292.2" calcext:value-type="float">
            <text:p>1292.2</text:p>
          </table:table-cell>
          <table:table-cell office:value-type="float" office:value="1084.8" calcext:value-type="float">
            <text:p>1084.8</text:p>
          </table:table-cell>
          <table:table-cell office:value-type="float" office:value="3727.7" calcext:value-type="float">
            <text:p>3727.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5392.2" calcext:value-type="float">
            <text:p>125392.2</text:p>
          </table:table-cell>
          <table:table-cell office:value-type="float" office:value="14513.9" calcext:value-type="float">
            <text:p>14513.9</text:p>
          </table:table-cell>
          <table:table-cell office:value-type="float" office:value="1266.5" calcext:value-type="float">
            <text:p>1266.5</text:p>
          </table:table-cell>
          <table:table-cell office:value-type="float" office:value="1098.8" calcext:value-type="float">
            <text:p>1098.8</text:p>
          </table:table-cell>
          <table:table-cell/>
          <table:table-cell office:value-type="float" office:value="1308.9" calcext:value-type="float">
            <text:p>1308.9</text:p>
          </table:table-cell>
          <table:table-cell office:value-type="float" office:value="1095" calcext:value-type="float">
            <text:p>1095</text:p>
          </table:table-cell>
          <table:table-cell office:value-type="float" office:value="3811.8" calcext:value-type="float">
            <text:p>3811.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6936.5" calcext:value-type="float">
            <text:p>126936.5</text:p>
          </table:table-cell>
          <table:table-cell office:value-type="float" office:value="19906.5" calcext:value-type="float">
            <text:p>19906.5</text:p>
          </table:table-cell>
          <table:table-cell office:value-type="float" office:value="1299.1" calcext:value-type="float">
            <text:p>1299.1</text:p>
          </table:table-cell>
          <table:table-cell office:value-type="float" office:value="1112.6" calcext:value-type="float">
            <text:p>1112.6</text:p>
          </table:table-cell>
          <table:table-cell/>
          <table:table-cell office:value-type="float" office:value="1324.3" calcext:value-type="float">
            <text:p>1324.3</text:p>
          </table:table-cell>
          <table:table-cell office:value-type="float" office:value="1107.2" calcext:value-type="float">
            <text:p>1107.2</text:p>
          </table:table-cell>
          <table:table-cell office:value-type="float" office:value="3824.9" calcext:value-type="float">
            <text:p>3824.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0594.7" calcext:value-type="float">
            <text:p>130594.7</text:p>
          </table:table-cell>
          <table:table-cell office:value-type="float" office:value="20002" calcext:value-type="float">
            <text:p>20002</text:p>
          </table:table-cell>
          <table:table-cell office:value-type="float" office:value="1295.4" calcext:value-type="float">
            <text:p>1295.4</text:p>
          </table:table-cell>
          <table:table-cell office:value-type="float" office:value="1123.2" calcext:value-type="float">
            <text:p>1123.2</text:p>
          </table:table-cell>
          <table:table-cell/>
          <table:table-cell office:value-type="float" office:value="1333.6" calcext:value-type="float">
            <text:p>1333.6</text:p>
          </table:table-cell>
          <table:table-cell office:value-type="float" office:value="1118.4" calcext:value-type="float">
            <text:p>1118.4</text:p>
          </table:table-cell>
          <table:table-cell office:value-type="float" office:value="3744.4" calcext:value-type="float">
            <text:p>3744.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3024" calcext:value-type="float">
            <text:p>133024</text:p>
          </table:table-cell>
          <table:table-cell office:value-type="float" office:value="20361.9" calcext:value-type="float">
            <text:p>20361.9</text:p>
          </table:table-cell>
          <table:table-cell office:value-type="float" office:value="1328.2" calcext:value-type="float">
            <text:p>1328.2</text:p>
          </table:table-cell>
          <table:table-cell office:value-type="float" office:value="1136.6" calcext:value-type="float">
            <text:p>1136.6</text:p>
          </table:table-cell>
          <table:table-cell/>
          <table:table-cell office:value-type="float" office:value="1350.6" calcext:value-type="float">
            <text:p>1350.6</text:p>
          </table:table-cell>
          <table:table-cell office:value-type="float" office:value="1132" calcext:value-type="float">
            <text:p>1132</text:p>
          </table:table-cell>
          <table:table-cell office:value-type="float" office:value="3922.8" calcext:value-type="float">
            <text:p>3922.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4300.8" calcext:value-type="float">
            <text:p>134300.8</text:p>
          </table:table-cell>
          <table:table-cell office:value-type="float" office:value="20625.1" calcext:value-type="float">
            <text:p>20625.1</text:p>
          </table:table-cell>
          <table:table-cell office:value-type="float" office:value="1324.6" calcext:value-type="float">
            <text:p>1324.6</text:p>
          </table:table-cell>
          <table:table-cell office:value-type="float" office:value="1148.7" calcext:value-type="float">
            <text:p>1148.7</text:p>
          </table:table-cell>
          <table:table-cell/>
          <table:table-cell office:value-type="float" office:value="1363.4" calcext:value-type="float">
            <text:p>1363.4</text:p>
          </table:table-cell>
          <table:table-cell office:value-type="float" office:value="1145.3" calcext:value-type="float">
            <text:p>1145.3</text:p>
          </table:table-cell>
          <table:table-cell office:value-type="float" office:value="3973.8" calcext:value-type="float">
            <text:p>3973.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8070.8" calcext:value-type="float">
            <text:p>138070.8</text:p>
          </table:table-cell>
          <table:table-cell office:value-type="float" office:value="20836.4" calcext:value-type="float">
            <text:p>20836.4</text:p>
          </table:table-cell>
          <table:table-cell office:value-type="float" office:value="1360" calcext:value-type="float">
            <text:p>1360</text:p>
          </table:table-cell>
          <table:table-cell office:value-type="float" office:value="1161.1" calcext:value-type="float">
            <text:p>1161.1</text:p>
          </table:table-cell>
          <table:table-cell/>
          <table:table-cell office:value-type="float" office:value="1378.2" calcext:value-type="float">
            <text:p>1378.2</text:p>
          </table:table-cell>
          <table:table-cell office:value-type="float" office:value="1158.5" calcext:value-type="float">
            <text:p>1158.5</text:p>
          </table:table-cell>
          <table:table-cell office:value-type="float" office:value="3999.6" calcext:value-type="float">
            <text:p>3999.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1972.8" calcext:value-type="float">
            <text:p>141972.8</text:p>
          </table:table-cell>
          <table:table-cell office:value-type="float" office:value="21180.6" calcext:value-type="float">
            <text:p>21180.6</text:p>
          </table:table-cell>
          <table:table-cell office:value-type="float" office:value="1352.1" calcext:value-type="float">
            <text:p>1352.1</text:p>
          </table:table-cell>
          <table:table-cell office:value-type="float" office:value="1176" calcext:value-type="float">
            <text:p>1176</text:p>
          </table:table-cell>
          <table:table-cell/>
          <table:table-cell office:value-type="float" office:value="1388.6" calcext:value-type="float">
            <text:p>1388.6</text:p>
          </table:table-cell>
          <table:table-cell office:value-type="float" office:value="1169.6" calcext:value-type="float">
            <text:p>1169.6</text:p>
          </table:table-cell>
          <table:table-cell office:value-type="float" office:value="4061.7" calcext:value-type="float">
            <text:p>4061.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496.6" calcext:value-type="float">
            <text:p>144496.6</text:p>
          </table:table-cell>
          <table:table-cell office:value-type="float" office:value="21475.7" calcext:value-type="float">
            <text:p>21475.7</text:p>
          </table:table-cell>
          <table:table-cell office:value-type="float" office:value="1387.7" calcext:value-type="float">
            <text:p>1387.7</text:p>
          </table:table-cell>
          <table:table-cell office:value-type="float" office:value="1188.5" calcext:value-type="float">
            <text:p>1188.5</text:p>
          </table:table-cell>
          <table:table-cell/>
          <table:table-cell office:value-type="float" office:value="1408.3" calcext:value-type="float">
            <text:p>1408.3</text:p>
          </table:table-cell>
          <table:table-cell office:value-type="float" office:value="1179.9" calcext:value-type="float">
            <text:p>1179.9</text:p>
          </table:table-cell>
          <table:table-cell office:value-type="float" office:value="4067.7" calcext:value-type="float">
            <text:p>4067.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864.6" calcext:value-type="float">
            <text:p>145864.6</text:p>
          </table:table-cell>
          <table:table-cell office:value-type="float" office:value="21617.1" calcext:value-type="float">
            <text:p>21617.1</text:p>
          </table:table-cell>
          <table:table-cell office:value-type="float" office:value="1382.8" calcext:value-type="float">
            <text:p>1382.8</text:p>
          </table:table-cell>
          <table:table-cell office:value-type="float" office:value="1200.4" calcext:value-type="float">
            <text:p>1200.4</text:p>
          </table:table-cell>
          <table:table-cell/>
          <table:table-cell office:value-type="float" office:value="1417.6" calcext:value-type="float">
            <text:p>1417.6</text:p>
          </table:table-cell>
          <table:table-cell office:value-type="float" office:value="1191.7" calcext:value-type="float">
            <text:p>1191.7</text:p>
          </table:table-cell>
          <table:table-cell office:value-type="float" office:value="4122.3" calcext:value-type="float">
            <text:p>4122.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8332.8" calcext:value-type="float">
            <text:p>148332.8</text:p>
          </table:table-cell>
          <table:table-cell office:value-type="float" office:value="21732.9" calcext:value-type="float">
            <text:p>21732.9</text:p>
          </table:table-cell>
          <table:table-cell office:value-type="float" office:value="1414.5" calcext:value-type="float">
            <text:p>1414.5</text:p>
          </table:table-cell>
          <table:table-cell office:value-type="float" office:value="1210.7" calcext:value-type="float">
            <text:p>1210.7</text:p>
          </table:table-cell>
          <table:table-cell/>
          <table:table-cell office:value-type="float" office:value="1433.6" calcext:value-type="float">
            <text:p>1433.6</text:p>
          </table:table-cell>
          <table:table-cell office:value-type="float" office:value="1206.6" calcext:value-type="float">
            <text:p>1206.6</text:p>
          </table:table-cell>
          <table:table-cell office:value-type="float" office:value="4205.4" calcext:value-type="float">
            <text:p>4205.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3117.5" calcext:value-type="float">
            <text:p>153117.5</text:p>
          </table:table-cell>
          <table:table-cell office:value-type="float" office:value="22520.1" calcext:value-type="float">
            <text:p>22520.1</text:p>
          </table:table-cell>
          <table:table-cell office:value-type="float" office:value="1410" calcext:value-type="float">
            <text:p>1410</text:p>
          </table:table-cell>
          <table:table-cell office:value-type="float" office:value="1224.5" calcext:value-type="float">
            <text:p>1224.5</text:p>
          </table:table-cell>
          <table:table-cell/>
          <table:table-cell office:value-type="float" office:value="1449.1" calcext:value-type="float">
            <text:p>1449.1</text:p>
          </table:table-cell>
          <table:table-cell office:value-type="float" office:value="1218.9" calcext:value-type="float">
            <text:p>1218.9</text:p>
          </table:table-cell>
          <table:table-cell office:value-type="float" office:value="4218.9" calcext:value-type="float">
            <text:p>4218.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6996.3" calcext:value-type="float">
            <text:p>156996.3</text:p>
          </table:table-cell>
          <table:table-cell office:value-type="float" office:value="23543.5" calcext:value-type="float">
            <text:p>23543.5</text:p>
          </table:table-cell>
          <table:table-cell office:value-type="float" office:value="1446.3" calcext:value-type="float">
            <text:p>1446.3</text:p>
          </table:table-cell>
          <table:table-cell office:value-type="float" office:value="1236.7" calcext:value-type="float">
            <text:p>1236.7</text:p>
          </table:table-cell>
          <table:table-cell/>
          <table:table-cell office:value-type="float" office:value="1463.1" calcext:value-type="float">
            <text:p>1463.1</text:p>
          </table:table-cell>
          <table:table-cell office:value-type="float" office:value="1231.7" calcext:value-type="float">
            <text:p>1231.7</text:p>
          </table:table-cell>
          <table:table-cell office:value-type="float" office:value="4116.9" calcext:value-type="float">
            <text:p>4116.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8776.3" calcext:value-type="float">
            <text:p>158776.3</text:p>
          </table:table-cell>
          <table:table-cell office:value-type="float" office:value="26084.2" calcext:value-type="float">
            <text:p>26084.2</text:p>
          </table:table-cell>
          <table:table-cell office:value-type="float" office:value="1441.2" calcext:value-type="float">
            <text:p>1441.2</text:p>
          </table:table-cell>
          <table:table-cell office:value-type="float" office:value="1248.7" calcext:value-type="float">
            <text:p>1248.7</text:p>
          </table:table-cell>
          <table:table-cell/>
          <table:table-cell office:value-type="float" office:value="1475.1" calcext:value-type="float">
            <text:p>1475.1</text:p>
          </table:table-cell>
          <table:table-cell office:value-type="float" office:value="1241.4" calcext:value-type="float">
            <text:p>1241.4</text:p>
          </table:table-cell>
          <table:table-cell office:value-type="float" office:value="4238.4" calcext:value-type="float">
            <text:p>4238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0375.5" calcext:value-type="float">
            <text:p>160375.5</text:p>
          </table:table-cell>
          <table:table-cell office:value-type="float" office:value="26061.2" calcext:value-type="float">
            <text:p>26061.2</text:p>
          </table:table-cell>
          <table:table-cell office:value-type="float" office:value="1467.6" calcext:value-type="float">
            <text:p>1467.6</text:p>
          </table:table-cell>
          <table:table-cell office:value-type="float" office:value="1260.3" calcext:value-type="float">
            <text:p>1260.3</text:p>
          </table:table-cell>
          <table:table-cell/>
          <table:table-cell office:value-type="float" office:value="1495.7" calcext:value-type="float">
            <text:p>1495.7</text:p>
          </table:table-cell>
          <table:table-cell office:value-type="float" office:value="1257" calcext:value-type="float">
            <text:p>1257</text:p>
          </table:table-cell>
          <table:table-cell office:value-type="float" office:value="4280.3" calcext:value-type="float">
            <text:p>4280.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4904.2" calcext:value-type="float">
            <text:p>164904.2</text:p>
          </table:table-cell>
          <table:table-cell office:value-type="float" office:value="26945.2" calcext:value-type="float">
            <text:p>26945.2</text:p>
          </table:table-cell>
          <table:table-cell office:value-type="float" office:value="1468.6" calcext:value-type="float">
            <text:p>1468.6</text:p>
          </table:table-cell>
          <table:table-cell office:value-type="float" office:value="1272.3" calcext:value-type="float">
            <text:p>1272.3</text:p>
          </table:table-cell>
          <table:table-cell/>
          <table:table-cell office:value-type="float" office:value="1506.9" calcext:value-type="float">
            <text:p>1506.9</text:p>
          </table:table-cell>
          <table:table-cell office:value-type="float" office:value="1267.6" calcext:value-type="float">
            <text:p>1267.6</text:p>
          </table:table-cell>
          <table:table-cell office:value-type="float" office:value="4277.3" calcext:value-type="float">
            <text:p>4277.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66183.2" calcext:value-type="float">
            <text:p>166183.2</text:p>
          </table:table-cell>
          <table:table-cell office:value-type="float" office:value="27355.3" calcext:value-type="float">
            <text:p>27355.3</text:p>
          </table:table-cell>
          <table:table-cell office:value-type="float" office:value="1499.8" calcext:value-type="float">
            <text:p>1499.8</text:p>
          </table:table-cell>
          <table:table-cell office:value-type="float" office:value="1285.6" calcext:value-type="float">
            <text:p>1285.6</text:p>
          </table:table-cell>
          <table:table-cell/>
          <table:table-cell office:value-type="float" office:value="1521.6" calcext:value-type="float">
            <text:p>1521.6</text:p>
          </table:table-cell>
          <table:table-cell office:value-type="float" office:value="1281" calcext:value-type="float">
            <text:p>1281</text:p>
          </table:table-cell>
          <table:table-cell office:value-type="float" office:value="4325.6" calcext:value-type="float">
            <text:p>4325.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70557.7" calcext:value-type="float">
            <text:p>170557.7</text:p>
          </table:table-cell>
          <table:table-cell office:value-type="float" office:value="27937" calcext:value-type="float">
            <text:p>27937</text:p>
          </table:table-cell>
          <table:table-cell office:value-type="float" office:value="1497.4" calcext:value-type="float">
            <text:p>1497.4</text:p>
          </table:table-cell>
          <table:table-cell office:value-type="float" office:value="1298.7" calcext:value-type="float">
            <text:p>1298.7</text:p>
          </table:table-cell>
          <table:table-cell/>
          <table:table-cell office:value-type="float" office:value="1532.9" calcext:value-type="float">
            <text:p>1532.9</text:p>
          </table:table-cell>
          <table:table-cell office:value-type="float" office:value="1293.5" calcext:value-type="float">
            <text:p>1293.5</text:p>
          </table:table-cell>
          <table:table-cell office:value-type="float" office:value="4452.8" calcext:value-type="float">
            <text:p>4452.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2031.6" calcext:value-type="float">
            <text:p>172031.6</text:p>
          </table:table-cell>
          <table:table-cell office:value-type="float" office:value="44704.1" calcext:value-type="float">
            <text:p>44704.1</text:p>
          </table:table-cell>
          <table:table-cell office:value-type="float" office:value="1536" calcext:value-type="float">
            <text:p>1536</text:p>
          </table:table-cell>
          <table:table-cell office:value-type="float" office:value="1310.9" calcext:value-type="float">
            <text:p>1310.9</text:p>
          </table:table-cell>
          <table:table-cell/>
          <table:table-cell office:value-type="float" office:value="1544.8" calcext:value-type="float">
            <text:p>1544.8</text:p>
          </table:table-cell>
          <table:table-cell office:value-type="float" office:value="1302.8" calcext:value-type="float">
            <text:p>1302.8</text:p>
          </table:table-cell>
          <table:table-cell office:value-type="float" office:value="4510.7" calcext:value-type="float">
            <text:p>4510.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76611" calcext:value-type="float">
            <text:p>176611</text:p>
          </table:table-cell>
          <table:table-cell office:value-type="float" office:value="46140.9" calcext:value-type="float">
            <text:p>46140.9</text:p>
          </table:table-cell>
          <table:table-cell office:value-type="float" office:value="1543.4" calcext:value-type="float">
            <text:p>1543.4</text:p>
          </table:table-cell>
          <table:table-cell office:value-type="float" office:value="1321.7" calcext:value-type="float">
            <text:p>1321.7</text:p>
          </table:table-cell>
          <table:table-cell/>
          <table:table-cell office:value-type="float" office:value="1563.2" calcext:value-type="float">
            <text:p>1563.2</text:p>
          </table:table-cell>
          <table:table-cell office:value-type="float" office:value="1312.7" calcext:value-type="float">
            <text:p>1312.7</text:p>
          </table:table-cell>
          <table:table-cell office:value-type="float" office:value="4451.9" calcext:value-type="float">
            <text:p>4451.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8838" calcext:value-type="float">
            <text:p>178838</text:p>
          </table:table-cell>
          <table:table-cell office:value-type="float" office:value="46575.9" calcext:value-type="float">
            <text:p>46575.9</text:p>
          </table:table-cell>
          <table:table-cell office:value-type="float" office:value="1557.2" calcext:value-type="float">
            <text:p>1557.2</text:p>
          </table:table-cell>
          <table:table-cell office:value-type="float" office:value="1331.2" calcext:value-type="float">
            <text:p>1331.2</text:p>
          </table:table-cell>
          <table:table-cell/>
          <table:table-cell office:value-type="float" office:value="1582.2" calcext:value-type="float">
            <text:p>1582.2</text:p>
          </table:table-cell>
          <table:table-cell office:value-type="float" office:value="1328.6" calcext:value-type="float">
            <text:p>1328.6</text:p>
          </table:table-cell>
          <table:table-cell office:value-type="float" office:value="4640" calcext:value-type="float">
            <text:p>464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1915.2" calcext:value-type="float">
            <text:p>181915.2</text:p>
          </table:table-cell>
          <table:table-cell office:value-type="float" office:value="46582.9" calcext:value-type="float">
            <text:p>46582.9</text:p>
          </table:table-cell>
          <table:table-cell office:value-type="float" office:value="1570.5" calcext:value-type="float">
            <text:p>1570.5</text:p>
          </table:table-cell>
          <table:table-cell office:value-type="float" office:value="1343" calcext:value-type="float">
            <text:p>1343</text:p>
          </table:table-cell>
          <table:table-cell/>
          <table:table-cell office:value-type="float" office:value="1591.9" calcext:value-type="float">
            <text:p>1591.9</text:p>
          </table:table-cell>
          <table:table-cell office:value-type="float" office:value="1338.6" calcext:value-type="float">
            <text:p>1338.6</text:p>
          </table:table-cell>
          <table:table-cell office:value-type="float" office:value="4533.6" calcext:value-type="float">
            <text:p>4533.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6004.5" calcext:value-type="float">
            <text:p>186004.5</text:p>
          </table:table-cell>
          <table:table-cell office:value-type="float" office:value="47389.3" calcext:value-type="float">
            <text:p>47389.3</text:p>
          </table:table-cell>
          <table:table-cell office:value-type="float" office:value="1585.9" calcext:value-type="float">
            <text:p>1585.9</text:p>
          </table:table-cell>
          <table:table-cell office:value-type="float" office:value="1356.9" calcext:value-type="float">
            <text:p>1356.9</text:p>
          </table:table-cell>
          <table:table-cell/>
          <table:table-cell office:value-type="float" office:value="1608.9" calcext:value-type="float">
            <text:p>1608.9</text:p>
          </table:table-cell>
          <table:table-cell office:value-type="float" office:value="1353.4" calcext:value-type="float">
            <text:p>1353.4</text:p>
          </table:table-cell>
          <table:table-cell office:value-type="float" office:value="4659.8" calcext:value-type="float">
            <text:p>4659.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9851" calcext:value-type="float">
            <text:p>189851</text:p>
          </table:table-cell>
          <table:table-cell office:value-type="float" office:value="47919.3" calcext:value-type="float">
            <text:p>47919.3</text:p>
          </table:table-cell>
          <table:table-cell office:value-type="float" office:value="1601.2" calcext:value-type="float">
            <text:p>1601.2</text:p>
          </table:table-cell>
          <table:table-cell office:value-type="float" office:value="1372.2" calcext:value-type="float">
            <text:p>1372.2</text:p>
          </table:table-cell>
          <table:table-cell/>
          <table:table-cell office:value-type="float" office:value="1623" calcext:value-type="float">
            <text:p>1623</text:p>
          </table:table-cell>
          <table:table-cell office:value-type="float" office:value="1364" calcext:value-type="float">
            <text:p>1364</text:p>
          </table:table-cell>
          <table:table-cell office:value-type="float" office:value="4672.4" calcext:value-type="float">
            <text:p>4672.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3928.1" calcext:value-type="float">
            <text:p>193928.1</text:p>
          </table:table-cell>
          <table:table-cell office:value-type="float" office:value="48560.2" calcext:value-type="float">
            <text:p>48560.2</text:p>
          </table:table-cell>
          <table:table-cell office:value-type="float" office:value="1617" calcext:value-type="float">
            <text:p>1617</text:p>
          </table:table-cell>
          <table:table-cell office:value-type="float" office:value="1381.9" calcext:value-type="float">
            <text:p>1381.9</text:p>
          </table:table-cell>
          <table:table-cell/>
          <table:table-cell office:value-type="float" office:value="1633.9" calcext:value-type="float">
            <text:p>1633.9</text:p>
          </table:table-cell>
          <table:table-cell office:value-type="float" office:value="1372" calcext:value-type="float">
            <text:p>1372</text:p>
          </table:table-cell>
          <table:table-cell office:value-type="float" office:value="4828.9" calcext:value-type="float">
            <text:p>4828.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94757.2" calcext:value-type="float">
            <text:p>194757.2</text:p>
          </table:table-cell>
          <table:table-cell office:value-type="float" office:value="48767.7" calcext:value-type="float">
            <text:p>48767.7</text:p>
          </table:table-cell>
          <table:table-cell office:value-type="float" office:value="1626.8" calcext:value-type="float">
            <text:p>1626.8</text:p>
          </table:table-cell>
          <table:table-cell office:value-type="float" office:value="1392.9" calcext:value-type="float">
            <text:p>1392.9</text:p>
          </table:table-cell>
          <table:table-cell/>
          <table:table-cell office:value-type="float" office:value="1651.7" calcext:value-type="float">
            <text:p>1651.7</text:p>
          </table:table-cell>
          <table:table-cell office:value-type="float" office:value="1388.8" calcext:value-type="float">
            <text:p>1388.8</text:p>
          </table:table-cell>
          <table:table-cell office:value-type="float" office:value="4737.9" calcext:value-type="float">
            <text:p>4737.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7556.2" calcext:value-type="float">
            <text:p>197556.2</text:p>
          </table:table-cell>
          <table:table-cell office:value-type="float" office:value="49728.4" calcext:value-type="float">
            <text:p>49728.4</text:p>
          </table:table-cell>
          <table:table-cell office:value-type="float" office:value="1642.8" calcext:value-type="float">
            <text:p>1642.8</text:p>
          </table:table-cell>
          <table:table-cell office:value-type="float" office:value="1405.1" calcext:value-type="float">
            <text:p>1405.1</text:p>
          </table:table-cell>
          <table:table-cell/>
          <table:table-cell office:value-type="float" office:value="1666.2" calcext:value-type="float">
            <text:p>1666.2</text:p>
          </table:table-cell>
          <table:table-cell office:value-type="float" office:value="1406.8" calcext:value-type="float">
            <text:p>1406.8</text:p>
          </table:table-cell>
          <table:table-cell office:value-type="float" office:value="4815.3" calcext:value-type="float">
            <text:p>4815.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2458.3" calcext:value-type="float">
            <text:p>202458.3</text:p>
          </table:table-cell>
          <table:table-cell office:value-type="float" office:value="51044.6" calcext:value-type="float">
            <text:p>51044.6</text:p>
          </table:table-cell>
          <table:table-cell office:value-type="float" office:value="1656.2" calcext:value-type="float">
            <text:p>1656.2</text:p>
          </table:table-cell>
          <table:table-cell office:value-type="float" office:value="1416.4" calcext:value-type="float">
            <text:p>1416.4</text:p>
          </table:table-cell>
          <table:table-cell/>
          <table:table-cell office:value-type="float" office:value="1679.1" calcext:value-type="float">
            <text:p>1679.1</text:p>
          </table:table-cell>
          <table:table-cell office:value-type="float" office:value="1416.1" calcext:value-type="float">
            <text:p>1416.1</text:p>
          </table:table-cell>
          <table:table-cell office:value-type="float" office:value="4830.5" calcext:value-type="float">
            <text:p>4830.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4811" calcext:value-type="float">
            <text:p>204811</text:p>
          </table:table-cell>
          <table:table-cell office:value-type="float" office:value="65018.3" calcext:value-type="float">
            <text:p>65018.3</text:p>
          </table:table-cell>
          <table:table-cell office:value-type="float" office:value="1675.1" calcext:value-type="float">
            <text:p>1675.1</text:p>
          </table:table-cell>
          <table:table-cell office:value-type="float" office:value="1428.8" calcext:value-type="float">
            <text:p>1428.8</text:p>
          </table:table-cell>
          <table:table-cell/>
          <table:table-cell office:value-type="float" office:value="1693.8" calcext:value-type="float">
            <text:p>1693.8</text:p>
          </table:table-cell>
          <table:table-cell office:value-type="float" office:value="1427.8" calcext:value-type="float">
            <text:p>1427.8</text:p>
          </table:table-cell>
          <table:table-cell office:value-type="float" office:value="4881.5" calcext:value-type="float">
            <text:p>4881.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8781.5" calcext:value-type="float">
            <text:p>208781.5</text:p>
          </table:table-cell>
          <table:table-cell office:value-type="float" office:value="65021.7" calcext:value-type="float">
            <text:p>65021.7</text:p>
          </table:table-cell>
          <table:table-cell office:value-type="float" office:value="1675.6" calcext:value-type="float">
            <text:p>1675.6</text:p>
          </table:table-cell>
          <table:table-cell office:value-type="float" office:value="1444.6" calcext:value-type="float">
            <text:p>1444.6</text:p>
          </table:table-cell>
          <table:table-cell/>
          <table:table-cell office:value-type="float" office:value="1707.4" calcext:value-type="float">
            <text:p>1707.4</text:p>
          </table:table-cell>
          <table:table-cell office:value-type="float" office:value="1439.2" calcext:value-type="float">
            <text:p>1439.2</text:p>
          </table:table-cell>
          <table:table-cell office:value-type="float" office:value="4876.2" calcext:value-type="float">
            <text:p>4876.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12627.1" calcext:value-type="float">
            <text:p>212627.1</text:p>
          </table:table-cell>
          <table:table-cell office:value-type="float" office:value="64865" calcext:value-type="float">
            <text:p>64865</text:p>
          </table:table-cell>
          <table:table-cell office:value-type="float" office:value="1706.6" calcext:value-type="float">
            <text:p>1706.6</text:p>
          </table:table-cell>
          <table:table-cell office:value-type="float" office:value="1453.6" calcext:value-type="float">
            <text:p>1453.6</text:p>
          </table:table-cell>
          <table:table-cell/>
          <table:table-cell office:value-type="float" office:value="1720.6" calcext:value-type="float">
            <text:p>1720.6</text:p>
          </table:table-cell>
          <table:table-cell office:value-type="float" office:value="1454.4" calcext:value-type="float">
            <text:p>1454.4</text:p>
          </table:table-cell>
          <table:table-cell office:value-type="float" office:value="5004.5" calcext:value-type="float">
            <text:p>5004.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17088.5" calcext:value-type="float">
            <text:p>217088.5</text:p>
          </table:table-cell>
          <table:table-cell office:value-type="float" office:value="64613.6" calcext:value-type="float">
            <text:p>64613.6</text:p>
          </table:table-cell>
          <table:table-cell office:value-type="float" office:value="1703" calcext:value-type="float">
            <text:p>1703</text:p>
          </table:table-cell>
          <table:table-cell office:value-type="float" office:value="1469.7" calcext:value-type="float">
            <text:p>1469.7</text:p>
          </table:table-cell>
          <table:table-cell/>
          <table:table-cell office:value-type="float" office:value="1740.9" calcext:value-type="float">
            <text:p>1740.9</text:p>
          </table:table-cell>
          <table:table-cell office:value-type="float" office:value="1473.8" calcext:value-type="float">
            <text:p>1473.8</text:p>
          </table:table-cell>
          <table:table-cell office:value-type="float" office:value="5008.2" calcext:value-type="float">
            <text:p>5008.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18729.9" calcext:value-type="float">
            <text:p>218729.9</text:p>
          </table:table-cell>
          <table:table-cell office:value-type="float" office:value="64050.1" calcext:value-type="float">
            <text:p>64050.1</text:p>
          </table:table-cell>
          <table:table-cell office:value-type="float" office:value="1731.5" calcext:value-type="float">
            <text:p>1731.5</text:p>
          </table:table-cell>
          <table:table-cell office:value-type="float" office:value="1479.5" calcext:value-type="float">
            <text:p>1479.5</text:p>
          </table:table-cell>
          <table:table-cell/>
          <table:table-cell office:value-type="float" office:value="1749.7" calcext:value-type="float">
            <text:p>1749.7</text:p>
          </table:table-cell>
          <table:table-cell office:value-type="float" office:value="1485" calcext:value-type="float">
            <text:p>1485</text:p>
          </table:table-cell>
          <table:table-cell office:value-type="float" office:value="5115.4" calcext:value-type="float">
            <text:p>5115.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21479.1" calcext:value-type="float">
            <text:p>221479.1</text:p>
          </table:table-cell>
          <table:table-cell office:value-type="float" office:value="64043.4" calcext:value-type="float">
            <text:p>64043.4</text:p>
          </table:table-cell>
          <table:table-cell office:value-type="float" office:value="1731.3" calcext:value-type="float">
            <text:p>1731.3</text:p>
          </table:table-cell>
          <table:table-cell office:value-type="float" office:value="1490.7" calcext:value-type="float">
            <text:p>1490.7</text:p>
          </table:table-cell>
          <table:table-cell/>
          <table:table-cell office:value-type="float" office:value="1770.5" calcext:value-type="float">
            <text:p>1770.5</text:p>
          </table:table-cell>
          <table:table-cell office:value-type="float" office:value="1505.2" calcext:value-type="float">
            <text:p>1505.2</text:p>
          </table:table-cell>
          <table:table-cell office:value-type="float" office:value="5105.5" calcext:value-type="float">
            <text:p>5105.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5178.1" calcext:value-type="float">
            <text:p>225178.1</text:p>
          </table:table-cell>
          <table:table-cell office:value-type="float" office:value="63462.8" calcext:value-type="float">
            <text:p>63462.8</text:p>
          </table:table-cell>
          <table:table-cell office:value-type="float" office:value="1745.8" calcext:value-type="float">
            <text:p>1745.8</text:p>
          </table:table-cell>
          <table:table-cell office:value-type="float" office:value="1762.2" calcext:value-type="float">
            <text:p>1762.2</text:p>
          </table:table-cell>
          <table:table-cell/>
          <table:table-cell office:value-type="float" office:value="1780.1" calcext:value-type="float">
            <text:p>1780.1</text:p>
          </table:table-cell>
          <table:table-cell office:value-type="float" office:value="1776.1" calcext:value-type="float">
            <text:p>1776.1</text:p>
          </table:table-cell>
          <table:table-cell office:value-type="float" office:value="5150.8" calcext:value-type="float">
            <text:p>5150.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30154.8" calcext:value-type="float">
            <text:p>230154.8</text:p>
          </table:table-cell>
          <table:table-cell office:value-type="float" office:value="63442.7" calcext:value-type="float">
            <text:p>63442.7</text:p>
          </table:table-cell>
          <table:table-cell office:value-type="float" office:value="1744.3" calcext:value-type="float">
            <text:p>1744.3</text:p>
          </table:table-cell>
          <table:table-cell office:value-type="float" office:value="1764.9" calcext:value-type="float">
            <text:p>1764.9</text:p>
          </table:table-cell>
          <table:table-cell/>
          <table:table-cell office:value-type="float" office:value="1795.3" calcext:value-type="float">
            <text:p>1795.3</text:p>
          </table:table-cell>
          <table:table-cell office:value-type="float" office:value="1788.8" calcext:value-type="float">
            <text:p>1788.8</text:p>
          </table:table-cell>
          <table:table-cell office:value-type="float" office:value="5136.2" calcext:value-type="float">
            <text:p>5136.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34308.4" calcext:value-type="float">
            <text:p>234308.4</text:p>
          </table:table-cell>
          <table:table-cell office:value-type="float" office:value="63723.9" calcext:value-type="float">
            <text:p>63723.9</text:p>
          </table:table-cell>
          <table:table-cell office:value-type="float" office:value="1777.8" calcext:value-type="float">
            <text:p>1777.8</text:p>
          </table:table-cell>
          <table:table-cell office:value-type="float" office:value="1794.4" calcext:value-type="float">
            <text:p>1794.4</text:p>
          </table:table-cell>
          <table:table-cell/>
          <table:table-cell office:value-type="float" office:value="1806.7" calcext:value-type="float">
            <text:p>1806.7</text:p>
          </table:table-cell>
          <table:table-cell office:value-type="float" office:value="1802.3" calcext:value-type="float">
            <text:p>1802.3</text:p>
          </table:table-cell>
          <table:table-cell office:value-type="float" office:value="5156.8" calcext:value-type="float">
            <text:p>5156.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37817.1" calcext:value-type="float">
            <text:p>237817.1</text:p>
          </table:table-cell>
          <table:table-cell office:value-type="float" office:value="63011.8" calcext:value-type="float">
            <text:p>63011.8</text:p>
          </table:table-cell>
          <table:table-cell office:value-type="float" office:value="1771.1" calcext:value-type="float">
            <text:p>1771.1</text:p>
          </table:table-cell>
          <table:table-cell office:value-type="float" office:value="1786.2" calcext:value-type="float">
            <text:p>1786.2</text:p>
          </table:table-cell>
          <table:table-cell/>
          <table:table-cell office:value-type="float" office:value="1823.2" calcext:value-type="float">
            <text:p>1823.2</text:p>
          </table:table-cell>
          <table:table-cell office:value-type="float" office:value="1824.5" calcext:value-type="float">
            <text:p>1824.5</text:p>
          </table:table-cell>
          <table:table-cell office:value-type="float" office:value="5299.4" calcext:value-type="float">
            <text:p>5299.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39062.7" calcext:value-type="float">
            <text:p>239062.7</text:p>
          </table:table-cell>
          <table:table-cell office:value-type="float" office:value="62593.6" calcext:value-type="float">
            <text:p>62593.6</text:p>
          </table:table-cell>
          <table:table-cell office:value-type="float" office:value="1840.7" calcext:value-type="float">
            <text:p>1840.7</text:p>
          </table:table-cell>
          <table:table-cell office:value-type="float" office:value="1852.7" calcext:value-type="float">
            <text:p>1852.7</text:p>
          </table:table-cell>
          <table:table-cell/>
          <table:table-cell office:value-type="float" office:value="1865.7" calcext:value-type="float">
            <text:p>1865.7</text:p>
          </table:table-cell>
          <table:table-cell office:value-type="float" office:value="1858.7" calcext:value-type="float">
            <text:p>1858.7</text:p>
          </table:table-cell>
          <table:table-cell office:value-type="float" office:value="5184.7" calcext:value-type="float">
            <text:p>5184.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44673.4" calcext:value-type="float">
            <text:p>244673.4</text:p>
          </table:table-cell>
          <table:table-cell office:value-type="float" office:value="62004.2" calcext:value-type="float">
            <text:p>62004.2</text:p>
          </table:table-cell>
          <table:table-cell office:value-type="float" office:value="2215" calcext:value-type="float">
            <text:p>2215</text:p>
          </table:table-cell>
          <table:table-cell office:value-type="float" office:value="2306.5" calcext:value-type="float">
            <text:p>2306.5</text:p>
          </table:table-cell>
          <table:table-cell/>
          <table:table-cell office:value-type="float" office:value="2386.9" calcext:value-type="float">
            <text:p>2386.9</text:p>
          </table:table-cell>
          <table:table-cell office:value-type="float" office:value="2228.8" calcext:value-type="float">
            <text:p>2228.8</text:p>
          </table:table-cell>
          <table:table-cell office:value-type="float" office:value="5274.8" calcext:value-type="float">
            <text:p>5274.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47971.3" calcext:value-type="float">
            <text:p>247971.3</text:p>
          </table:table-cell>
          <table:table-cell office:value-type="float" office:value="61866.2" calcext:value-type="float">
            <text:p>61866.2</text:p>
          </table:table-cell>
          <table:table-cell office:value-type="float" office:value="2309.3" calcext:value-type="float">
            <text:p>2309.3</text:p>
          </table:table-cell>
          <table:table-cell office:value-type="float" office:value="2882.8" calcext:value-type="float">
            <text:p>2882.8</text:p>
          </table:table-cell>
          <table:table-cell/>
          <table:table-cell office:value-type="float" office:value="2883.4" calcext:value-type="float">
            <text:p>2883.4</text:p>
          </table:table-cell>
          <table:table-cell office:value-type="float" office:value="2371.8" calcext:value-type="float">
            <text:p>2371.8</text:p>
          </table:table-cell>
          <table:table-cell office:value-type="float" office:value="5461.1" calcext:value-type="float">
            <text:p>5461.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0574.2" calcext:value-type="float">
            <text:p>250574.2</text:p>
          </table:table-cell>
          <table:table-cell office:value-type="float" office:value="61555" calcext:value-type="float">
            <text:p>61555</text:p>
          </table:table-cell>
          <table:table-cell office:value-type="float" office:value="2218.9" calcext:value-type="float">
            <text:p>2218.9</text:p>
          </table:table-cell>
          <table:table-cell office:value-type="float" office:value="3121.3" calcext:value-type="float">
            <text:p>3121.3</text:p>
          </table:table-cell>
          <table:table-cell/>
          <table:table-cell office:value-type="float" office:value="3193.5" calcext:value-type="float">
            <text:p>3193.5</text:p>
          </table:table-cell>
          <table:table-cell office:value-type="float" office:value="2374.4" calcext:value-type="float">
            <text:p>2374.4</text:p>
          </table:table-cell>
          <table:table-cell office:value-type="float" office:value="5587.6" calcext:value-type="float">
            <text:p>5587.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5716.5" calcext:value-type="float">
            <text:p>255716.5</text:p>
          </table:table-cell>
          <table:table-cell office:value-type="float" office:value="63333.4" calcext:value-type="float">
            <text:p>63333.4</text:p>
          </table:table-cell>
          <table:table-cell office:value-type="float" office:value="2244.2" calcext:value-type="float">
            <text:p>2244.2</text:p>
          </table:table-cell>
          <table:table-cell office:value-type="float" office:value="3228.2" calcext:value-type="float">
            <text:p>3228.2</text:p>
          </table:table-cell>
          <table:table-cell/>
          <table:table-cell office:value-type="float" office:value="3367.4" calcext:value-type="float">
            <text:p>3367.4</text:p>
          </table:table-cell>
          <table:table-cell office:value-type="float" office:value="2348.3" calcext:value-type="float">
            <text:p>2348.3</text:p>
          </table:table-cell>
          <table:table-cell office:value-type="float" office:value="7101.4" calcext:value-type="float">
            <text:p>7101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7">00/00/0000</text:date>, <text:time style:data-style-name="N2" text:time-value="13:56:00.522833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7T13:59:47.771852676</dc:date>
    <meta:editing-duration>PT53M13S</meta:editing-duration>
    <meta:editing-cycles>8</meta:editing-cycles>
    <meta:generator>LibreOffice/7.5.9.2$Linux_X86_64 LibreOffice_project/50$Build-2</meta:generator>
    <meta:document-statistic meta:table-count="1" meta:cell-count="101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3.866cm" svg:height="14.876cm" xlink:href=".." xlink:type="simple" chart:class="chart:scatter" chart:style-name="ch1">
        <chart:legend chart:legend-position="end" svg:x="28.269cm" svg:y="5.396cm" style:legend-expansion="high" chart:style-name="ch2"/>
        <chart:plot-area chart:style-name="ch3" table:cell-range-address="euler.A2:euler.I127 euler.B1:euler.I1" chart:data-source-has-labels="row" svg:x="1.688cm" svg:y="0.297cm" svg:width="25.904cm" svg:height="13.301cm">
          <chart:coordinate-region svg:x="3.235cm" svg:y="0.497cm" svg:width="24.077cm" svg:height="12.454cm"/>
          <chart:axis chart:dimension="x" chart:name="primary-x" chart:style-name="ch4">
            <chart:title svg:x="14.331cm" svg:y="13.895cm" chart:style-name="ch5">
              <text:p>bits</text:p>
            </chart:title>
          </chart:axis>
          <chart:axis chart:dimension="y" chart:name="primary-y" chart:style-name="ch6">
            <chart:title svg:x="0.451cm" svg:y="7.454cm" chart:style-name="ch7">
              <text:p>cycles</text:p>
            </chart:title>
            <chart:grid chart:style-name="ch8" chart:class="major"/>
          </chart:axis>
          <chart:series chart:style-name="ch9" chart:values-cell-range-address="euler.B2:euler.B127" chart:label-cell-address="euler.B1:euler.B1" chart:class="chart:scatter">
            <chart:domain table:cell-range-address="euler.A2:euler.A127"/>
            <chart:data-point chart:repeated="126"/>
          </chart:series>
          <chart:series chart:style-name="ch10" chart:values-cell-range-address="euler.C2:euler.C127" chart:label-cell-address="euler.C1:euler.C1" chart:class="chart:scatter">
            <chart:data-point chart:repeated="126"/>
          </chart:series>
          <chart:series chart:style-name="ch11" chart:values-cell-range-address="euler.D2:euler.D127" chart:label-cell-address="euler.D1:euler.D1" chart:class="chart:scatter">
            <chart:data-point chart:repeated="126"/>
          </chart:series>
          <chart:series chart:style-name="ch12" chart:values-cell-range-address="euler.E2:euler.E127" chart:label-cell-address="euler.E1:euler.E1" chart:class="chart:scatter">
            <chart:data-point chart:repeated="126"/>
          </chart:series>
          <chart:series chart:style-name="ch13" chart:values-cell-range-address="euler.F2:euler.F127" chart:label-cell-address="euler.F1:euler.F1" chart:class="chart:scatter">
            <chart:data-point chart:repeated="126"/>
          </chart:series>
          <chart:series chart:style-name="ch14" chart:values-cell-range-address="euler.G2:euler.G127" chart:label-cell-address="euler.G1:euler.G1" chart:class="chart:scatter">
            <chart:data-point chart:repeated="126"/>
          </chart:series>
          <chart:series chart:style-name="ch15" chart:values-cell-range-address="euler.H2:euler.H127" chart:label-cell-address="euler.H1:euler.H1" chart:class="chart:scatter">
            <chart:data-point chart:repeated="126"/>
          </chart:series>
          <chart:series chart:style-name="ch16" chart:values-cell-range-address="euler.I2:euler.I127" chart:label-cell-address="euler.I1:euler.I1" chart:class="chart:scatter">
            <chart:data-point chart:repeated="12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low proven Euler</text:p>
                <draw:g>
                  <svg:desc>euler.B1:euler.B1</svg:desc>
                </draw:g>
              </table:table-cell>
              <table:table-cell office:value-type="string">
                <text:p>Generic C Euler </text:p>
                <draw:g>
                  <svg:desc>euler.C1:euler.C1</svg:desc>
                </draw:g>
              </table:table-cell>
              <table:table-cell office:value-type="string">
                <text:p>Textbook Euler (Montgomery)</text:p>
                <draw:g>
                  <svg:desc>euler.D1:euler.D1</svg:desc>
                </draw:g>
              </table:table-cell>
              <table:table-cell office:value-type="string">
                <text:p>Optimized Euler (montgomery)</text:p>
                <draw:g>
                  <svg:desc>euler.E1:euler.E1</svg:desc>
                </draw:g>
              </table:table-cell>
              <table:table-cell office:value-type="string">
                <text:p>first target</text:p>
                <draw:g>
                  <svg:desc>euler.F1:euler.F1</svg:desc>
                </draw:g>
              </table:table-cell>
              <table:table-cell office:value-type="string">
                <text:p>Textbook SPRP (Montgomery)</text:p>
                <draw:g>
                  <svg:desc>euler.G1:euler.G1</svg:desc>
                </draw:g>
              </table:table-cell>
              <table:table-cell office:value-type="string">
                <text:p>Optimized SPRP (Montgomery)</text:p>
                <draw:g>
                  <svg:desc>euler.H1:euler.H1</svg:desc>
                </draw:g>
              </table:table-cell>
              <table:table-cell office:value-type="string">
                <text:p>Textbook Euler (Barrett)</text:p>
                <draw:g>
                  <svg:desc>euler.I1:euler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euler.A2:euler.A127</svg:desc>
                </draw:g>
              </table:table-cell>
              <table:table-cell office:value-type="float" office:value="724.9">
                <text:p>724.9</text:p>
                <draw:g>
                  <svg:desc>euler.B2:euler.B127</svg:desc>
                </draw:g>
              </table:table-cell>
              <table:table-cell office:value-type="float" office:value="336.8">
                <text:p>336.8</text:p>
                <draw:g>
                  <svg:desc>euler.C2:euler.C127</svg:desc>
                </draw:g>
              </table:table-cell>
              <table:table-cell office:value-type="float" office:value="63.9">
                <text:p>63.9</text:p>
                <draw:g>
                  <svg:desc>euler.D2:euler.D127</svg:desc>
                </draw:g>
              </table:table-cell>
              <table:table-cell office:value-type="float" office:value="20.1">
                <text:p>20.1</text:p>
                <draw:g>
                  <svg:desc>euler.E2:euler.E127</svg:desc>
                </draw:g>
              </table:table-cell>
              <table:table-cell office:value-type="float" office:value="NaN">
                <text:p>NaN</text:p>
                <draw:g>
                  <svg:desc>euler.F2:euler.F127</svg:desc>
                </draw:g>
              </table:table-cell>
              <table:table-cell office:value-type="float" office:value="67.7">
                <text:p>67.7</text:p>
                <draw:g>
                  <svg:desc>euler.G2:euler.G127</svg:desc>
                </draw:g>
              </table:table-cell>
              <table:table-cell office:value-type="float" office:value="19.9">
                <text:p>19.9</text:p>
                <draw:g>
                  <svg:desc>euler.H2:euler.H127</svg:desc>
                </draw:g>
              </table:table-cell>
              <table:table-cell office:value-type="float" office:value="162.2">
                <text:p>162.2</text:p>
                <draw:g>
                  <svg:desc>euler.I2:euler.I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79.1">
                <text:p>1079.1</text:p>
              </table:table-cell>
              <table:table-cell office:value-type="float" office:value="352.9">
                <text:p>352.9</text:p>
              </table:table-cell>
              <table:table-cell office:value-type="float" office:value="66">
                <text:p>66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72.5">
                <text:p>72.5</text:p>
              </table:table-cell>
              <table:table-cell office:value-type="float" office:value="19.3">
                <text:p>19.3</text:p>
              </table:table-cell>
              <table:table-cell office:value-type="float" office:value="170.2">
                <text:p>17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440.2">
                <text:p>1440.2</text:p>
              </table:table-cell>
              <table:table-cell office:value-type="float" office:value="386.2">
                <text:p>386.2</text:p>
              </table:table-cell>
              <table:table-cell office:value-type="float" office:value="69.5">
                <text:p>69.5</text:p>
              </table:table-cell>
              <table:table-cell office:value-type="float" office:value="20.7">
                <text:p>20.7</text:p>
              </table:table-cell>
              <table:table-cell office:value-type="float" office:value="NaN">
                <text:p>NaN</text:p>
              </table:table-cell>
              <table:table-cell office:value-type="float" office:value="73.6">
                <text:p>73.6</text:p>
              </table:table-cell>
              <table:table-cell office:value-type="float" office:value="19.2">
                <text:p>19.2</text:p>
              </table:table-cell>
              <table:table-cell office:value-type="float" office:value="175.1">
                <text:p>175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810">
                <text:p>1810</text:p>
              </table:table-cell>
              <table:table-cell office:value-type="float" office:value="401.5">
                <text:p>401.5</text:p>
              </table:table-cell>
              <table:table-cell office:value-type="float" office:value="71.5">
                <text:p>71.5</text:p>
              </table:table-cell>
              <table:table-cell office:value-type="float" office:value="23.1">
                <text:p>23.1</text:p>
              </table:table-cell>
              <table:table-cell office:value-type="float" office:value="NaN">
                <text:p>NaN</text:p>
              </table:table-cell>
              <table:table-cell office:value-type="float" office:value="77.4">
                <text:p>77.4</text:p>
              </table:table-cell>
              <table:table-cell office:value-type="float" office:value="21.1">
                <text:p>21.1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181.9">
                <text:p>2181.9</text:p>
              </table:table-cell>
              <table:table-cell office:value-type="float" office:value="427.9">
                <text:p>427.9</text:p>
              </table:table-cell>
              <table:table-cell office:value-type="float" office:value="78.7">
                <text:p>78.7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78.6">
                <text:p>78.6</text:p>
              </table:table-cell>
              <table:table-cell office:value-type="float" office:value="29.4">
                <text:p>29.4</text:p>
              </table:table-cell>
              <table:table-cell office:value-type="float" office:value="196.9">
                <text:p>196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562.8">
                <text:p>2562.8</text:p>
              </table:table-cell>
              <table:table-cell office:value-type="float" office:value="458.5">
                <text:p>458.5</text:p>
              </table:table-cell>
              <table:table-cell office:value-type="float" office:value="82.8">
                <text:p>82.8</text:p>
              </table:table-cell>
              <table:table-cell office:value-type="float" office:value="75.4">
                <text:p>75.4</text:p>
              </table:table-cell>
              <table:table-cell office:value-type="float" office:value="NaN">
                <text:p>NaN</text:p>
              </table:table-cell>
              <table:table-cell office:value-type="float" office:value="83.5">
                <text:p>83.5</text:p>
              </table:table-cell>
              <table:table-cell office:value-type="float" office:value="80.5">
                <text:p>80.5</text:p>
              </table:table-cell>
              <table:table-cell office:value-type="float" office:value="207.4">
                <text:p>207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953.2">
                <text:p>2953.2</text:p>
              </table:table-cell>
              <table:table-cell office:value-type="float" office:value="475.6">
                <text:p>475.6</text:p>
              </table:table-cell>
              <table:table-cell office:value-type="float" office:value="110.4">
                <text:p>110.4</text:p>
              </table:table-cell>
              <table:table-cell office:value-type="float" office:value="46.6">
                <text:p>46.6</text:p>
              </table:table-cell>
              <table:table-cell office:value-type="float" office:value="NaN">
                <text:p>NaN</text:p>
              </table:table-cell>
              <table:table-cell office:value-type="float" office:value="89.2">
                <text:p>89.2</text:p>
              </table:table-cell>
              <table:table-cell office:value-type="float" office:value="55.2">
                <text:p>55.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849.2">
                <text:p>3849.2</text:p>
              </table:table-cell>
              <table:table-cell office:value-type="float" office:value="500.6">
                <text:p>500.6</text:p>
              </table:table-cell>
              <table:table-cell office:value-type="float" office:value="114.7">
                <text:p>114.7</text:p>
              </table:table-cell>
              <table:table-cell office:value-type="float" office:value="52.6">
                <text:p>52.6</text:p>
              </table:table-cell>
              <table:table-cell office:value-type="float" office:value="NaN">
                <text:p>NaN</text:p>
              </table:table-cell>
              <table:table-cell office:value-type="float" office:value="102.6">
                <text:p>102.6</text:p>
              </table:table-cell>
              <table:table-cell office:value-type="float" office:value="55.5">
                <text:p>55.5</text:p>
              </table:table-cell>
              <table:table-cell office:value-type="float" office:value="268.3">
                <text:p>268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4381.4">
                <text:p>4381.4</text:p>
              </table:table-cell>
              <table:table-cell office:value-type="float" office:value="523.9">
                <text:p>523.9</text:p>
              </table:table-cell>
              <table:table-cell office:value-type="float" office:value="122.3">
                <text:p>122.3</text:p>
              </table:table-cell>
              <table:table-cell office:value-type="float" office:value="58.5">
                <text:p>58.5</text:p>
              </table:table-cell>
              <table:table-cell office:value-type="float" office:value="NaN">
                <text:p>NaN</text:p>
              </table:table-cell>
              <table:table-cell office:value-type="float" office:value="111.1">
                <text:p>111.1</text:p>
              </table:table-cell>
              <table:table-cell office:value-type="float" office:value="76.6">
                <text:p>76.6</text:p>
              </table:table-cell>
              <table:table-cell office:value-type="float" office:value="282.2">
                <text:p>28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963.4">
                <text:p>4963.4</text:p>
              </table:table-cell>
              <table:table-cell office:value-type="float" office:value="542.9">
                <text:p>542.9</text:p>
              </table:table-cell>
              <table:table-cell office:value-type="float" office:value="128">
                <text:p>128</text:p>
              </table:table-cell>
              <table:table-cell office:value-type="float" office:value="62.8">
                <text:p>62.8</text:p>
              </table:table-cell>
              <table:table-cell office:value-type="float" office:value="NaN">
                <text:p>NaN</text:p>
              </table:table-cell>
              <table:table-cell office:value-type="float" office:value="112.9">
                <text:p>112.9</text:p>
              </table:table-cell>
              <table:table-cell office:value-type="float" office:value="72.9">
                <text:p>72.9</text:p>
              </table:table-cell>
              <table:table-cell office:value-type="float" office:value="296.8">
                <text:p>296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5510.9">
                <text:p>5510.9</text:p>
              </table:table-cell>
              <table:table-cell office:value-type="float" office:value="557.8">
                <text:p>557.8</text:p>
              </table:table-cell>
              <table:table-cell office:value-type="float" office:value="135.4">
                <text:p>135.4</text:p>
              </table:table-cell>
              <table:table-cell office:value-type="float" office:value="69.9">
                <text:p>69.9</text:p>
              </table:table-cell>
              <table:table-cell office:value-type="float" office:value="NaN">
                <text:p>NaN</text:p>
              </table:table-cell>
              <table:table-cell office:value-type="float" office:value="130.4">
                <text:p>130.4</text:p>
              </table:table-cell>
              <table:table-cell office:value-type="float" office:value="74.9">
                <text:p>74.9</text:p>
              </table:table-cell>
              <table:table-cell office:value-type="float" office:value="312.2">
                <text:p>312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6147.6">
                <text:p>6147.6</text:p>
              </table:table-cell>
              <table:table-cell office:value-type="float" office:value="579">
                <text:p>579</text:p>
              </table:table-cell>
              <table:table-cell office:value-type="float" office:value="139.6">
                <text:p>139.6</text:p>
              </table:table-cell>
              <table:table-cell office:value-type="float" office:value="76.1">
                <text:p>76.1</text:p>
              </table:table-cell>
              <table:table-cell office:value-type="float" office:value="NaN">
                <text:p>NaN</text:p>
              </table:table-cell>
              <table:table-cell office:value-type="float" office:value="137.8">
                <text:p>137.8</text:p>
              </table:table-cell>
              <table:table-cell office:value-type="float" office:value="102.4">
                <text:p>102.4</text:p>
              </table:table-cell>
              <table:table-cell office:value-type="float" office:value="324.4">
                <text:p>32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6728.2">
                <text:p>6728.2</text:p>
              </table:table-cell>
              <table:table-cell office:value-type="float" office:value="596.1">
                <text:p>596.1</text:p>
              </table:table-cell>
              <table:table-cell office:value-type="float" office:value="148.4">
                <text:p>148.4</text:p>
              </table:table-cell>
              <table:table-cell office:value-type="float" office:value="80.2">
                <text:p>80.2</text:p>
              </table:table-cell>
              <table:table-cell office:value-type="float" office:value="NaN">
                <text:p>NaN</text:p>
              </table:table-cell>
              <table:table-cell office:value-type="float" office:value="145.2">
                <text:p>145.2</text:p>
              </table:table-cell>
              <table:table-cell office:value-type="float" office:value="93.9">
                <text:p>93.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7373.9">
                <text:p>7373.9</text:p>
              </table:table-cell>
              <table:table-cell office:value-type="float" office:value="621">
                <text:p>621</text:p>
              </table:table-cell>
              <table:table-cell office:value-type="float" office:value="152.4">
                <text:p>152.4</text:p>
              </table:table-cell>
              <table:table-cell office:value-type="float" office:value="86.7">
                <text:p>86.7</text:p>
              </table:table-cell>
              <table:table-cell office:value-type="float" office:value="NaN">
                <text:p>NaN</text:p>
              </table:table-cell>
              <table:table-cell office:value-type="float" office:value="151.4">
                <text:p>151.4</text:p>
              </table:table-cell>
              <table:table-cell office:value-type="float" office:value="92.8">
                <text:p>92.8</text:p>
              </table:table-cell>
              <table:table-cell office:value-type="float" office:value="348.8">
                <text:p>348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8130.2">
                <text:p>8130.2</text:p>
              </table:table-cell>
              <table:table-cell office:value-type="float" office:value="656.6">
                <text:p>656.6</text:p>
              </table:table-cell>
              <table:table-cell office:value-type="float" office:value="160.9">
                <text:p>160.9</text:p>
              </table:table-cell>
              <table:table-cell office:value-type="float" office:value="92.7">
                <text:p>92.7</text:p>
              </table:table-cell>
              <table:table-cell office:value-type="float" office:value="NaN">
                <text:p>NaN</text:p>
              </table:table-cell>
              <table:table-cell office:value-type="float" office:value="154.8">
                <text:p>154.8</text:p>
              </table:table-cell>
              <table:table-cell office:value-type="float" office:value="116.3">
                <text:p>116.3</text:p>
              </table:table-cell>
              <table:table-cell office:value-type="float" office:value="367.5">
                <text:p>367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8810.9">
                <text:p>8810.9</text:p>
              </table:table-cell>
              <table:table-cell office:value-type="float" office:value="656.3">
                <text:p>656.3</text:p>
              </table:table-cell>
              <table:table-cell office:value-type="float" office:value="165.4">
                <text:p>165.4</text:p>
              </table:table-cell>
              <table:table-cell office:value-type="float" office:value="97.1">
                <text:p>97.1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110.5">
                <text:p>110.5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9660.2">
                <text:p>9660.2</text:p>
              </table:table-cell>
              <table:table-cell office:value-type="float" office:value="681.3">
                <text:p>681.3</text:p>
              </table:table-cell>
              <table:table-cell office:value-type="float" office:value="173.3">
                <text:p>173.3</text:p>
              </table:table-cell>
              <table:table-cell office:value-type="float" office:value="103.9">
                <text:p>103.9</text:p>
              </table:table-cell>
              <table:table-cell office:value-type="float" office:value="NaN">
                <text:p>NaN</text:p>
              </table:table-cell>
              <table:table-cell office:value-type="float" office:value="171.1">
                <text:p>171.1</text:p>
              </table:table-cell>
              <table:table-cell office:value-type="float" office:value="109.9">
                <text:p>109.9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0510.2">
                <text:p>10510.2</text:p>
              </table:table-cell>
              <table:table-cell office:value-type="float" office:value="700.8">
                <text:p>700.8</text:p>
              </table:table-cell>
              <table:table-cell office:value-type="float" office:value="177.6">
                <text:p>177.6</text:p>
              </table:table-cell>
              <table:table-cell office:value-type="float" office:value="109.9">
                <text:p>109.9</text:p>
              </table:table-cell>
              <table:table-cell office:value-type="float" office:value="NaN">
                <text:p>NaN</text:p>
              </table:table-cell>
              <table:table-cell office:value-type="float" office:value="179.3">
                <text:p>179.3</text:p>
              </table:table-cell>
              <table:table-cell office:value-type="float" office:value="137.5">
                <text:p>137.5</text:p>
              </table:table-cell>
              <table:table-cell office:value-type="float" office:value="411.4">
                <text:p>411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11291.5">
                <text:p>11291.5</text:p>
              </table:table-cell>
              <table:table-cell office:value-type="float" office:value="730.2">
                <text:p>730.2</text:p>
              </table:table-cell>
              <table:table-cell office:value-type="float" office:value="186.7">
                <text:p>186.7</text:p>
              </table:table-cell>
              <table:table-cell office:value-type="float" office:value="114.4">
                <text:p>114.4</text:p>
              </table:table-cell>
              <table:table-cell office:value-type="float" office:value="NaN">
                <text:p>NaN</text:p>
              </table:table-cell>
              <table:table-cell office:value-type="float" office:value="183.8">
                <text:p>183.8</text:p>
              </table:table-cell>
              <table:table-cell office:value-type="float" office:value="127.6">
                <text:p>127.6</text:p>
              </table:table-cell>
              <table:table-cell office:value-type="float" office:value="422.4">
                <text:p>42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2188.3">
                <text:p>12188.3</text:p>
              </table:table-cell>
              <table:table-cell office:value-type="float" office:value="751.3">
                <text:p>751.3</text:p>
              </table:table-cell>
              <table:table-cell office:value-type="float" office:value="190.3">
                <text:p>190.3</text:p>
              </table:table-cell>
              <table:table-cell office:value-type="float" office:value="121.1">
                <text:p>121.1</text:p>
              </table:table-cell>
              <table:table-cell office:value-type="float" office:value="NaN">
                <text:p>NaN</text:p>
              </table:table-cell>
              <table:table-cell office:value-type="float" office:value="191.5">
                <text:p>191.5</text:p>
              </table:table-cell>
              <table:table-cell office:value-type="float" office:value="127.2">
                <text:p>127.2</text:p>
              </table:table-cell>
              <table:table-cell office:value-type="float" office:value="437.6">
                <text:p>437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2838.2">
                <text:p>12838.2</text:p>
              </table:table-cell>
              <table:table-cell office:value-type="float" office:value="772.5">
                <text:p>772.5</text:p>
              </table:table-cell>
              <table:table-cell office:value-type="float" office:value="198.6">
                <text:p>198.6</text:p>
              </table:table-cell>
              <table:table-cell office:value-type="float" office:value="127.1">
                <text:p>127.1</text:p>
              </table:table-cell>
              <table:table-cell office:value-type="float" office:value="NaN">
                <text:p>NaN</text:p>
              </table:table-cell>
              <table:table-cell office:value-type="float" office:value="197.5">
                <text:p>197.5</text:p>
              </table:table-cell>
              <table:table-cell office:value-type="float" office:value="154.6">
                <text:p>154.6</text:p>
              </table:table-cell>
              <table:table-cell office:value-type="float" office:value="445.9">
                <text:p>445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13910.1">
                <text:p>13910.1</text:p>
              </table:table-cell>
              <table:table-cell office:value-type="float" office:value="787.5">
                <text:p>787.5</text:p>
              </table:table-cell>
              <table:table-cell office:value-type="float" office:value="208.7">
                <text:p>208.7</text:p>
              </table:table-cell>
              <table:table-cell office:value-type="float" office:value="131.6">
                <text:p>131.6</text:p>
              </table:table-cell>
              <table:table-cell office:value-type="float" office:value="NaN">
                <text:p>NaN</text:p>
              </table:table-cell>
              <table:table-cell office:value-type="float" office:value="204.9">
                <text:p>204.9</text:p>
              </table:table-cell>
              <table:table-cell office:value-type="float" office:value="145.1">
                <text:p>145.1</text:p>
              </table:table-cell>
              <table:table-cell office:value-type="float" office:value="458.8">
                <text:p>458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14503.2">
                <text:p>14503.2</text:p>
              </table:table-cell>
              <table:table-cell office:value-type="float" office:value="816.6">
                <text:p>816.6</text:p>
              </table:table-cell>
              <table:table-cell office:value-type="float" office:value="213.1">
                <text:p>213.1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209.9">
                <text:p>209.9</text:p>
              </table:table-cell>
              <table:table-cell office:value-type="float" office:value="144.4">
                <text:p>144.4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15267.5">
                <text:p>15267.5</text:p>
              </table:table-cell>
              <table:table-cell office:value-type="float" office:value="829.3">
                <text:p>829.3</text:p>
              </table:table-cell>
              <table:table-cell office:value-type="float" office:value="222.7">
                <text:p>222.7</text:p>
              </table:table-cell>
              <table:table-cell office:value-type="float" office:value="144.4">
                <text:p>144.4</text:p>
              </table:table-cell>
              <table:table-cell office:value-type="float" office:value="NaN">
                <text:p>NaN</text:p>
              </table:table-cell>
              <table:table-cell office:value-type="float" office:value="217.8">
                <text:p>217.8</text:p>
              </table:table-cell>
              <table:table-cell office:value-type="float" office:value="172">
                <text:p>172</text:p>
              </table:table-cell>
              <table:table-cell office:value-type="float" office:value="483.6">
                <text:p>483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16272.1">
                <text:p>16272.1</text:p>
              </table:table-cell>
              <table:table-cell office:value-type="float" office:value="844">
                <text:p>844</text:p>
              </table:table-cell>
              <table:table-cell office:value-type="float" office:value="225.5">
                <text:p>225.5</text:p>
              </table:table-cell>
              <table:table-cell office:value-type="float" office:value="148.8">
                <text:p>148.8</text:p>
              </table:table-cell>
              <table:table-cell office:value-type="float" office:value="NaN">
                <text:p>NaN</text:p>
              </table:table-cell>
              <table:table-cell office:value-type="float" office:value="223.4">
                <text:p>223.4</text:p>
              </table:table-cell>
              <table:table-cell office:value-type="float" office:value="162.9">
                <text:p>162.9</text:p>
              </table:table-cell>
              <table:table-cell office:value-type="float" office:value="497.1">
                <text:p>497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17724.1">
                <text:p>17724.1</text:p>
              </table:table-cell>
              <table:table-cell office:value-type="float" office:value="869">
                <text:p>869</text:p>
              </table:table-cell>
              <table:table-cell office:value-type="float" office:value="229.6">
                <text:p>229.6</text:p>
              </table:table-cell>
              <table:table-cell office:value-type="float" office:value="155.2">
                <text:p>155.2</text:p>
              </table:table-cell>
              <table:table-cell office:value-type="float" office:value="NaN">
                <text:p>NaN</text:p>
              </table:table-cell>
              <table:table-cell office:value-type="float" office:value="230.3">
                <text:p>230.3</text:p>
              </table:table-cell>
              <table:table-cell office:value-type="float" office:value="161">
                <text:p>161</text:p>
              </table:table-cell>
              <table:table-cell office:value-type="float" office:value="524.3">
                <text:p>524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18940">
                <text:p>18940</text:p>
              </table:table-cell>
              <table:table-cell office:value-type="float" office:value="892.5">
                <text:p>892.5</text:p>
              </table:table-cell>
              <table:table-cell office:value-type="float" office:value="237">
                <text:p>237</text:p>
              </table:table-cell>
              <table:table-cell office:value-type="float" office:value="161.5">
                <text:p>161.5</text:p>
              </table:table-cell>
              <table:table-cell office:value-type="float" office:value="NaN">
                <text:p>NaN</text:p>
              </table:table-cell>
              <table:table-cell office:value-type="float" office:value="235.6">
                <text:p>235.6</text:p>
              </table:table-cell>
              <table:table-cell office:value-type="float" office:value="188.8">
                <text:p>188.8</text:p>
              </table:table-cell>
              <table:table-cell office:value-type="float" office:value="542.3">
                <text:p>542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19817.9">
                <text:p>19817.9</text:p>
              </table:table-cell>
              <table:table-cell office:value-type="float" office:value="900.8">
                <text:p>900.8</text:p>
              </table:table-cell>
              <table:table-cell office:value-type="float" office:value="242.6">
                <text:p>242.6</text:p>
              </table:table-cell>
              <table:table-cell office:value-type="float" office:value="165.8">
                <text:p>165.8</text:p>
              </table:table-cell>
              <table:table-cell office:value-type="float" office:value="NaN">
                <text:p>NaN</text:p>
              </table:table-cell>
              <table:table-cell office:value-type="float" office:value="243.8">
                <text:p>243.8</text:p>
              </table:table-cell>
              <table:table-cell office:value-type="float" office:value="179.5">
                <text:p>179.5</text:p>
              </table:table-cell>
              <table:table-cell office:value-type="float" office:value="546.8">
                <text:p>546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1513.4">
                <text:p>21513.4</text:p>
              </table:table-cell>
              <table:table-cell office:value-type="float" office:value="921.2">
                <text:p>921.2</text:p>
              </table:table-cell>
              <table:table-cell office:value-type="float" office:value="247.9">
                <text:p>247.9</text:p>
              </table:table-cell>
              <table:table-cell office:value-type="float" office:value="172.4">
                <text:p>172.4</text:p>
              </table:table-cell>
              <table:table-cell office:value-type="float" office:value="NaN">
                <text:p>NaN</text:p>
              </table:table-cell>
              <table:table-cell office:value-type="float" office:value="247.3">
                <text:p>247.3</text:p>
              </table:table-cell>
              <table:table-cell office:value-type="float" office:value="178.8">
                <text:p>178.8</text:p>
              </table:table-cell>
              <table:table-cell office:value-type="float" office:value="585.1">
                <text:p>585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22879.5">
                <text:p>22879.5</text:p>
              </table:table-cell>
              <table:table-cell office:value-type="float" office:value="954.7">
                <text:p>954.7</text:p>
              </table:table-cell>
              <table:table-cell office:value-type="float" office:value="253.4">
                <text:p>253.4</text:p>
              </table:table-cell>
              <table:table-cell office:value-type="float" office:value="178.3">
                <text:p>178.3</text:p>
              </table:table-cell>
              <table:table-cell office:value-type="float" office:value="NaN">
                <text:p>NaN</text:p>
              </table:table-cell>
              <table:table-cell office:value-type="float" office:value="255.7">
                <text:p>255.7</text:p>
              </table:table-cell>
              <table:table-cell office:value-type="float" office:value="205.7">
                <text:p>205.7</text:p>
              </table:table-cell>
              <table:table-cell office:value-type="float" office:value="639.1">
                <text:p>639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22900.4">
                <text:p>22900.4</text:p>
              </table:table-cell>
              <table:table-cell office:value-type="float" office:value="1134.4">
                <text:p>1134.4</text:p>
              </table:table-cell>
              <table:table-cell office:value-type="float" office:value="265">
                <text:p>265</text:p>
              </table:table-cell>
              <table:table-cell office:value-type="float" office:value="182.7">
                <text:p>182.7</text:p>
              </table:table-cell>
              <table:table-cell office:value-type="float" office:value="NaN">
                <text:p>NaN</text:p>
              </table:table-cell>
              <table:table-cell office:value-type="float" office:value="261.4">
                <text:p>261.4</text:p>
              </table:table-cell>
              <table:table-cell office:value-type="float" office:value="196.9">
                <text:p>196.9</text:p>
              </table:table-cell>
              <table:table-cell office:value-type="float" office:value="679.3">
                <text:p>679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24271.6">
                <text:p>24271.6</text:p>
              </table:table-cell>
              <table:table-cell office:value-type="float" office:value="1548.7">
                <text:p>1548.7</text:p>
              </table:table-cell>
              <table:table-cell office:value-type="float" office:value="265.6">
                <text:p>265.6</text:p>
              </table:table-cell>
              <table:table-cell office:value-type="float" office:value="189.6">
                <text:p>189.6</text:p>
              </table:table-cell>
              <table:table-cell office:value-type="float" office:value="NaN">
                <text:p>NaN</text:p>
              </table:table-cell>
              <table:table-cell office:value-type="float" office:value="267.7">
                <text:p>267.7</text:p>
              </table:table-cell>
              <table:table-cell office:value-type="float" office:value="195.6">
                <text:p>195.6</text:p>
              </table:table-cell>
              <table:table-cell office:value-type="float" office:value="808.1">
                <text:p>808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25109">
                <text:p>25109</text:p>
              </table:table-cell>
              <table:table-cell office:value-type="float" office:value="1755.7">
                <text:p>1755.7</text:p>
              </table:table-cell>
              <table:table-cell office:value-type="float" office:value="273.7">
                <text:p>273.7</text:p>
              </table:table-cell>
              <table:table-cell office:value-type="float" office:value="195.6">
                <text:p>195.6</text:p>
              </table:table-cell>
              <table:table-cell office:value-type="float" office:value="NaN">
                <text:p>NaN</text:p>
              </table:table-cell>
              <table:table-cell office:value-type="float" office:value="274.6">
                <text:p>274.6</text:p>
              </table:table-cell>
              <table:table-cell office:value-type="float" office:value="224.8">
                <text:p>224.8</text:p>
              </table:table-cell>
              <table:table-cell office:value-type="float" office:value="825.3">
                <text:p>825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26103.3">
                <text:p>26103.3</text:p>
              </table:table-cell>
              <table:table-cell office:value-type="float" office:value="1856.1">
                <text:p>1856.1</text:p>
              </table:table-cell>
              <table:table-cell office:value-type="float" office:value="278.7">
                <text:p>278.7</text:p>
              </table:table-cell>
              <table:table-cell office:value-type="float" office:value="200.1">
                <text:p>200.1</text:p>
              </table:table-cell>
              <table:table-cell office:value-type="float" office:value="NaN">
                <text:p>NaN</text:p>
              </table:table-cell>
              <table:table-cell office:value-type="float" office:value="281.5">
                <text:p>281.5</text:p>
              </table:table-cell>
              <table:table-cell office:value-type="float" office:value="214.3">
                <text:p>214.3</text:p>
              </table:table-cell>
              <table:table-cell office:value-type="float" office:value="833.4">
                <text:p>833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27276.3">
                <text:p>27276.3</text:p>
              </table:table-cell>
              <table:table-cell office:value-type="float" office:value="1957.2">
                <text:p>1957.2</text:p>
              </table:table-cell>
              <table:table-cell office:value-type="float" office:value="286.6">
                <text:p>286.6</text:p>
              </table:table-cell>
              <table:table-cell office:value-type="float" office:value="206.7">
                <text:p>206.7</text:p>
              </table:table-cell>
              <table:table-cell office:value-type="float" office:value="NaN">
                <text:p>NaN</text:p>
              </table:table-cell>
              <table:table-cell office:value-type="float" office:value="285.6">
                <text:p>285.6</text:p>
              </table:table-cell>
              <table:table-cell office:value-type="float" office:value="212.8">
                <text:p>212.8</text:p>
              </table:table-cell>
              <table:table-cell office:value-type="float" office:value="860.9">
                <text:p>860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29513.6">
                <text:p>29513.6</text:p>
              </table:table-cell>
              <table:table-cell office:value-type="float" office:value="2047.8">
                <text:p>2047.8</text:p>
              </table:table-cell>
              <table:table-cell office:value-type="float" office:value="290.5">
                <text:p>290.5</text:p>
              </table:table-cell>
              <table:table-cell office:value-type="float" office:value="212.8">
                <text:p>212.8</text:p>
              </table:table-cell>
              <table:table-cell office:value-type="float" office:value="NaN">
                <text:p>NaN</text:p>
              </table:table-cell>
              <table:table-cell office:value-type="float" office:value="294.2">
                <text:p>294.2</text:p>
              </table:table-cell>
              <table:table-cell office:value-type="float" office:value="243.1">
                <text:p>243.1</text:p>
              </table:table-cell>
              <table:table-cell office:value-type="float" office:value="870.1">
                <text:p>870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29774.9">
                <text:p>29774.9</text:p>
              </table:table-cell>
              <table:table-cell office:value-type="float" office:value="2088.6">
                <text:p>2088.6</text:p>
              </table:table-cell>
              <table:table-cell office:value-type="float" office:value="299.2">
                <text:p>299.2</text:p>
              </table:table-cell>
              <table:table-cell office:value-type="float" office:value="217.5">
                <text:p>217.5</text:p>
              </table:table-cell>
              <table:table-cell office:value-type="float" office:value="NaN">
                <text:p>NaN</text:p>
              </table:table-cell>
              <table:table-cell office:value-type="float" office:value="298.4">
                <text:p>298.4</text:p>
              </table:table-cell>
              <table:table-cell office:value-type="float" office:value="232.3">
                <text:p>232.3</text:p>
              </table:table-cell>
              <table:table-cell office:value-type="float" office:value="872.3">
                <text:p>872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31843.3">
                <text:p>31843.3</text:p>
              </table:table-cell>
              <table:table-cell office:value-type="float" office:value="2160.5">
                <text:p>2160.5</text:p>
              </table:table-cell>
              <table:table-cell office:value-type="float" office:value="303.1">
                <text:p>303.1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306.1">
                <text:p>306.1</text:p>
              </table:table-cell>
              <table:table-cell office:value-type="float" office:value="230.4">
                <text:p>230.4</text:p>
              </table:table-cell>
              <table:table-cell office:value-type="float" office:value="910.4">
                <text:p>910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32341.1">
                <text:p>32341.1</text:p>
              </table:table-cell>
              <table:table-cell office:value-type="float" office:value="2234.9">
                <text:p>2234.9</text:p>
              </table:table-cell>
              <table:table-cell office:value-type="float" office:value="311.5">
                <text:p>311.5</text:p>
              </table:table-cell>
              <table:table-cell office:value-type="float" office:value="230.1">
                <text:p>230.1</text:p>
              </table:table-cell>
              <table:table-cell office:value-type="float" office:value="NaN">
                <text:p>NaN</text:p>
              </table:table-cell>
              <table:table-cell office:value-type="float" office:value="311.2">
                <text:p>311.2</text:p>
              </table:table-cell>
              <table:table-cell office:value-type="float" office:value="259.8">
                <text:p>259.8</text:p>
              </table:table-cell>
              <table:table-cell office:value-type="float" office:value="915.9">
                <text:p>915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34301">
                <text:p>34301</text:p>
              </table:table-cell>
              <table:table-cell office:value-type="float" office:value="2276.9">
                <text:p>2276.9</text:p>
              </table:table-cell>
              <table:table-cell office:value-type="float" office:value="316.5">
                <text:p>316.5</text:p>
              </table:table-cell>
              <table:table-cell office:value-type="float" office:value="234.6">
                <text:p>234.6</text:p>
              </table:table-cell>
              <table:table-cell office:value-type="float" office:value="NaN">
                <text:p>NaN</text:p>
              </table:table-cell>
              <table:table-cell office:value-type="float" office:value="319.1">
                <text:p>319.1</text:p>
              </table:table-cell>
              <table:table-cell office:value-type="float" office:value="249.3">
                <text:p>249.3</text:p>
              </table:table-cell>
              <table:table-cell office:value-type="float" office:value="942.2">
                <text:p>942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36009.5">
                <text:p>36009.5</text:p>
              </table:table-cell>
              <table:table-cell office:value-type="float" office:value="2324.9">
                <text:p>2324.9</text:p>
              </table:table-cell>
              <table:table-cell office:value-type="float" office:value="323.8">
                <text:p>323.8</text:p>
              </table:table-cell>
              <table:table-cell office:value-type="float" office:value="240.9">
                <text:p>240.9</text:p>
              </table:table-cell>
              <table:table-cell office:value-type="float" office:value="NaN">
                <text:p>NaN</text:p>
              </table:table-cell>
              <table:table-cell office:value-type="float" office:value="323.4">
                <text:p>323.4</text:p>
              </table:table-cell>
              <table:table-cell office:value-type="float" office:value="247.5">
                <text:p>247.5</text:p>
              </table:table-cell>
              <table:table-cell office:value-type="float" office:value="968.2">
                <text:p>968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37344.3">
                <text:p>37344.3</text:p>
              </table:table-cell>
              <table:table-cell office:value-type="float" office:value="2373.3">
                <text:p>2373.3</text:p>
              </table:table-cell>
              <table:table-cell office:value-type="float" office:value="328.3">
                <text:p>328.3</text:p>
              </table:table-cell>
              <table:table-cell office:value-type="float" office:value="247.2">
                <text:p>247.2</text:p>
              </table:table-cell>
              <table:table-cell office:value-type="float" office:value="NaN">
                <text:p>NaN</text:p>
              </table:table-cell>
              <table:table-cell office:value-type="float" office:value="332.8">
                <text:p>332.8</text:p>
              </table:table-cell>
              <table:table-cell office:value-type="float" office:value="278.6">
                <text:p>278.6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38684.7">
                <text:p>38684.7</text:p>
              </table:table-cell>
              <table:table-cell office:value-type="float" office:value="2430.2">
                <text:p>2430.2</text:p>
              </table:table-cell>
              <table:table-cell office:value-type="float" office:value="337.1">
                <text:p>337.1</text:p>
              </table:table-cell>
              <table:table-cell office:value-type="float" office:value="251.9">
                <text:p>251.9</text:p>
              </table:table-cell>
              <table:table-cell office:value-type="float" office:value="NaN">
                <text:p>NaN</text:p>
              </table:table-cell>
              <table:table-cell office:value-type="float" office:value="336.4">
                <text:p>336.4</text:p>
              </table:table-cell>
              <table:table-cell office:value-type="float" office:value="267.7">
                <text:p>267.7</text:p>
              </table:table-cell>
              <table:table-cell office:value-type="float" office:value="985.5">
                <text:p>985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40511.1">
                <text:p>40511.1</text:p>
              </table:table-cell>
              <table:table-cell office:value-type="float" office:value="2464.8">
                <text:p>2464.8</text:p>
              </table:table-cell>
              <table:table-cell office:value-type="float" office:value="340.2">
                <text:p>340.2</text:p>
              </table:table-cell>
              <table:table-cell office:value-type="float" office:value="258.2">
                <text:p>258.2</text:p>
              </table:table-cell>
              <table:table-cell office:value-type="float" office:value="NaN">
                <text:p>NaN</text:p>
              </table:table-cell>
              <table:table-cell office:value-type="float" office:value="344.2">
                <text:p>344.2</text:p>
              </table:table-cell>
              <table:table-cell office:value-type="float" office:value="264.1">
                <text:p>264.1</text:p>
              </table:table-cell>
              <table:table-cell office:value-type="float" office:value="1044.2">
                <text:p>1044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0879.7">
                <text:p>40879.7</text:p>
              </table:table-cell>
              <table:table-cell office:value-type="float" office:value="2524">
                <text:p>2524</text:p>
              </table:table-cell>
              <table:table-cell office:value-type="float" office:value="348.9">
                <text:p>348.9</text:p>
              </table:table-cell>
              <table:table-cell office:value-type="float" office:value="264.9">
                <text:p>264.9</text:p>
              </table:table-cell>
              <table:table-cell office:value-type="float" office:value="NaN">
                <text:p>NaN</text:p>
              </table:table-cell>
              <table:table-cell office:value-type="float" office:value="349.7">
                <text:p>349.7</text:p>
              </table:table-cell>
              <table:table-cell office:value-type="float" office:value="296">
                <text:p>296</text:p>
              </table:table-cell>
              <table:table-cell office:value-type="float" office:value="1024.9">
                <text:p>1024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43236.6">
                <text:p>43236.6</text:p>
              </table:table-cell>
              <table:table-cell office:value-type="float" office:value="2592.8">
                <text:p>2592.8</text:p>
              </table:table-cell>
              <table:table-cell office:value-type="float" office:value="353.8">
                <text:p>353.8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357">
                <text:p>357</text:p>
              </table:table-cell>
              <table:table-cell office:value-type="float" office:value="284.7">
                <text:p>284.7</text:p>
              </table:table-cell>
              <table:table-cell office:value-type="float" office:value="1056.5">
                <text:p>1056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44783.1">
                <text:p>44783.1</text:p>
              </table:table-cell>
              <table:table-cell office:value-type="float" office:value="2630">
                <text:p>2630</text:p>
              </table:table-cell>
              <table:table-cell office:value-type="float" office:value="361.5">
                <text:p>361.5</text:p>
              </table:table-cell>
              <table:table-cell office:value-type="float" office:value="275.6">
                <text:p>275.6</text:p>
              </table:table-cell>
              <table:table-cell office:value-type="float" office:value="NaN">
                <text:p>NaN</text:p>
              </table:table-cell>
              <table:table-cell office:value-type="float" office:value="361.6">
                <text:p>361.6</text:p>
              </table:table-cell>
              <table:table-cell office:value-type="float" office:value="282.9">
                <text:p>282.9</text:p>
              </table:table-cell>
              <table:table-cell office:value-type="float" office:value="1081.1">
                <text:p>1081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6895.8">
                <text:p>46895.8</text:p>
              </table:table-cell>
              <table:table-cell office:value-type="float" office:value="2685.5">
                <text:p>2685.5</text:p>
              </table:table-cell>
              <table:table-cell office:value-type="float" office:value="366.4">
                <text:p>366.4</text:p>
              </table:table-cell>
              <table:table-cell office:value-type="float" office:value="281.7">
                <text:p>281.7</text:p>
              </table:table-cell>
              <table:table-cell office:value-type="float" office:value="NaN">
                <text:p>NaN</text:p>
              </table:table-cell>
              <table:table-cell office:value-type="float" office:value="369.5">
                <text:p>369.5</text:p>
              </table:table-cell>
              <table:table-cell office:value-type="float" office:value="312.9">
                <text:p>312.9</text:p>
              </table:table-cell>
              <table:table-cell office:value-type="float" office:value="1084.5">
                <text:p>1084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47956.7">
                <text:p>47956.7</text:p>
              </table:table-cell>
              <table:table-cell office:value-type="float" office:value="2757.3">
                <text:p>2757.3</text:p>
              </table:table-cell>
              <table:table-cell office:value-type="float" office:value="374.6">
                <text:p>374.6</text:p>
              </table:table-cell>
              <table:table-cell office:value-type="float" office:value="286.1">
                <text:p>286.1</text:p>
              </table:table-cell>
              <table:table-cell office:value-type="float" office:value="NaN">
                <text:p>NaN</text:p>
              </table:table-cell>
              <table:table-cell office:value-type="float" office:value="373.7">
                <text:p>373.7</text:p>
              </table:table-cell>
              <table:table-cell office:value-type="float" office:value="305.5">
                <text:p>305.5</text:p>
              </table:table-cell>
              <table:table-cell office:value-type="float" office:value="1090.2">
                <text:p>1090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49554.2">
                <text:p>49554.2</text:p>
              </table:table-cell>
              <table:table-cell office:value-type="float" office:value="2788.5">
                <text:p>2788.5</text:p>
              </table:table-cell>
              <table:table-cell office:value-type="float" office:value="377.8">
                <text:p>377.8</text:p>
              </table:table-cell>
              <table:table-cell office:value-type="float" office:value="292.7">
                <text:p>292.7</text:p>
              </table:table-cell>
              <table:table-cell office:value-type="float" office:value="NaN">
                <text:p>NaN</text:p>
              </table:table-cell>
              <table:table-cell office:value-type="float" office:value="383.3">
                <text:p>383.3</text:p>
              </table:table-cell>
              <table:table-cell office:value-type="float" office:value="303.1">
                <text:p>303.1</text:p>
              </table:table-cell>
              <table:table-cell office:value-type="float" office:value="1139.6">
                <text:p>1139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1753.8">
                <text:p>51753.8</text:p>
              </table:table-cell>
              <table:table-cell office:value-type="float" office:value="2825.5">
                <text:p>2825.5</text:p>
              </table:table-cell>
              <table:table-cell office:value-type="float" office:value="386.6">
                <text:p>386.6</text:p>
              </table:table-cell>
              <table:table-cell office:value-type="float" office:value="298.7">
                <text:p>298.7</text:p>
              </table:table-cell>
              <table:table-cell office:value-type="float" office:value="NaN">
                <text:p>NaN</text:p>
              </table:table-cell>
              <table:table-cell office:value-type="float" office:value="386.7">
                <text:p>386.7</text:p>
              </table:table-cell>
              <table:table-cell office:value-type="float" office:value="331.1">
                <text:p>331.1</text:p>
              </table:table-cell>
              <table:table-cell office:value-type="float" office:value="1152.7">
                <text:p>1152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4105.9">
                <text:p>54105.9</text:p>
              </table:table-cell>
              <table:table-cell office:value-type="float" office:value="2908.6">
                <text:p>2908.6</text:p>
              </table:table-cell>
              <table:table-cell office:value-type="float" office:value="391.7">
                <text:p>391.7</text:p>
              </table:table-cell>
              <table:table-cell office:value-type="float" office:value="303.5">
                <text:p>303.5</text:p>
              </table:table-cell>
              <table:table-cell office:value-type="float" office:value="NaN">
                <text:p>NaN</text:p>
              </table:table-cell>
              <table:table-cell office:value-type="float" office:value="395.3">
                <text:p>395.3</text:p>
              </table:table-cell>
              <table:table-cell office:value-type="float" office:value="329.3">
                <text:p>329.3</text:p>
              </table:table-cell>
              <table:table-cell office:value-type="float" office:value="1213.9">
                <text:p>1213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4672.5">
                <text:p>54672.5</text:p>
              </table:table-cell>
              <table:table-cell office:value-type="float" office:value="2948.5">
                <text:p>2948.5</text:p>
              </table:table-cell>
              <table:table-cell office:value-type="float" office:value="399.1">
                <text:p>399.1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399.8">
                <text:p>399.8</text:p>
              </table:table-cell>
              <table:table-cell office:value-type="float" office:value="324.7">
                <text:p>324.7</text:p>
              </table:table-cell>
              <table:table-cell office:value-type="float" office:value="1205.9">
                <text:p>1205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57017.1">
                <text:p>57017.1</text:p>
              </table:table-cell>
              <table:table-cell office:value-type="float" office:value="3007.4">
                <text:p>3007.4</text:p>
              </table:table-cell>
              <table:table-cell office:value-type="float" office:value="386.7">
                <text:p>386.7</text:p>
              </table:table-cell>
              <table:table-cell office:value-type="float" office:value="634.1">
                <text:p>634.1</text:p>
              </table:table-cell>
              <table:table-cell office:value-type="float" office:value="NaN">
                <text:p>NaN</text:p>
              </table:table-cell>
              <table:table-cell office:value-type="float" office:value="405.5">
                <text:p>405.5</text:p>
              </table:table-cell>
              <table:table-cell office:value-type="float" office:value="650">
                <text:p>650</text:p>
              </table:table-cell>
              <table:table-cell office:value-type="float" office:value="1258.4">
                <text:p>1258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59355.1">
                <text:p>59355.1</text:p>
              </table:table-cell>
              <table:table-cell office:value-type="float" office:value="3073.9">
                <text:p>3073.9</text:p>
              </table:table-cell>
              <table:table-cell office:value-type="float" office:value="395.5">
                <text:p>395.5</text:p>
              </table:table-cell>
              <table:table-cell office:value-type="float" office:value="642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412.9">
                <text:p>412.9</text:p>
              </table:table-cell>
              <table:table-cell office:value-type="float" office:value="652.6">
                <text:p>652.6</text:p>
              </table:table-cell>
              <table:table-cell office:value-type="float" office:value="1276.4">
                <text:p>1276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59825.7">
                <text:p>59825.7</text:p>
              </table:table-cell>
              <table:table-cell office:value-type="float" office:value="3127.5">
                <text:p>3127.5</text:p>
              </table:table-cell>
              <table:table-cell office:value-type="float" office:value="400">
                <text:p>400</text:p>
              </table:table-cell>
              <table:table-cell office:value-type="float" office:value="653.7">
                <text:p>653.7</text:p>
              </table:table-cell>
              <table:table-cell office:value-type="float" office:value="NaN">
                <text:p>NaN</text:p>
              </table:table-cell>
              <table:table-cell office:value-type="float" office:value="421.3">
                <text:p>421.3</text:p>
              </table:table-cell>
              <table:table-cell office:value-type="float" office:value="660.4">
                <text:p>660.4</text:p>
              </table:table-cell>
              <table:table-cell office:value-type="float" office:value="1259.4">
                <text:p>1259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62419.3">
                <text:p>62419.3</text:p>
              </table:table-cell>
              <table:table-cell office:value-type="float" office:value="3204.5">
                <text:p>3204.5</text:p>
              </table:table-cell>
              <table:table-cell office:value-type="float" office:value="408.9">
                <text:p>408.9</text:p>
              </table:table-cell>
              <table:table-cell office:value-type="float" office:value="665.1">
                <text:p>665.1</text:p>
              </table:table-cell>
              <table:table-cell office:value-type="float" office:value="NaN">
                <text:p>NaN</text:p>
              </table:table-cell>
              <table:table-cell office:value-type="float" office:value="427.6">
                <text:p>427.6</text:p>
              </table:table-cell>
              <table:table-cell office:value-type="float" office:value="681.2">
                <text:p>681.2</text:p>
              </table:table-cell>
              <table:table-cell office:value-type="float" office:value="1292.3">
                <text:p>1292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63820.5">
                <text:p>63820.5</text:p>
              </table:table-cell>
              <table:table-cell office:value-type="float" office:value="3203.7">
                <text:p>3203.7</text:p>
              </table:table-cell>
              <table:table-cell office:value-type="float" office:value="416.7">
                <text:p>416.7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440.9">
                <text:p>440.9</text:p>
              </table:table-cell>
              <table:table-cell office:value-type="float" office:value="682.6">
                <text:p>682.6</text:p>
              </table:table-cell>
              <table:table-cell office:value-type="float" office:value="1283.1">
                <text:p>1283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5527.2">
                <text:p>65527.2</text:p>
              </table:table-cell>
              <table:table-cell office:value-type="float" office:value="3242">
                <text:p>3242</text:p>
              </table:table-cell>
              <table:table-cell office:value-type="float" office:value="446.1">
                <text:p>446.1</text:p>
              </table:table-cell>
              <table:table-cell office:value-type="float" office:value="685.5">
                <text:p>685.5</text:p>
              </table:table-cell>
              <table:table-cell office:value-type="float" office:value="NaN">
                <text:p>NaN</text:p>
              </table:table-cell>
              <table:table-cell office:value-type="float" office:value="471.6">
                <text:p>471.6</text:p>
              </table:table-cell>
              <table:table-cell office:value-type="float" office:value="690.9">
                <text:p>690.9</text:p>
              </table:table-cell>
              <table:table-cell office:value-type="float" office:value="1368.6">
                <text:p>1368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67791.6">
                <text:p>67791.6</text:p>
              </table:table-cell>
              <table:table-cell office:value-type="float" office:value="3353.7">
                <text:p>3353.7</text:p>
              </table:table-cell>
              <table:table-cell office:value-type="float" office:value="826.7">
                <text:p>826.7</text:p>
              </table:table-cell>
              <table:table-cell office:value-type="float" office:value="696.6">
                <text:p>696.6</text:p>
              </table:table-cell>
              <table:table-cell office:value-type="float" office:value="NaN">
                <text:p>NaN</text:p>
              </table:table-cell>
              <table:table-cell office:value-type="float" office:value="840.3">
                <text:p>840.3</text:p>
              </table:table-cell>
              <table:table-cell office:value-type="float" office:value="713.6">
                <text:p>713.6</text:p>
              </table:table-cell>
              <table:table-cell office:value-type="float" office:value="1378.6">
                <text:p>1378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8693.9">
                <text:p>68693.9</text:p>
              </table:table-cell>
              <table:table-cell office:value-type="float" office:value="3395.6">
                <text:p>3395.6</text:p>
              </table:table-cell>
              <table:table-cell office:value-type="float" office:value="910">
                <text:p>910</text:p>
              </table:table-cell>
              <table:table-cell office:value-type="float" office:value="704.9">
                <text:p>704.9</text:p>
              </table:table-cell>
              <table:table-cell office:value-type="float" office:value="NaN">
                <text:p>NaN</text:p>
              </table:table-cell>
              <table:table-cell office:value-type="float" office:value="916.5">
                <text:p>916.5</text:p>
              </table:table-cell>
              <table:table-cell office:value-type="float" office:value="713.9">
                <text:p>713.9</text:p>
              </table:table-cell>
              <table:table-cell office:value-type="float" office:value="1332.3">
                <text:p>1332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70979">
                <text:p>70979</text:p>
              </table:table-cell>
              <table:table-cell office:value-type="float" office:value="3474.1">
                <text:p>3474.1</text:p>
              </table:table-cell>
              <table:table-cell office:value-type="float" office:value="1074.5">
                <text:p>1074.5</text:p>
              </table:table-cell>
              <table:table-cell office:value-type="float" office:value="717.1">
                <text:p>717.1</text:p>
              </table:table-cell>
              <table:table-cell office:value-type="float" office:value="NaN">
                <text:p>NaN</text:p>
              </table:table-cell>
              <table:table-cell office:value-type="float" office:value="1082.3">
                <text:p>1082.3</text:p>
              </table:table-cell>
              <table:table-cell office:value-type="float" office:value="724.5">
                <text:p>724.5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73064">
                <text:p>73064</text:p>
              </table:table-cell>
              <table:table-cell office:value-type="float" office:value="7617.8">
                <text:p>7617.8</text:p>
              </table:table-cell>
              <table:table-cell office:value-type="float" office:value="960">
                <text:p>960</text:p>
              </table:table-cell>
              <table:table-cell office:value-type="float" office:value="719.6">
                <text:p>719.6</text:p>
              </table:table-cell>
              <table:table-cell office:value-type="float" office:value="1520">
                <text:p>1520</text:p>
              </table:table-cell>
              <table:table-cell office:value-type="float" office:value="988.6">
                <text:p>988.6</text:p>
              </table:table-cell>
              <table:table-cell office:value-type="float" office:value="701.8">
                <text:p>701.8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75582.5">
                <text:p>75582.5</text:p>
              </table:table-cell>
              <table:table-cell office:value-type="float" office:value="7580">
                <text:p>7580</text:p>
              </table:table-cell>
              <table:table-cell office:value-type="float" office:value="975.5">
                <text:p>975.5</text:p>
              </table:table-cell>
              <table:table-cell office:value-type="float" office:value="802.2">
                <text:p>802.2</text:p>
              </table:table-cell>
              <table:table-cell office:value-type="float" office:value="NaN">
                <text:p>NaN</text:p>
              </table:table-cell>
              <table:table-cell office:value-type="float" office:value="1014.1">
                <text:p>1014.1</text:p>
              </table:table-cell>
              <table:table-cell office:value-type="float" office:value="816.3">
                <text:p>816.3</text:p>
              </table:table-cell>
              <table:table-cell office:value-type="float" office:value="3011.3">
                <text:p>3011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77782.9">
                <text:p>77782.9</text:p>
              </table:table-cell>
              <table:table-cell office:value-type="float" office:value="7979.4">
                <text:p>7979.4</text:p>
              </table:table-cell>
              <table:table-cell office:value-type="float" office:value="989.2">
                <text:p>989.2</text:p>
              </table:table-cell>
              <table:table-cell office:value-type="float" office:value="861.1">
                <text:p>861.1</text:p>
              </table:table-cell>
              <table:table-cell office:value-type="float" office:value="NaN">
                <text:p>NaN</text:p>
              </table:table-cell>
              <table:table-cell office:value-type="float" office:value="1029.2">
                <text:p>1029.2</text:p>
              </table:table-cell>
              <table:table-cell office:value-type="float" office:value="861.2">
                <text:p>861.2</text:p>
              </table:table-cell>
              <table:table-cell office:value-type="float" office:value="2962.7">
                <text:p>2962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79669.1">
                <text:p>79669.1</text:p>
              </table:table-cell>
              <table:table-cell office:value-type="float" office:value="8184.3">
                <text:p>8184.3</text:p>
              </table:table-cell>
              <table:table-cell office:value-type="float" office:value="1019.4">
                <text:p>1019.4</text:p>
              </table:table-cell>
              <table:table-cell office:value-type="float" office:value="868.7">
                <text:p>868.7</text:p>
              </table:table-cell>
              <table:table-cell office:value-type="float" office:value="NaN">
                <text:p>NaN</text:p>
              </table:table-cell>
              <table:table-cell office:value-type="float" office:value="1042.6">
                <text:p>1042.6</text:p>
              </table:table-cell>
              <table:table-cell office:value-type="float" office:value="870.3">
                <text:p>870.3</text:p>
              </table:table-cell>
              <table:table-cell office:value-type="float" office:value="3066.2">
                <text:p>3066.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81550.7">
                <text:p>81550.7</text:p>
              </table:table-cell>
              <table:table-cell office:value-type="float" office:value="8181.5">
                <text:p>8181.5</text:p>
              </table:table-cell>
              <table:table-cell office:value-type="float" office:value="1015.4">
                <text:p>1015.4</text:p>
              </table:table-cell>
              <table:table-cell office:value-type="float" office:value="878.7">
                <text:p>878.7</text:p>
              </table:table-cell>
              <table:table-cell office:value-type="float" office:value="NaN">
                <text:p>NaN</text:p>
              </table:table-cell>
              <table:table-cell office:value-type="float" office:value="1060.8">
                <text:p>1060.8</text:p>
              </table:table-cell>
              <table:table-cell office:value-type="float" office:value="878.5">
                <text:p>878.5</text:p>
              </table:table-cell>
              <table:table-cell office:value-type="float" office:value="3037.1">
                <text:p>3037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83365.2">
                <text:p>83365.2</text:p>
              </table:table-cell>
              <table:table-cell office:value-type="float" office:value="8354.6">
                <text:p>8354.6</text:p>
              </table:table-cell>
              <table:table-cell office:value-type="float" office:value="1048.8">
                <text:p>1048.8</text:p>
              </table:table-cell>
              <table:table-cell office:value-type="float" office:value="890.9">
                <text:p>890.9</text:p>
              </table:table-cell>
              <table:table-cell office:value-type="float" office:value="NaN">
                <text:p>NaN</text:p>
              </table:table-cell>
              <table:table-cell office:value-type="float" office:value="1064.2">
                <text:p>1064.2</text:p>
              </table:table-cell>
              <table:table-cell office:value-type="float" office:value="887.8">
                <text:p>887.8</text:p>
              </table:table-cell>
              <table:table-cell office:value-type="float" office:value="3126.3">
                <text:p>3126.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86235.2">
                <text:p>86235.2</text:p>
              </table:table-cell>
              <table:table-cell office:value-type="float" office:value="8452.1">
                <text:p>8452.1</text:p>
              </table:table-cell>
              <table:table-cell office:value-type="float" office:value="1042.5">
                <text:p>1042.5</text:p>
              </table:table-cell>
              <table:table-cell office:value-type="float" office:value="904.1">
                <text:p>904.1</text:p>
              </table:table-cell>
              <table:table-cell office:value-type="float" office:value="NaN">
                <text:p>NaN</text:p>
              </table:table-cell>
              <table:table-cell office:value-type="float" office:value="1078.9">
                <text:p>1078.9</text:p>
              </table:table-cell>
              <table:table-cell office:value-type="float" office:value="901">
                <text:p>901</text:p>
              </table:table-cell>
              <table:table-cell office:value-type="float" office:value="3096.3">
                <text:p>3096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88387.7">
                <text:p>88387.7</text:p>
              </table:table-cell>
              <table:table-cell office:value-type="float" office:value="8600">
                <text:p>8600</text:p>
              </table:table-cell>
              <table:table-cell office:value-type="float" office:value="1080.1">
                <text:p>1080.1</text:p>
              </table:table-cell>
              <table:table-cell office:value-type="float" office:value="917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1094.8">
                <text:p>1094.8</text:p>
              </table:table-cell>
              <table:table-cell office:value-type="float" office:value="913.6">
                <text:p>913.6</text:p>
              </table:table-cell>
              <table:table-cell office:value-type="float" office:value="3078.6">
                <text:p>3078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91500.3">
                <text:p>91500.3</text:p>
              </table:table-cell>
              <table:table-cell office:value-type="float" office:value="8757.8">
                <text:p>8757.8</text:p>
              </table:table-cell>
              <table:table-cell office:value-type="float" office:value="1071.7">
                <text:p>1071.7</text:p>
              </table:table-cell>
              <table:table-cell office:value-type="float" office:value="929.8">
                <text:p>929.8</text:p>
              </table:table-cell>
              <table:table-cell office:value-type="float" office:value="NaN">
                <text:p>NaN</text:p>
              </table:table-cell>
              <table:table-cell office:value-type="float" office:value="1107.9">
                <text:p>1107.9</text:p>
              </table:table-cell>
              <table:table-cell office:value-type="float" office:value="926.1">
                <text:p>926.1</text:p>
              </table:table-cell>
              <table:table-cell office:value-type="float" office:value="3233.7">
                <text:p>3233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92490.6">
                <text:p>92490.6</text:p>
              </table:table-cell>
              <table:table-cell office:value-type="float" office:value="8856.6">
                <text:p>8856.6</text:p>
              </table:table-cell>
              <table:table-cell office:value-type="float" office:value="1105.5">
                <text:p>1105.5</text:p>
              </table:table-cell>
              <table:table-cell office:value-type="float" office:value="938.8">
                <text:p>938.8</text:p>
              </table:table-cell>
              <table:table-cell office:value-type="float" office:value="NaN">
                <text:p>NaN</text:p>
              </table:table-cell>
              <table:table-cell office:value-type="float" office:value="1122">
                <text:p>1122</text:p>
              </table:table-cell>
              <table:table-cell office:value-type="float" office:value="937.1">
                <text:p>937.1</text:p>
              </table:table-cell>
              <table:table-cell office:value-type="float" office:value="3244">
                <text:p>32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94774.5">
                <text:p>94774.5</text:p>
              </table:table-cell>
              <table:table-cell office:value-type="float" office:value="9009.3">
                <text:p>9009.3</text:p>
              </table:table-cell>
              <table:table-cell office:value-type="float" office:value="1100.3">
                <text:p>1100.3</text:p>
              </table:table-cell>
              <table:table-cell office:value-type="float" office:value="953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1139.4">
                <text:p>1139.4</text:p>
              </table:table-cell>
              <table:table-cell office:value-type="float" office:value="949.4">
                <text:p>949.4</text:p>
              </table:table-cell>
              <table:table-cell office:value-type="float" office:value="3251.4">
                <text:p>3251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97700.1">
                <text:p>97700.1</text:p>
              </table:table-cell>
              <table:table-cell office:value-type="float" office:value="9137.5">
                <text:p>9137.5</text:p>
              </table:table-cell>
              <table:table-cell office:value-type="float" office:value="1134.2">
                <text:p>1134.2</text:p>
              </table:table-cell>
              <table:table-cell office:value-type="float" office:value="967.1">
                <text:p>967.1</text:p>
              </table:table-cell>
              <table:table-cell office:value-type="float" office:value="NaN">
                <text:p>NaN</text:p>
              </table:table-cell>
              <table:table-cell office:value-type="float" office:value="1148">
                <text:p>1148</text:p>
              </table:table-cell>
              <table:table-cell office:value-type="float" office:value="960.4">
                <text:p>960.4</text:p>
              </table:table-cell>
              <table:table-cell office:value-type="float" office:value="3175.2">
                <text:p>3175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100234.2">
                <text:p>100234.2</text:p>
              </table:table-cell>
              <table:table-cell office:value-type="float" office:value="9219.9">
                <text:p>9219.9</text:p>
              </table:table-cell>
              <table:table-cell office:value-type="float" office:value="1128.4">
                <text:p>1128.4</text:p>
              </table:table-cell>
              <table:table-cell office:value-type="float" office:value="976.9">
                <text:p>976.9</text:p>
              </table:table-cell>
              <table:table-cell office:value-type="float" office:value="NaN">
                <text:p>NaN</text:p>
              </table:table-cell>
              <table:table-cell office:value-type="float" office:value="1164.6">
                <text:p>1164.6</text:p>
              </table:table-cell>
              <table:table-cell office:value-type="float" office:value="974.9">
                <text:p>974.9</text:p>
              </table:table-cell>
              <table:table-cell office:value-type="float" office:value="3335.9">
                <text:p>3335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101962.3">
                <text:p>101962.3</text:p>
              </table:table-cell>
              <table:table-cell office:value-type="float" office:value="9401.4">
                <text:p>9401.4</text:p>
              </table:table-cell>
              <table:table-cell office:value-type="float" office:value="1163.4">
                <text:p>1163.4</text:p>
              </table:table-cell>
              <table:table-cell office:value-type="float" office:value="990.1">
                <text:p>990.1</text:p>
              </table:table-cell>
              <table:table-cell office:value-type="float" office:value="NaN">
                <text:p>NaN</text:p>
              </table:table-cell>
              <table:table-cell office:value-type="float" office:value="1180.8">
                <text:p>1180.8</text:p>
              </table:table-cell>
              <table:table-cell office:value-type="float" office:value="986.7">
                <text:p>986.7</text:p>
              </table:table-cell>
              <table:table-cell office:value-type="float" office:value="3407">
                <text:p>34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105090.4">
                <text:p>105090.4</text:p>
              </table:table-cell>
              <table:table-cell office:value-type="float" office:value="9569.8">
                <text:p>9569.8</text:p>
              </table:table-cell>
              <table:table-cell office:value-type="float" office:value="1156.9">
                <text:p>1156.9</text:p>
              </table:table-cell>
              <table:table-cell office:value-type="float" office:value="1003.2">
                <text:p>1003.2</text:p>
              </table:table-cell>
              <table:table-cell office:value-type="float" office:value="NaN">
                <text:p>NaN</text:p>
              </table:table-cell>
              <table:table-cell office:value-type="float" office:value="1191.4">
                <text:p>1191.4</text:p>
              </table:table-cell>
              <table:table-cell office:value-type="float" office:value="998.8">
                <text:p>998.8</text:p>
              </table:table-cell>
              <table:table-cell office:value-type="float" office:value="3497.9">
                <text:p>3497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106940.2">
                <text:p>106940.2</text:p>
              </table:table-cell>
              <table:table-cell office:value-type="float" office:value="9698.4">
                <text:p>9698.4</text:p>
              </table:table-cell>
              <table:table-cell office:value-type="float" office:value="1190.1">
                <text:p>1190.1</text:p>
              </table:table-cell>
              <table:table-cell office:value-type="float" office:value="1013.3">
                <text:p>1013.3</text:p>
              </table:table-cell>
              <table:table-cell office:value-type="float" office:value="NaN">
                <text:p>NaN</text:p>
              </table:table-cell>
              <table:table-cell office:value-type="float" office:value="1205.1">
                <text:p>1205.1</text:p>
              </table:table-cell>
              <table:table-cell office:value-type="float" office:value="1011.9">
                <text:p>1011.9</text:p>
              </table:table-cell>
              <table:table-cell office:value-type="float" office:value="3512.9">
                <text:p>3512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110417.6">
                <text:p>110417.6</text:p>
              </table:table-cell>
              <table:table-cell office:value-type="float" office:value="11183.2">
                <text:p>11183.2</text:p>
              </table:table-cell>
              <table:table-cell office:value-type="float" office:value="1184.5">
                <text:p>1184.5</text:p>
              </table:table-cell>
              <table:table-cell office:value-type="float" office:value="1025.7">
                <text:p>1025.7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1022.4">
                <text:p>1022.4</text:p>
              </table:table-cell>
              <table:table-cell office:value-type="float" office:value="3485.4">
                <text:p>3485.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110978.9">
                <text:p>110978.9</text:p>
              </table:table-cell>
              <table:table-cell office:value-type="float" office:value="12294.4">
                <text:p>12294.4</text:p>
              </table:table-cell>
              <table:table-cell office:value-type="float" office:value="1215.9">
                <text:p>1215.9</text:p>
              </table:table-cell>
              <table:table-cell office:value-type="float" office:value="1040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1234.2">
                <text:p>1234.2</text:p>
              </table:table-cell>
              <table:table-cell office:value-type="float" office:value="1035.5">
                <text:p>1035.5</text:p>
              </table:table-cell>
              <table:table-cell office:value-type="float" office:value="3594.8">
                <text:p>3594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113448">
                <text:p>113448</text:p>
              </table:table-cell>
              <table:table-cell office:value-type="float" office:value="12811.4">
                <text:p>12811.4</text:p>
              </table:table-cell>
              <table:table-cell office:value-type="float" office:value="1211.5">
                <text:p>1211.5</text:p>
              </table:table-cell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1251.3">
                <text:p>1251.3</text:p>
              </table:table-cell>
              <table:table-cell office:value-type="float" office:value="1050.1">
                <text:p>1050.1</text:p>
              </table:table-cell>
              <table:table-cell office:value-type="float" office:value="3660.6">
                <text:p>3660.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115753.9">
                <text:p>115753.9</text:p>
              </table:table-cell>
              <table:table-cell office:value-type="float" office:value="12858.9">
                <text:p>12858.9</text:p>
              </table:table-cell>
              <table:table-cell office:value-type="float" office:value="1247.5">
                <text:p>1247.5</text:p>
              </table:table-cell>
              <table:table-cell office:value-type="float" office:value="1063.6">
                <text:p>1063.6</text:p>
              </table:table-cell>
              <table:table-cell office:value-type="float" office:value="NaN">
                <text:p>NaN</text:p>
              </table:table-cell>
              <table:table-cell office:value-type="float" office:value="1263.2">
                <text:p>1263.2</text:p>
              </table:table-cell>
              <table:table-cell office:value-type="float" office:value="1060.5">
                <text:p>1060.5</text:p>
              </table:table-cell>
              <table:table-cell office:value-type="float" office:value="3678.9">
                <text:p>3678.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120029">
                <text:p>120029</text:p>
              </table:table-cell>
              <table:table-cell office:value-type="float" office:value="14034.5">
                <text:p>14034.5</text:p>
              </table:table-cell>
              <table:table-cell office:value-type="float" office:value="1239.9">
                <text:p>1239.9</text:p>
              </table:table-cell>
              <table:table-cell office:value-type="float" office:value="1077.1">
                <text:p>1077.1</text:p>
              </table:table-cell>
              <table:table-cell office:value-type="float" office:value="NaN">
                <text:p>NaN</text:p>
              </table:table-cell>
              <table:table-cell office:value-type="float" office:value="1281.8">
                <text:p>1281.8</text:p>
              </table:table-cell>
              <table:table-cell office:value-type="float" office:value="1076.6">
                <text:p>1076.6</text:p>
              </table:table-cell>
              <table:table-cell office:value-type="float" office:value="3686.7">
                <text:p>3686.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123097.6">
                <text:p>123097.6</text:p>
              </table:table-cell>
              <table:table-cell office:value-type="float" office:value="14358.4">
                <text:p>14358.4</text:p>
              </table:table-cell>
              <table:table-cell office:value-type="float" office:value="1275">
                <text:p>1275</text:p>
              </table:table-cell>
              <table:table-cell office:value-type="float" office:value="1086.2">
                <text:p>1086.2</text:p>
              </table:table-cell>
              <table:table-cell office:value-type="float" office:value="NaN">
                <text:p>NaN</text:p>
              </table:table-cell>
              <table:table-cell office:value-type="float" office:value="1292.2">
                <text:p>1292.2</text:p>
              </table:table-cell>
              <table:table-cell office:value-type="float" office:value="1084.8">
                <text:p>1084.8</text:p>
              </table:table-cell>
              <table:table-cell office:value-type="float" office:value="3727.7">
                <text:p>3727.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125392.2">
                <text:p>125392.2</text:p>
              </table:table-cell>
              <table:table-cell office:value-type="float" office:value="14513.9">
                <text:p>14513.9</text:p>
              </table:table-cell>
              <table:table-cell office:value-type="float" office:value="1266.5">
                <text:p>1266.5</text:p>
              </table:table-cell>
              <table:table-cell office:value-type="float" office:value="1098.8">
                <text:p>1098.8</text:p>
              </table:table-cell>
              <table:table-cell office:value-type="float" office:value="NaN">
                <text:p>NaN</text:p>
              </table:table-cell>
              <table:table-cell office:value-type="float" office:value="1308.9">
                <text:p>1308.9</text:p>
              </table:table-cell>
              <table:table-cell office:value-type="float" office:value="1095">
                <text:p>1095</text:p>
              </table:table-cell>
              <table:table-cell office:value-type="float" office:value="3811.8">
                <text:p>3811.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126936.5">
                <text:p>126936.5</text:p>
              </table:table-cell>
              <table:table-cell office:value-type="float" office:value="19906.5">
                <text:p>19906.5</text:p>
              </table:table-cell>
              <table:table-cell office:value-type="float" office:value="1299.1">
                <text:p>1299.1</text:p>
              </table:table-cell>
              <table:table-cell office:value-type="float" office:value="1112.6">
                <text:p>1112.6</text:p>
              </table:table-cell>
              <table:table-cell office:value-type="float" office:value="NaN">
                <text:p>NaN</text:p>
              </table:table-cell>
              <table:table-cell office:value-type="float" office:value="1324.3">
                <text:p>1324.3</text:p>
              </table:table-cell>
              <table:table-cell office:value-type="float" office:value="1107.2">
                <text:p>1107.2</text:p>
              </table:table-cell>
              <table:table-cell office:value-type="float" office:value="3824.9">
                <text:p>3824.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130594.7">
                <text:p>130594.7</text:p>
              </table:table-cell>
              <table:table-cell office:value-type="float" office:value="20002">
                <text:p>20002</text:p>
              </table:table-cell>
              <table:table-cell office:value-type="float" office:value="1295.4">
                <text:p>1295.4</text:p>
              </table:table-cell>
              <table:table-cell office:value-type="float" office:value="1123.2">
                <text:p>1123.2</text:p>
              </table:table-cell>
              <table:table-cell office:value-type="float" office:value="NaN">
                <text:p>NaN</text:p>
              </table:table-cell>
              <table:table-cell office:value-type="float" office:value="1333.6">
                <text:p>1333.6</text:p>
              </table:table-cell>
              <table:table-cell office:value-type="float" office:value="1118.4">
                <text:p>1118.4</text:p>
              </table:table-cell>
              <table:table-cell office:value-type="float" office:value="3744.4">
                <text:p>3744.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133024">
                <text:p>133024</text:p>
              </table:table-cell>
              <table:table-cell office:value-type="float" office:value="20361.9">
                <text:p>20361.9</text:p>
              </table:table-cell>
              <table:table-cell office:value-type="float" office:value="1328.2">
                <text:p>1328.2</text:p>
              </table:table-cell>
              <table:table-cell office:value-type="float" office:value="1136.6">
                <text:p>1136.6</text:p>
              </table:table-cell>
              <table:table-cell office:value-type="float" office:value="NaN">
                <text:p>NaN</text:p>
              </table:table-cell>
              <table:table-cell office:value-type="float" office:value="1350.6">
                <text:p>1350.6</text:p>
              </table:table-cell>
              <table:table-cell office:value-type="float" office:value="1132">
                <text:p>1132</text:p>
              </table:table-cell>
              <table:table-cell office:value-type="float" office:value="3922.8">
                <text:p>3922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134300.8">
                <text:p>134300.8</text:p>
              </table:table-cell>
              <table:table-cell office:value-type="float" office:value="20625.1">
                <text:p>20625.1</text:p>
              </table:table-cell>
              <table:table-cell office:value-type="float" office:value="1324.6">
                <text:p>1324.6</text:p>
              </table:table-cell>
              <table:table-cell office:value-type="float" office:value="1148.7">
                <text:p>1148.7</text:p>
              </table:table-cell>
              <table:table-cell office:value-type="float" office:value="NaN">
                <text:p>NaN</text:p>
              </table:table-cell>
              <table:table-cell office:value-type="float" office:value="1363.4">
                <text:p>1363.4</text:p>
              </table:table-cell>
              <table:table-cell office:value-type="float" office:value="1145.3">
                <text:p>1145.3</text:p>
              </table:table-cell>
              <table:table-cell office:value-type="float" office:value="3973.8">
                <text:p>3973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138070.8">
                <text:p>138070.8</text:p>
              </table:table-cell>
              <table:table-cell office:value-type="float" office:value="20836.4">
                <text:p>20836.4</text:p>
              </table:table-cell>
              <table:table-cell office:value-type="float" office:value="1360">
                <text:p>1360</text:p>
              </table:table-cell>
              <table:table-cell office:value-type="float" office:value="1161.1">
                <text:p>1161.1</text:p>
              </table:table-cell>
              <table:table-cell office:value-type="float" office:value="NaN">
                <text:p>NaN</text:p>
              </table:table-cell>
              <table:table-cell office:value-type="float" office:value="1378.2">
                <text:p>1378.2</text:p>
              </table:table-cell>
              <table:table-cell office:value-type="float" office:value="1158.5">
                <text:p>1158.5</text:p>
              </table:table-cell>
              <table:table-cell office:value-type="float" office:value="3999.6">
                <text:p>3999.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141972.8">
                <text:p>141972.8</text:p>
              </table:table-cell>
              <table:table-cell office:value-type="float" office:value="21180.6">
                <text:p>21180.6</text:p>
              </table:table-cell>
              <table:table-cell office:value-type="float" office:value="1352.1">
                <text:p>1352.1</text:p>
              </table:table-cell>
              <table:table-cell office:value-type="float" office:value="1176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1388.6">
                <text:p>1388.6</text:p>
              </table:table-cell>
              <table:table-cell office:value-type="float" office:value="1169.6">
                <text:p>1169.6</text:p>
              </table:table-cell>
              <table:table-cell office:value-type="float" office:value="4061.7">
                <text:p>4061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144496.6">
                <text:p>144496.6</text:p>
              </table:table-cell>
              <table:table-cell office:value-type="float" office:value="21475.7">
                <text:p>21475.7</text:p>
              </table:table-cell>
              <table:table-cell office:value-type="float" office:value="1387.7">
                <text:p>1387.7</text:p>
              </table:table-cell>
              <table:table-cell office:value-type="float" office:value="1188.5">
                <text:p>1188.5</text:p>
              </table:table-cell>
              <table:table-cell office:value-type="float" office:value="NaN">
                <text:p>NaN</text:p>
              </table:table-cell>
              <table:table-cell office:value-type="float" office:value="1408.3">
                <text:p>1408.3</text:p>
              </table:table-cell>
              <table:table-cell office:value-type="float" office:value="1179.9">
                <text:p>1179.9</text:p>
              </table:table-cell>
              <table:table-cell office:value-type="float" office:value="4067.7">
                <text:p>4067.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145864.6">
                <text:p>145864.6</text:p>
              </table:table-cell>
              <table:table-cell office:value-type="float" office:value="21617.1">
                <text:p>21617.1</text:p>
              </table:table-cell>
              <table:table-cell office:value-type="float" office:value="1382.8">
                <text:p>1382.8</text:p>
              </table:table-cell>
              <table:table-cell office:value-type="float" office:value="1200.4">
                <text:p>1200.4</text:p>
              </table:table-cell>
              <table:table-cell office:value-type="float" office:value="NaN">
                <text:p>NaN</text:p>
              </table:table-cell>
              <table:table-cell office:value-type="float" office:value="1417.6">
                <text:p>1417.6</text:p>
              </table:table-cell>
              <table:table-cell office:value-type="float" office:value="1191.7">
                <text:p>1191.7</text:p>
              </table:table-cell>
              <table:table-cell office:value-type="float" office:value="4122.3">
                <text:p>4122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148332.8">
                <text:p>148332.8</text:p>
              </table:table-cell>
              <table:table-cell office:value-type="float" office:value="21732.9">
                <text:p>21732.9</text:p>
              </table:table-cell>
              <table:table-cell office:value-type="float" office:value="1414.5">
                <text:p>1414.5</text:p>
              </table:table-cell>
              <table:table-cell office:value-type="float" office:value="1210.7">
                <text:p>1210.7</text:p>
              </table:table-cell>
              <table:table-cell office:value-type="float" office:value="NaN">
                <text:p>NaN</text:p>
              </table:table-cell>
              <table:table-cell office:value-type="float" office:value="1433.6">
                <text:p>1433.6</text:p>
              </table:table-cell>
              <table:table-cell office:value-type="float" office:value="1206.6">
                <text:p>1206.6</text:p>
              </table:table-cell>
              <table:table-cell office:value-type="float" office:value="4205.4">
                <text:p>4205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153117.5">
                <text:p>153117.5</text:p>
              </table:table-cell>
              <table:table-cell office:value-type="float" office:value="22520.1">
                <text:p>22520.1</text:p>
              </table:table-cell>
              <table:table-cell office:value-type="float" office:value="1410">
                <text:p>1410</text:p>
              </table:table-cell>
              <table:table-cell office:value-type="float" office:value="1224.5">
                <text:p>1224.5</text:p>
              </table:table-cell>
              <table:table-cell office:value-type="float" office:value="NaN">
                <text:p>NaN</text:p>
              </table:table-cell>
              <table:table-cell office:value-type="float" office:value="1449.1">
                <text:p>1449.1</text:p>
              </table:table-cell>
              <table:table-cell office:value-type="float" office:value="1218.9">
                <text:p>1218.9</text:p>
              </table:table-cell>
              <table:table-cell office:value-type="float" office:value="4218.9">
                <text:p>4218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156996.3">
                <text:p>156996.3</text:p>
              </table:table-cell>
              <table:table-cell office:value-type="float" office:value="23543.5">
                <text:p>23543.5</text:p>
              </table:table-cell>
              <table:table-cell office:value-type="float" office:value="1446.3">
                <text:p>1446.3</text:p>
              </table:table-cell>
              <table:table-cell office:value-type="float" office:value="1236.7">
                <text:p>1236.7</text:p>
              </table:table-cell>
              <table:table-cell office:value-type="float" office:value="NaN">
                <text:p>NaN</text:p>
              </table:table-cell>
              <table:table-cell office:value-type="float" office:value="1463.1">
                <text:p>1463.1</text:p>
              </table:table-cell>
              <table:table-cell office:value-type="float" office:value="1231.7">
                <text:p>1231.7</text:p>
              </table:table-cell>
              <table:table-cell office:value-type="float" office:value="4116.9">
                <text:p>4116.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58776.3">
                <text:p>158776.3</text:p>
              </table:table-cell>
              <table:table-cell office:value-type="float" office:value="26084.2">
                <text:p>26084.2</text:p>
              </table:table-cell>
              <table:table-cell office:value-type="float" office:value="1441.2">
                <text:p>1441.2</text:p>
              </table:table-cell>
              <table:table-cell office:value-type="float" office:value="1248.7">
                <text:p>1248.7</text:p>
              </table:table-cell>
              <table:table-cell office:value-type="float" office:value="NaN">
                <text:p>NaN</text:p>
              </table:table-cell>
              <table:table-cell office:value-type="float" office:value="1475.1">
                <text:p>1475.1</text:p>
              </table:table-cell>
              <table:table-cell office:value-type="float" office:value="1241.4">
                <text:p>1241.4</text:p>
              </table:table-cell>
              <table:table-cell office:value-type="float" office:value="4238.4">
                <text:p>4238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60375.5">
                <text:p>160375.5</text:p>
              </table:table-cell>
              <table:table-cell office:value-type="float" office:value="26061.2">
                <text:p>26061.2</text:p>
              </table:table-cell>
              <table:table-cell office:value-type="float" office:value="1467.6">
                <text:p>1467.6</text:p>
              </table:table-cell>
              <table:table-cell office:value-type="float" office:value="1260.3">
                <text:p>1260.3</text:p>
              </table:table-cell>
              <table:table-cell office:value-type="float" office:value="NaN">
                <text:p>NaN</text:p>
              </table:table-cell>
              <table:table-cell office:value-type="float" office:value="1495.7">
                <text:p>1495.7</text:p>
              </table:table-cell>
              <table:table-cell office:value-type="float" office:value="1257">
                <text:p>1257</text:p>
              </table:table-cell>
              <table:table-cell office:value-type="float" office:value="4280.3">
                <text:p>4280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164904.2">
                <text:p>164904.2</text:p>
              </table:table-cell>
              <table:table-cell office:value-type="float" office:value="26945.2">
                <text:p>26945.2</text:p>
              </table:table-cell>
              <table:table-cell office:value-type="float" office:value="1468.6">
                <text:p>1468.6</text:p>
              </table:table-cell>
              <table:table-cell office:value-type="float" office:value="1272.3">
                <text:p>1272.3</text:p>
              </table:table-cell>
              <table:table-cell office:value-type="float" office:value="NaN">
                <text:p>NaN</text:p>
              </table:table-cell>
              <table:table-cell office:value-type="float" office:value="1506.9">
                <text:p>1506.9</text:p>
              </table:table-cell>
              <table:table-cell office:value-type="float" office:value="1267.6">
                <text:p>1267.6</text:p>
              </table:table-cell>
              <table:table-cell office:value-type="float" office:value="4277.3">
                <text:p>4277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66183.2">
                <text:p>166183.2</text:p>
              </table:table-cell>
              <table:table-cell office:value-type="float" office:value="27355.3">
                <text:p>27355.3</text:p>
              </table:table-cell>
              <table:table-cell office:value-type="float" office:value="1499.8">
                <text:p>1499.8</text:p>
              </table:table-cell>
              <table:table-cell office:value-type="float" office:value="1285.6">
                <text:p>1285.6</text:p>
              </table:table-cell>
              <table:table-cell office:value-type="float" office:value="NaN">
                <text:p>NaN</text:p>
              </table:table-cell>
              <table:table-cell office:value-type="float" office:value="1521.6">
                <text:p>1521.6</text:p>
              </table:table-cell>
              <table:table-cell office:value-type="float" office:value="1281">
                <text:p>1281</text:p>
              </table:table-cell>
              <table:table-cell office:value-type="float" office:value="4325.6">
                <text:p>4325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">
                <text:p>103</text:p>
              </table:table-cell>
              <table:table-cell office:value-type="float" office:value="170557.7">
                <text:p>170557.7</text:p>
              </table:table-cell>
              <table:table-cell office:value-type="float" office:value="27937">
                <text:p>27937</text:p>
              </table:table-cell>
              <table:table-cell office:value-type="float" office:value="1497.4">
                <text:p>1497.4</text:p>
              </table:table-cell>
              <table:table-cell office:value-type="float" office:value="1298.7">
                <text:p>1298.7</text:p>
              </table:table-cell>
              <table:table-cell office:value-type="float" office:value="NaN">
                <text:p>NaN</text:p>
              </table:table-cell>
              <table:table-cell office:value-type="float" office:value="1532.9">
                <text:p>1532.9</text:p>
              </table:table-cell>
              <table:table-cell office:value-type="float" office:value="1293.5">
                <text:p>1293.5</text:p>
              </table:table-cell>
              <table:table-cell office:value-type="float" office:value="4452.8">
                <text:p>4452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72031.6">
                <text:p>172031.6</text:p>
              </table:table-cell>
              <table:table-cell office:value-type="float" office:value="44704.1">
                <text:p>44704.1</text:p>
              </table:table-cell>
              <table:table-cell office:value-type="float" office:value="1536">
                <text:p>1536</text:p>
              </table:table-cell>
              <table:table-cell office:value-type="float" office:value="1310.9">
                <text:p>1310.9</text:p>
              </table:table-cell>
              <table:table-cell office:value-type="float" office:value="NaN">
                <text:p>NaN</text:p>
              </table:table-cell>
              <table:table-cell office:value-type="float" office:value="1544.8">
                <text:p>1544.8</text:p>
              </table:table-cell>
              <table:table-cell office:value-type="float" office:value="1302.8">
                <text:p>1302.8</text:p>
              </table:table-cell>
              <table:table-cell office:value-type="float" office:value="4510.7">
                <text:p>4510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">
                <text:p>105</text:p>
              </table:table-cell>
              <table:table-cell office:value-type="float" office:value="176611">
                <text:p>176611</text:p>
              </table:table-cell>
              <table:table-cell office:value-type="float" office:value="46140.9">
                <text:p>46140.9</text:p>
              </table:table-cell>
              <table:table-cell office:value-type="float" office:value="1543.4">
                <text:p>1543.4</text:p>
              </table:table-cell>
              <table:table-cell office:value-type="float" office:value="1321.7">
                <text:p>1321.7</text:p>
              </table:table-cell>
              <table:table-cell office:value-type="float" office:value="NaN">
                <text:p>NaN</text:p>
              </table:table-cell>
              <table:table-cell office:value-type="float" office:value="1563.2">
                <text:p>1563.2</text:p>
              </table:table-cell>
              <table:table-cell office:value-type="float" office:value="1312.7">
                <text:p>1312.7</text:p>
              </table:table-cell>
              <table:table-cell office:value-type="float" office:value="4451.9">
                <text:p>4451.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78838">
                <text:p>178838</text:p>
              </table:table-cell>
              <table:table-cell office:value-type="float" office:value="46575.9">
                <text:p>46575.9</text:p>
              </table:table-cell>
              <table:table-cell office:value-type="float" office:value="1557.2">
                <text:p>1557.2</text:p>
              </table:table-cell>
              <table:table-cell office:value-type="float" office:value="1331.2">
                <text:p>1331.2</text:p>
              </table:table-cell>
              <table:table-cell office:value-type="float" office:value="NaN">
                <text:p>NaN</text:p>
              </table:table-cell>
              <table:table-cell office:value-type="float" office:value="1582.2">
                <text:p>1582.2</text:p>
              </table:table-cell>
              <table:table-cell office:value-type="float" office:value="1328.6">
                <text:p>1328.6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181915.2">
                <text:p>181915.2</text:p>
              </table:table-cell>
              <table:table-cell office:value-type="float" office:value="46582.9">
                <text:p>46582.9</text:p>
              </table:table-cell>
              <table:table-cell office:value-type="float" office:value="1570.5">
                <text:p>1570.5</text:p>
              </table:table-cell>
              <table:table-cell office:value-type="float" office:value="1343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1591.9">
                <text:p>1591.9</text:p>
              </table:table-cell>
              <table:table-cell office:value-type="float" office:value="1338.6">
                <text:p>1338.6</text:p>
              </table:table-cell>
              <table:table-cell office:value-type="float" office:value="4533.6">
                <text:p>4533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186004.5">
                <text:p>186004.5</text:p>
              </table:table-cell>
              <table:table-cell office:value-type="float" office:value="47389.3">
                <text:p>47389.3</text:p>
              </table:table-cell>
              <table:table-cell office:value-type="float" office:value="1585.9">
                <text:p>1585.9</text:p>
              </table:table-cell>
              <table:table-cell office:value-type="float" office:value="1356.9">
                <text:p>1356.9</text:p>
              </table:table-cell>
              <table:table-cell office:value-type="float" office:value="NaN">
                <text:p>NaN</text:p>
              </table:table-cell>
              <table:table-cell office:value-type="float" office:value="1608.9">
                <text:p>1608.9</text:p>
              </table:table-cell>
              <table:table-cell office:value-type="float" office:value="1353.4">
                <text:p>1353.4</text:p>
              </table:table-cell>
              <table:table-cell office:value-type="float" office:value="4659.8">
                <text:p>4659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189851">
                <text:p>189851</text:p>
              </table:table-cell>
              <table:table-cell office:value-type="float" office:value="47919.3">
                <text:p>47919.3</text:p>
              </table:table-cell>
              <table:table-cell office:value-type="float" office:value="1601.2">
                <text:p>1601.2</text:p>
              </table:table-cell>
              <table:table-cell office:value-type="float" office:value="1372.2">
                <text:p>1372.2</text:p>
              </table:table-cell>
              <table:table-cell office:value-type="float" office:value="NaN">
                <text:p>NaN</text:p>
              </table:table-cell>
              <table:table-cell office:value-type="float" office:value="1623">
                <text:p>1623</text:p>
              </table:table-cell>
              <table:table-cell office:value-type="float" office:value="1364">
                <text:p>1364</text:p>
              </table:table-cell>
              <table:table-cell office:value-type="float" office:value="4672.4">
                <text:p>4672.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193928.1">
                <text:p>193928.1</text:p>
              </table:table-cell>
              <table:table-cell office:value-type="float" office:value="48560.2">
                <text:p>48560.2</text:p>
              </table:table-cell>
              <table:table-cell office:value-type="float" office:value="1617">
                <text:p>1617</text:p>
              </table:table-cell>
              <table:table-cell office:value-type="float" office:value="1381.9">
                <text:p>1381.9</text:p>
              </table:table-cell>
              <table:table-cell office:value-type="float" office:value="NaN">
                <text:p>NaN</text:p>
              </table:table-cell>
              <table:table-cell office:value-type="float" office:value="1633.9">
                <text:p>1633.9</text:p>
              </table:table-cell>
              <table:table-cell office:value-type="float" office:value="1372">
                <text:p>1372</text:p>
              </table:table-cell>
              <table:table-cell office:value-type="float" office:value="4828.9">
                <text:p>4828.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94757.2">
                <text:p>194757.2</text:p>
              </table:table-cell>
              <table:table-cell office:value-type="float" office:value="48767.7">
                <text:p>48767.7</text:p>
              </table:table-cell>
              <table:table-cell office:value-type="float" office:value="1626.8">
                <text:p>1626.8</text:p>
              </table:table-cell>
              <table:table-cell office:value-type="float" office:value="1392.9">
                <text:p>1392.9</text:p>
              </table:table-cell>
              <table:table-cell office:value-type="float" office:value="NaN">
                <text:p>NaN</text:p>
              </table:table-cell>
              <table:table-cell office:value-type="float" office:value="1651.7">
                <text:p>1651.7</text:p>
              </table:table-cell>
              <table:table-cell office:value-type="float" office:value="1388.8">
                <text:p>1388.8</text:p>
              </table:table-cell>
              <table:table-cell office:value-type="float" office:value="4737.9">
                <text:p>4737.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97556.2">
                <text:p>197556.2</text:p>
              </table:table-cell>
              <table:table-cell office:value-type="float" office:value="49728.4">
                <text:p>49728.4</text:p>
              </table:table-cell>
              <table:table-cell office:value-type="float" office:value="1642.8">
                <text:p>1642.8</text:p>
              </table:table-cell>
              <table:table-cell office:value-type="float" office:value="1405.1">
                <text:p>1405.1</text:p>
              </table:table-cell>
              <table:table-cell office:value-type="float" office:value="NaN">
                <text:p>NaN</text:p>
              </table:table-cell>
              <table:table-cell office:value-type="float" office:value="1666.2">
                <text:p>1666.2</text:p>
              </table:table-cell>
              <table:table-cell office:value-type="float" office:value="1406.8">
                <text:p>1406.8</text:p>
              </table:table-cell>
              <table:table-cell office:value-type="float" office:value="4815.3">
                <text:p>4815.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202458.3">
                <text:p>202458.3</text:p>
              </table:table-cell>
              <table:table-cell office:value-type="float" office:value="51044.6">
                <text:p>51044.6</text:p>
              </table:table-cell>
              <table:table-cell office:value-type="float" office:value="1656.2">
                <text:p>1656.2</text:p>
              </table:table-cell>
              <table:table-cell office:value-type="float" office:value="1416.4">
                <text:p>1416.4</text:p>
              </table:table-cell>
              <table:table-cell office:value-type="float" office:value="NaN">
                <text:p>NaN</text:p>
              </table:table-cell>
              <table:table-cell office:value-type="float" office:value="1679.1">
                <text:p>1679.1</text:p>
              </table:table-cell>
              <table:table-cell office:value-type="float" office:value="1416.1">
                <text:p>1416.1</text:p>
              </table:table-cell>
              <table:table-cell office:value-type="float" office:value="4830.5">
                <text:p>4830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204811">
                <text:p>204811</text:p>
              </table:table-cell>
              <table:table-cell office:value-type="float" office:value="65018.3">
                <text:p>65018.3</text:p>
              </table:table-cell>
              <table:table-cell office:value-type="float" office:value="1675.1">
                <text:p>1675.1</text:p>
              </table:table-cell>
              <table:table-cell office:value-type="float" office:value="1428.8">
                <text:p>1428.8</text:p>
              </table:table-cell>
              <table:table-cell office:value-type="float" office:value="NaN">
                <text:p>NaN</text:p>
              </table:table-cell>
              <table:table-cell office:value-type="float" office:value="1693.8">
                <text:p>1693.8</text:p>
              </table:table-cell>
              <table:table-cell office:value-type="float" office:value="1427.8">
                <text:p>1427.8</text:p>
              </table:table-cell>
              <table:table-cell office:value-type="float" office:value="4881.5">
                <text:p>4881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208781.5">
                <text:p>208781.5</text:p>
              </table:table-cell>
              <table:table-cell office:value-type="float" office:value="65021.7">
                <text:p>65021.7</text:p>
              </table:table-cell>
              <table:table-cell office:value-type="float" office:value="1675.6">
                <text:p>1675.6</text:p>
              </table:table-cell>
              <table:table-cell office:value-type="float" office:value="1444.6">
                <text:p>1444.6</text:p>
              </table:table-cell>
              <table:table-cell office:value-type="float" office:value="NaN">
                <text:p>NaN</text:p>
              </table:table-cell>
              <table:table-cell office:value-type="float" office:value="1707.4">
                <text:p>1707.4</text:p>
              </table:table-cell>
              <table:table-cell office:value-type="float" office:value="1439.2">
                <text:p>1439.2</text:p>
              </table:table-cell>
              <table:table-cell office:value-type="float" office:value="4876.2">
                <text:p>4876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212627.1">
                <text:p>212627.1</text:p>
              </table:table-cell>
              <table:table-cell office:value-type="float" office:value="64865">
                <text:p>64865</text:p>
              </table:table-cell>
              <table:table-cell office:value-type="float" office:value="1706.6">
                <text:p>1706.6</text:p>
              </table:table-cell>
              <table:table-cell office:value-type="float" office:value="1453.6">
                <text:p>1453.6</text:p>
              </table:table-cell>
              <table:table-cell office:value-type="float" office:value="NaN">
                <text:p>NaN</text:p>
              </table:table-cell>
              <table:table-cell office:value-type="float" office:value="1720.6">
                <text:p>1720.6</text:p>
              </table:table-cell>
              <table:table-cell office:value-type="float" office:value="1454.4">
                <text:p>1454.4</text:p>
              </table:table-cell>
              <table:table-cell office:value-type="float" office:value="5004.5">
                <text:p>5004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217088.5">
                <text:p>217088.5</text:p>
              </table:table-cell>
              <table:table-cell office:value-type="float" office:value="64613.6">
                <text:p>64613.6</text:p>
              </table:table-cell>
              <table:table-cell office:value-type="float" office:value="1703">
                <text:p>1703</text:p>
              </table:table-cell>
              <table:table-cell office:value-type="float" office:value="1469.7">
                <text:p>1469.7</text:p>
              </table:table-cell>
              <table:table-cell office:value-type="float" office:value="NaN">
                <text:p>NaN</text:p>
              </table:table-cell>
              <table:table-cell office:value-type="float" office:value="1740.9">
                <text:p>1740.9</text:p>
              </table:table-cell>
              <table:table-cell office:value-type="float" office:value="1473.8">
                <text:p>1473.8</text:p>
              </table:table-cell>
              <table:table-cell office:value-type="float" office:value="5008.2">
                <text:p>5008.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218729.9">
                <text:p>218729.9</text:p>
              </table:table-cell>
              <table:table-cell office:value-type="float" office:value="64050.1">
                <text:p>64050.1</text:p>
              </table:table-cell>
              <table:table-cell office:value-type="float" office:value="1731.5">
                <text:p>1731.5</text:p>
              </table:table-cell>
              <table:table-cell office:value-type="float" office:value="1479.5">
                <text:p>1479.5</text:p>
              </table:table-cell>
              <table:table-cell office:value-type="float" office:value="NaN">
                <text:p>NaN</text:p>
              </table:table-cell>
              <table:table-cell office:value-type="float" office:value="1749.7">
                <text:p>1749.7</text:p>
              </table:table-cell>
              <table:table-cell office:value-type="float" office:value="1485">
                <text:p>1485</text:p>
              </table:table-cell>
              <table:table-cell office:value-type="float" office:value="5115.4">
                <text:p>5115.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221479.1">
                <text:p>221479.1</text:p>
              </table:table-cell>
              <table:table-cell office:value-type="float" office:value="64043.4">
                <text:p>64043.4</text:p>
              </table:table-cell>
              <table:table-cell office:value-type="float" office:value="1731.3">
                <text:p>1731.3</text:p>
              </table:table-cell>
              <table:table-cell office:value-type="float" office:value="1490.7">
                <text:p>1490.7</text:p>
              </table:table-cell>
              <table:table-cell office:value-type="float" office:value="NaN">
                <text:p>NaN</text:p>
              </table:table-cell>
              <table:table-cell office:value-type="float" office:value="1770.5">
                <text:p>1770.5</text:p>
              </table:table-cell>
              <table:table-cell office:value-type="float" office:value="1505.2">
                <text:p>1505.2</text:p>
              </table:table-cell>
              <table:table-cell office:value-type="float" office:value="5105.5">
                <text:p>5105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225178.1">
                <text:p>225178.1</text:p>
              </table:table-cell>
              <table:table-cell office:value-type="float" office:value="63462.8">
                <text:p>63462.8</text:p>
              </table:table-cell>
              <table:table-cell office:value-type="float" office:value="1745.8">
                <text:p>1745.8</text:p>
              </table:table-cell>
              <table:table-cell office:value-type="float" office:value="1762.2">
                <text:p>1762.2</text:p>
              </table:table-cell>
              <table:table-cell office:value-type="float" office:value="NaN">
                <text:p>NaN</text:p>
              </table:table-cell>
              <table:table-cell office:value-type="float" office:value="1780.1">
                <text:p>1780.1</text:p>
              </table:table-cell>
              <table:table-cell office:value-type="float" office:value="1776.1">
                <text:p>1776.1</text:p>
              </table:table-cell>
              <table:table-cell office:value-type="float" office:value="5150.8">
                <text:p>5150.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230154.8">
                <text:p>230154.8</text:p>
              </table:table-cell>
              <table:table-cell office:value-type="float" office:value="63442.7">
                <text:p>63442.7</text:p>
              </table:table-cell>
              <table:table-cell office:value-type="float" office:value="1744.3">
                <text:p>1744.3</text:p>
              </table:table-cell>
              <table:table-cell office:value-type="float" office:value="1764.9">
                <text:p>1764.9</text:p>
              </table:table-cell>
              <table:table-cell office:value-type="float" office:value="NaN">
                <text:p>NaN</text:p>
              </table:table-cell>
              <table:table-cell office:value-type="float" office:value="1795.3">
                <text:p>1795.3</text:p>
              </table:table-cell>
              <table:table-cell office:value-type="float" office:value="1788.8">
                <text:p>1788.8</text:p>
              </table:table-cell>
              <table:table-cell office:value-type="float" office:value="5136.2">
                <text:p>5136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234308.4">
                <text:p>234308.4</text:p>
              </table:table-cell>
              <table:table-cell office:value-type="float" office:value="63723.9">
                <text:p>63723.9</text:p>
              </table:table-cell>
              <table:table-cell office:value-type="float" office:value="1777.8">
                <text:p>1777.8</text:p>
              </table:table-cell>
              <table:table-cell office:value-type="float" office:value="1794.4">
                <text:p>1794.4</text:p>
              </table:table-cell>
              <table:table-cell office:value-type="float" office:value="NaN">
                <text:p>NaN</text:p>
              </table:table-cell>
              <table:table-cell office:value-type="float" office:value="1806.7">
                <text:p>1806.7</text:p>
              </table:table-cell>
              <table:table-cell office:value-type="float" office:value="1802.3">
                <text:p>1802.3</text:p>
              </table:table-cell>
              <table:table-cell office:value-type="float" office:value="5156.8">
                <text:p>5156.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237817.1">
                <text:p>237817.1</text:p>
              </table:table-cell>
              <table:table-cell office:value-type="float" office:value="63011.8">
                <text:p>63011.8</text:p>
              </table:table-cell>
              <table:table-cell office:value-type="float" office:value="1771.1">
                <text:p>1771.1</text:p>
              </table:table-cell>
              <table:table-cell office:value-type="float" office:value="1786.2">
                <text:p>1786.2</text:p>
              </table:table-cell>
              <table:table-cell office:value-type="float" office:value="NaN">
                <text:p>NaN</text:p>
              </table:table-cell>
              <table:table-cell office:value-type="float" office:value="1823.2">
                <text:p>1823.2</text:p>
              </table:table-cell>
              <table:table-cell office:value-type="float" office:value="1824.5">
                <text:p>1824.5</text:p>
              </table:table-cell>
              <table:table-cell office:value-type="float" office:value="5299.4">
                <text:p>5299.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239062.7">
                <text:p>239062.7</text:p>
              </table:table-cell>
              <table:table-cell office:value-type="float" office:value="62593.6">
                <text:p>62593.6</text:p>
              </table:table-cell>
              <table:table-cell office:value-type="float" office:value="1840.7">
                <text:p>1840.7</text:p>
              </table:table-cell>
              <table:table-cell office:value-type="float" office:value="1852.7">
                <text:p>1852.7</text:p>
              </table:table-cell>
              <table:table-cell office:value-type="float" office:value="NaN">
                <text:p>NaN</text:p>
              </table:table-cell>
              <table:table-cell office:value-type="float" office:value="1865.7">
                <text:p>1865.7</text:p>
              </table:table-cell>
              <table:table-cell office:value-type="float" office:value="1858.7">
                <text:p>1858.7</text:p>
              </table:table-cell>
              <table:table-cell office:value-type="float" office:value="5184.7">
                <text:p>5184.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244673.4">
                <text:p>244673.4</text:p>
              </table:table-cell>
              <table:table-cell office:value-type="float" office:value="62004.2">
                <text:p>62004.2</text:p>
              </table:table-cell>
              <table:table-cell office:value-type="float" office:value="2215">
                <text:p>2215</text:p>
              </table:table-cell>
              <table:table-cell office:value-type="float" office:value="2306.5">
                <text:p>2306.5</text:p>
              </table:table-cell>
              <table:table-cell office:value-type="float" office:value="NaN">
                <text:p>NaN</text:p>
              </table:table-cell>
              <table:table-cell office:value-type="float" office:value="2386.9">
                <text:p>2386.9</text:p>
              </table:table-cell>
              <table:table-cell office:value-type="float" office:value="2228.8">
                <text:p>2228.8</text:p>
              </table:table-cell>
              <table:table-cell office:value-type="float" office:value="5274.8">
                <text:p>5274.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247971.3">
                <text:p>247971.3</text:p>
              </table:table-cell>
              <table:table-cell office:value-type="float" office:value="61866.2">
                <text:p>61866.2</text:p>
              </table:table-cell>
              <table:table-cell office:value-type="float" office:value="2309.3">
                <text:p>2309.3</text:p>
              </table:table-cell>
              <table:table-cell office:value-type="float" office:value="2882.8">
                <text:p>2882.8</text:p>
              </table:table-cell>
              <table:table-cell office:value-type="float" office:value="NaN">
                <text:p>NaN</text:p>
              </table:table-cell>
              <table:table-cell office:value-type="float" office:value="2883.4">
                <text:p>2883.4</text:p>
              </table:table-cell>
              <table:table-cell office:value-type="float" office:value="2371.8">
                <text:p>2371.8</text:p>
              </table:table-cell>
              <table:table-cell office:value-type="float" office:value="5461.1">
                <text:p>5461.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250574.2">
                <text:p>250574.2</text:p>
              </table:table-cell>
              <table:table-cell office:value-type="float" office:value="61555">
                <text:p>61555</text:p>
              </table:table-cell>
              <table:table-cell office:value-type="float" office:value="2218.9">
                <text:p>2218.9</text:p>
              </table:table-cell>
              <table:table-cell office:value-type="float" office:value="3121.3">
                <text:p>3121.3</text:p>
              </table:table-cell>
              <table:table-cell office:value-type="float" office:value="NaN">
                <text:p>NaN</text:p>
              </table:table-cell>
              <table:table-cell office:value-type="float" office:value="3193.5">
                <text:p>3193.5</text:p>
              </table:table-cell>
              <table:table-cell office:value-type="float" office:value="2374.4">
                <text:p>2374.4</text:p>
              </table:table-cell>
              <table:table-cell office:value-type="float" office:value="5587.6">
                <text:p>5587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255716.5">
                <text:p>255716.5</text:p>
              </table:table-cell>
              <table:table-cell office:value-type="float" office:value="63333.4">
                <text:p>63333.4</text:p>
              </table:table-cell>
              <table:table-cell office:value-type="float" office:value="2244.2">
                <text:p>2244.2</text:p>
              </table:table-cell>
              <table:table-cell office:value-type="float" office:value="3228.2">
                <text:p>3228.2</text:p>
              </table:table-cell>
              <table:table-cell office:value-type="float" office:value="NaN">
                <text:p>NaN</text:p>
              </table:table-cell>
              <table:table-cell office:value-type="float" office:value="3367.4">
                <text:p>3367.4</text:p>
              </table:table-cell>
              <table:table-cell office:value-type="float" office:value="2348.3">
                <text:p>2348.3</text:p>
              </table:table-cell>
              <table:table-cell office:value-type="float" office:value="7101.4">
                <text:p>7101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